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pitch="variable"/>
    <style:font-face style:name="DejaVu Sans1" svg:font-family="'DejaVu San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 draw:shadow="hidden"/>
    </style:style>
    <style:style style:name="gr2" style:family="graphic" style:parent-style-name="standard">
      <style:graphic-properties draw:stroke="none" draw:fill="none" draw:textarea-vertical-align="middle" fo:min-height="0cm" fo:min-width="2.54cm" fo:padding-top="0.141cm" fo:padding-bottom="0.141cm" fo:padding-left="0.141cm" fo:padding-right="0.141cm"/>
    </style:style>
    <style:style style:name="gr3" style:family="graphic" style:parent-style-name="standard">
      <style:graphic-properties draw:stroke="none" draw:fill="solid" draw:fill-color="#ffffff" draw:shadow="hidden"/>
    </style:style>
    <style:style style:name="gr4" style:family="graphic" style:parent-style-name="standard">
      <style:graphic-properties draw:stroke="none" draw:fill="none" draw:textarea-vertical-align="middle" fo:min-height="0.518cm" fo:min-width="2.54cm" fo:padding-top="0.141cm" fo:padding-bottom="0.141cm" fo:padding-left="0.141cm" fo:padding-right="0.141cm"/>
    </style:style>
    <style:style style:name="gr5" style:family="graphic" style:parent-style-name="standard">
      <style:graphic-properties draw:stroke="none" draw:fill="none" draw:textarea-vertical-align="middle" fo:min-height="0.418cm" fo:min-width="2.54cm" fo:padding-top="0.141cm" fo:padding-bottom="0.141cm" fo:padding-left="0.141cm" fo:padding-right="0.141cm"/>
    </style:style>
    <style:style style:name="gr6" style:family="graphic" style:parent-style-name="standard">
      <style:graphic-properties draw:stroke="solid" svg:stroke-width="0.025cm" svg:stroke-color="#000000" draw:marker-start="Marker_5f_0" draw:marker-start-width="0.319cm" draw:marker-end="Marker_5f_0" draw:marker-end-width="0.319cm" svg:stroke-opacity="100%" draw:stroke-linejoin="round" draw:fill="none" fo:padding-top="0.137cm" fo:padding-bottom="0.137cm" fo:padding-left="0.262cm" fo:padding-right="0.262cm" draw:shadow="hidden"/>
    </style:style>
    <style:style style:name="gr7" style:family="graphic" style:parent-style-name="standard">
      <style:graphic-properties draw:stroke="none" draw:fill="none" draw:textarea-vertical-align="middle" fo:min-height="0.277cm" fo:min-width="2.54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none" draw:textarea-vertical-align="middle" fo:min-height="0.218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0.118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solid" draw:fill-color="#000000" draw:shadow="hidden"/>
    </style:style>
    <style:style style:name="gr11" style:family="graphic" style:parent-style-name="standard">
      <style:graphic-properties draw:stroke="none" draw:fill="none" draw:textarea-vertical-align="middle" fo:min-height="0.718cm" fo:min-width="2.54cm" fo:padding-top="0.141cm" fo:padding-bottom="0.141cm" fo:padding-left="0.141cm" fo:padding-right="0.141cm"/>
    </style:style>
    <style:style style:name="gr12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13" style:family="graphic" style:parent-style-name="standard">
      <style:graphic-properties draw:stroke="solid" svg:stroke-width="0.025cm" svg:stroke-color="#000000" draw:marker-end="Marker_5f_1" draw:marker-end-width="0.319cm" svg:stroke-opacity="100%" draw:stroke-linejoin="round" draw:fill="none" fo:padding-top="0.137cm" fo:padding-bottom="0.137cm" fo:padding-left="0.262cm" fo:padding-right="0.262cm" draw:shadow="hidden"/>
    </style:style>
    <style:style style:name="gr14" style:family="graphic" style:parent-style-name="standard">
      <style:graphic-properties draw:stroke="solid" svg:stroke-width="0.025cm" svg:stroke-color="#000000" draw:marker-start="Marker_5f_2" draw:marker-start-width="0.319cm" svg:stroke-opacity="100%" draw:stroke-linejoin="round" draw:fill="none" fo:padding-top="0.137cm" fo:padding-bottom="0.137cm" fo:padding-left="0.262cm" fo:padding-right="0.262cm" draw:shadow="hidden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solid" draw:fill-color="#000000"/>
    </style:style>
    <style:style style:name="T1" style:family="text">
      <style:text-properties fo:color="#000000" style:font-name="Arial2" fo:font-size="9pt" fo:font-style="italic" style:font-name-asian="Arial2" style:font-size-asian="9pt" style:font-style-asian="italic" style:font-name-complex="Arial2" style:font-size-complex="9pt" style:font-style-complex="italic"/>
    </style:style>
    <style:style style:name="T2" style:family="text">
      <style:text-properties fo:color="#000000" style:font-name="Arial2" fo:font-size="12pt" fo:font-style="italic" fo:font-weight="bold" style:font-name-asian="Arial2" style:font-size-asian="12pt" style:font-style-asian="italic" style:font-weight-asian="bold" style:font-name-complex="Arial2" style:font-size-complex="12pt" style:font-style-complex="italic" style:font-weight-complex="bold"/>
    </style:style>
    <style:style style:name="T3" style:family="text">
      <style:text-properties fo:color="#000000" style:font-name="Arial2" fo:font-size="12pt" fo:font-style="italic" style:font-name-asian="Arial2" style:font-size-asian="12pt" style:font-style-asian="italic" style:font-name-complex="Arial2" style:font-size-complex="12pt" style:font-style-complex="italic"/>
    </style:style>
    <style:style style:name="T4" style:family="text">
      <style:text-properties fo:color="#000000" style:font-name="Arial2" fo:font-size="11pt" fo:font-style="italic" style:font-name-asian="Arial2" style:font-size-asian="11pt" style:font-style-asian="italic" style:font-name-complex="Arial2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line draw:style-name="gr1" draw:text-style-name="P1" draw:layer="layout" svg:x1="3.581cm" svg:y1="5.962cm" svg:x2="3.581cm" svg:y2="5.648cm">
            <text:p/>
          </draw:line>
          <draw:frame draw:style-name="gr2" draw:text-style-name="P1" draw:layer="layout" svg:width="0.315cm" svg:height="1.219cm" draw:transform="rotate (1.5707963267949) translate (2.972cm 5.963cm)">
            <draw:text-box>
              <text:p/>
            </draw:text-box>
          </draw:frame>
        </draw:g>
        <draw:g>
          <draw:polygon draw:style-name="gr3" draw:text-style-name="P2" draw:layer="layout" svg:width="6cm" svg:height="10cm" svg:x="6.984cm" svg:y="3.979cm" svg:viewBox="0 0 6001 10001" draw:points="0,10001 6001,10001 6001,0 0,0">
            <text:p/>
          </draw:polygon>
          <draw:polygon draw:style-name="gr1" draw:text-style-name="P1" draw:layer="layout" svg:width="6cm" svg:height="10cm" svg:x="6.984cm" svg:y="3.979cm" svg:viewBox="0 0 6001 10001" draw:points="0,10001 6001,10001 6001,0 0,0">
            <text:p/>
          </draw:polygon>
        </draw:g>
        <draw:frame draw:style-name="gr4" draw:text-style-name="P1" draw:layer="layout" svg:width="2.007cm" svg:height="0.8cm" svg:x="6.976cm" svg:y="3.979cm">
          <draw:text-box>
            <text:p text:style-name="P3"><text:span text:style-name="T1">RESET</text:span></text:p>
          </draw:text-box>
        </draw:frame>
        <draw:g>
          <draw:line draw:style-name="gr1" draw:text-style-name="P1" draw:layer="layout" svg:x1="8.984cm" svg:y1="3.979cm" svg:x2="8.944cm" svg:y2="13.98cm">
            <text:p/>
          </draw:line>
          <draw:frame draw:style-name="gr2" draw:text-style-name="P1" draw:layer="layout" svg:width="10cm" svg:height="1.219cm" draw:transform="rotate (-1.57463605114929) translate (9.592cm 3.981cm)">
            <draw:text-box>
              <text:p/>
            </draw:text-box>
          </draw:frame>
        </draw:g>
        <draw:g>
          <draw:line draw:style-name="gr1" draw:text-style-name="P1" draw:layer="layout" svg:x1="6.976cm" svg:y1="6.78cm" svg:x2="8.975cm" svg:y2="6.78cm">
            <text:p/>
          </draw:line>
          <draw:frame draw:style-name="gr2" draw:text-style-name="P1" draw:layer="layout" svg:width="2cm" svg:height="1.219cm" svg:x="6.976cm" svg:y="6.171cm">
            <draw:text-box>
              <text:p/>
            </draw:text-box>
          </draw:frame>
        </draw:g>
        <draw:g>
          <draw:line draw:style-name="gr1" draw:text-style-name="P1" draw:layer="layout" svg:x1="10.983cm" svg:y1="3.979cm" svg:x2="10.986cm" svg:y2="13.98cm">
            <text:p/>
          </draw:line>
          <draw:frame draw:style-name="gr2" draw:text-style-name="P1" draw:layer="layout" svg:width="10cm" svg:height="1.219cm" draw:transform="rotate (-1.5706217938697) translate (11.592cm 3.979cm)">
            <draw:text-box>
              <text:p/>
            </draw:text-box>
          </draw:frame>
        </draw:g>
        <draw:frame draw:style-name="gr5" draw:text-style-name="P1" draw:layer="layout" svg:width="2cm" svg:height="0.757cm" svg:x="8.976cm" svg:y="4.201cm">
          <draw:text-box>
            <text:p text:style-name="P3"><text:span text:style-name="T2">CPU</text:span></text:p>
          </draw:text-box>
        </draw:frame>
        <draw:frame draw:style-name="gr4" draw:text-style-name="P1" draw:layer="layout" svg:width="2.005cm" svg:height="0.8cm" svg:x="10.979cm" svg:y="4.78cm">
          <draw:text-box>
            <text:p text:style-name="P3"><text:span text:style-name="T1">(SCK)PB5</text:span></text:p>
          </draw:text-box>
        </draw:frame>
        <draw:g>
          <draw:polygon draw:style-name="gr3" draw:text-style-name="P2" draw:layer="layout" svg:width="0.2cm" svg:height="0.19cm" svg:x="11.944cm" svg:y="4.029cm" svg:viewBox="0 0 201 191" draw:points="0,191 100,0 201,191">
            <text:p/>
          </draw:polygon>
          <draw:polygon draw:style-name="gr1" draw:text-style-name="P1" draw:layer="layout" svg:width="0.2cm" svg:height="0.19cm" svg:x="11.944cm" svg:y="4.029cm" svg:viewBox="0 0 201 191" draw:points="0,191 100,0 201,191">
            <text:p/>
          </draw:polygon>
        </draw:g>
        <draw:g>
          <draw:polygon draw:style-name="gr3" draw:text-style-name="P2" draw:layer="layout" svg:width="0.2cm" svg:height="0.19cm" svg:x="11.944cm" svg:y="4.219cm" svg:viewBox="0 0 201 191" draw:points="201,0 100,191 0,0">
            <text:p/>
          </draw:polygon>
          <draw:polygon draw:style-name="gr1" draw:text-style-name="P1" draw:layer="layout" svg:width="0.2cm" svg:height="0.19cm" svg:x="11.944cm" svg:y="4.219cm" svg:viewBox="0 0 201 191" draw:points="201,0 100,191 0,0">
            <text:p/>
          </draw:polygon>
        </draw:g>
        <draw:line draw:style-name="gr6" draw:text-style-name="P1" draw:layer="layout" svg:x1="11.604cm" svg:y1="4.529cm" svg:x2="12.443cm" svg:y2="4.529cm">
          <text:p/>
        </draw:line>
        <draw:g>
          <draw:line draw:style-name="gr1" draw:text-style-name="P1" draw:layer="layout" svg:x1="12.976cm" svg:y1="5.179cm" svg:x2="14.932cm" svg:y2="5.179cm">
            <text:p/>
          </draw:line>
          <draw:frame draw:style-name="gr2" draw:text-style-name="P1" draw:layer="layout" svg:width="1.957cm" svg:height="1.219cm" svg:x="12.976cm" svg:y="4.57cm">
            <draw:text-box>
              <text:p/>
            </draw:text-box>
          </draw:frame>
        </draw:g>
        <draw:g>
          <draw:line draw:style-name="gr1" draw:text-style-name="P1" draw:layer="layout" svg:x1="6.983cm" svg:y1="3.979cm" svg:x2="8.982cm" svg:y2="3.979cm">
            <text:p/>
          </draw:line>
          <draw:frame draw:style-name="gr2" draw:text-style-name="P1" draw:layer="layout" svg:width="2cm" svg:height="1.219cm" svg:x="6.983cm" svg:y="3.37cm">
            <draw:text-box>
              <text:p/>
            </draw:text-box>
          </draw:frame>
        </draw:g>
        <draw:g>
          <draw:line draw:style-name="gr1" draw:text-style-name="P1" draw:layer="layout" svg:x1="6.976cm" svg:y1="5.579cm" svg:x2="8.975cm" svg:y2="5.579cm">
            <text:p/>
          </draw:line>
          <draw:frame draw:style-name="gr2" draw:text-style-name="P1" draw:layer="layout" svg:width="2cm" svg:height="1.219cm" svg:x="6.976cm" svg:y="4.97cm">
            <draw:text-box>
              <text:p/>
            </draw:text-box>
          </draw:frame>
        </draw:g>
        <draw:g>
          <draw:line draw:style-name="gr1" draw:text-style-name="P1" draw:layer="layout" svg:x1="6.976cm" svg:y1="4.78cm" svg:x2="8.975cm" svg:y2="4.78cm">
            <text:p/>
          </draw:line>
          <draw:frame draw:style-name="gr2" draw:text-style-name="P1" draw:layer="layout" svg:width="2cm" svg:height="1.219cm" svg:x="6.976cm" svg:y="4.171cm">
            <draw:text-box>
              <text:p/>
            </draw:text-box>
          </draw:frame>
        </draw:g>
        <draw:g>
          <draw:line draw:style-name="gr1" draw:text-style-name="P1" draw:layer="layout" svg:x1="4.352cm" svg:y1="4.379cm" svg:x2="6.963cm" svg:y2="4.379cm">
            <text:p/>
          </draw:line>
          <draw:frame draw:style-name="gr2" draw:text-style-name="P1" draw:layer="layout" svg:width="2.612cm" svg:height="1.219cm" svg:x="4.352cm" svg:y="3.77cm">
            <draw:text-box>
              <text:p/>
            </draw:text-box>
          </draw:frame>
        </draw:g>
        <draw:frame draw:style-name="gr7" draw:text-style-name="P1" draw:layer="layout" svg:width="0.5cm" svg:height="0.639cm" svg:x="6.304cm" svg:y="3.88cm">
          <draw:text-box>
            <text:p text:style-name="P3"><text:span text:style-name="T1">1</text:span></text:p>
          </draw:text-box>
        </draw:frame>
        <draw:frame draw:style-name="gr4" draw:text-style-name="P1" draw:layer="layout" svg:width="2.007cm" svg:height="0.8cm" svg:x="6.974cm" svg:y="5.579cm">
          <draw:text-box>
            <text:p text:style-name="P3"><text:span text:style-name="T1">XTAL2</text:span></text:p>
          </draw:text-box>
        </draw:frame>
        <draw:g>
          <draw:line draw:style-name="gr1" draw:text-style-name="P1" draw:layer="layout" svg:x1="4.964cm" svg:y1="5.979cm" svg:x2="6.963cm" svg:y2="5.979cm">
            <text:p/>
          </draw:line>
          <draw:frame draw:style-name="gr2" draw:text-style-name="P1" draw:layer="layout" svg:width="2cm" svg:height="1.219cm" svg:x="4.964cm" svg:y="5.37cm">
            <draw:text-box>
              <text:p/>
            </draw:text-box>
          </draw:frame>
        </draw:g>
        <draw:frame draw:style-name="gr4" draw:text-style-name="P1" draw:layer="layout" svg:width="2.007cm" svg:height="0.8cm" svg:x="6.977cm" svg:y="5.979cm">
          <draw:text-box>
            <text:p text:style-name="P3"><text:span text:style-name="T1">XTAL1</text:span></text:p>
          </draw:text-box>
        </draw:frame>
        <draw:g>
          <draw:line draw:style-name="gr1" draw:text-style-name="P1" draw:layer="layout" svg:x1="4.976cm" svg:y1="6.379cm" svg:x2="6.975cm" svg:y2="6.379cm">
            <text:p/>
          </draw:line>
          <draw:frame draw:style-name="gr2" draw:text-style-name="P1" draw:layer="layout" svg:width="2cm" svg:height="1.219cm" svg:x="4.976cm" svg:y="5.77cm">
            <draw:text-box>
              <text:p/>
            </draw:text-box>
          </draw:frame>
        </draw:g>
        <draw:frame draw:style-name="gr8" draw:text-style-name="P1" draw:layer="layout" svg:width="1.5cm" svg:height="0.757cm" svg:x="9.226cm" svg:y="3.351cm">
          <draw:text-box>
            <text:p text:style-name="P3"><text:span text:style-name="T3">DD1</text:span></text:p>
          </draw:text-box>
        </draw:frame>
        <draw:g>
          <draw:line draw:style-name="gr1" draw:text-style-name="P1" draw:layer="layout" svg:x1="12.976cm" svg:y1="5.579cm" svg:x2="14.932cm" svg:y2="5.579cm">
            <text:p/>
          </draw:line>
          <draw:frame draw:style-name="gr2" draw:text-style-name="P1" draw:layer="layout" svg:width="1.957cm" svg:height="1.219cm" svg:x="12.976cm" svg:y="4.97cm">
            <draw:text-box>
              <text:p/>
            </draw:text-box>
          </draw:frame>
        </draw:g>
        <draw:g>
          <draw:line draw:style-name="gr1" draw:text-style-name="P1" draw:layer="layout" svg:x1="12.976cm" svg:y1="5.979cm" svg:x2="14.932cm" svg:y2="5.979cm">
            <text:p/>
          </draw:line>
          <draw:frame draw:style-name="gr2" draw:text-style-name="P1" draw:layer="layout" svg:width="1.957cm" svg:height="1.219cm" svg:x="12.976cm" svg:y="5.37cm">
            <draw:text-box>
              <text:p/>
            </draw:text-box>
          </draw:frame>
        </draw:g>
        <draw:g>
          <draw:line draw:style-name="gr1" draw:text-style-name="P1" draw:layer="layout" svg:x1="12.976cm" svg:y1="6.379cm" svg:x2="14.932cm" svg:y2="6.379cm">
            <text:p/>
          </draw:line>
          <draw:frame draw:style-name="gr2" draw:text-style-name="P1" draw:layer="layout" svg:width="1.957cm" svg:height="1.219cm" svg:x="12.976cm" svg:y="5.77cm">
            <draw:text-box>
              <text:p/>
            </draw:text-box>
          </draw:frame>
        </draw:g>
        <draw:g>
          <draw:line draw:style-name="gr1" draw:text-style-name="P1" draw:layer="layout" svg:x1="12.976cm" svg:y1="6.78cm" svg:x2="14.932cm" svg:y2="6.78cm">
            <text:p/>
          </draw:line>
          <draw:frame draw:style-name="gr2" draw:text-style-name="P1" draw:layer="layout" svg:width="1.957cm" svg:height="1.219cm" svg:x="12.976cm" svg:y="6.171cm">
            <draw:text-box>
              <text:p/>
            </draw:text-box>
          </draw:frame>
        </draw:g>
        <draw:g>
          <draw:line draw:style-name="gr1" draw:text-style-name="P1" draw:layer="layout" svg:x1="12.976cm" svg:y1="7.179cm" svg:x2="14.932cm" svg:y2="7.179cm">
            <text:p/>
          </draw:line>
          <draw:frame draw:style-name="gr2" draw:text-style-name="P1" draw:layer="layout" svg:width="1.957cm" svg:height="1.219cm" svg:x="12.976cm" svg:y="6.57cm">
            <draw:text-box>
              <text:p/>
            </draw:text-box>
          </draw:frame>
        </draw:g>
        <draw:g>
          <draw:line draw:style-name="gr1" draw:text-style-name="P1" draw:layer="layout" svg:x1="12.976cm" svg:y1="7.979cm" svg:x2="14.932cm" svg:y2="7.979cm">
            <text:p/>
          </draw:line>
          <draw:frame draw:style-name="gr2" draw:text-style-name="P1" draw:layer="layout" svg:width="1.957cm" svg:height="1.219cm" svg:x="12.976cm" svg:y="7.37cm">
            <draw:text-box>
              <text:p/>
            </draw:text-box>
          </draw:frame>
        </draw:g>
        <draw:g>
          <draw:line draw:style-name="gr1" draw:text-style-name="P1" draw:layer="layout" svg:x1="12.976cm" svg:y1="8.379cm" svg:x2="14.932cm" svg:y2="8.379cm">
            <text:p/>
          </draw:line>
          <draw:frame draw:style-name="gr2" draw:text-style-name="P1" draw:layer="layout" svg:width="1.957cm" svg:height="1.219cm" svg:x="12.976cm" svg:y="7.77cm">
            <draw:text-box>
              <text:p/>
            </draw:text-box>
          </draw:frame>
        </draw:g>
        <draw:g>
          <draw:line draw:style-name="gr1" draw:text-style-name="P1" draw:layer="layout" svg:x1="12.976cm" svg:y1="8.78cm" svg:x2="14.932cm" svg:y2="8.78cm">
            <text:p/>
          </draw:line>
          <draw:frame draw:style-name="gr2" draw:text-style-name="P1" draw:layer="layout" svg:width="1.957cm" svg:height="1.219cm" svg:x="12.976cm" svg:y="8.171cm">
            <draw:text-box>
              <text:p/>
            </draw:text-box>
          </draw:frame>
        </draw:g>
        <draw:frame draw:style-name="gr4" draw:text-style-name="P1" draw:layer="layout" svg:width="2.005cm" svg:height="0.8cm" svg:x="10.984cm" svg:y="5.179cm">
          <draw:text-box>
            <text:p text:style-name="P3"><text:span text:style-name="T1">(MISO)PB5</text:span></text:p>
          </draw:text-box>
        </draw:frame>
        <draw:frame draw:style-name="gr4" draw:text-style-name="P1" draw:layer="layout" svg:width="2.005cm" svg:height="0.8cm" svg:x="10.984cm" svg:y="5.579cm">
          <draw:text-box>
            <text:p text:style-name="P3"><text:span text:style-name="T1">(MOSI)PB3</text:span></text:p>
          </draw:text-box>
        </draw:frame>
        <draw:frame draw:style-name="gr4" draw:text-style-name="P1" draw:layer="layout" svg:width="2.005cm" svg:height="0.8cm" svg:x="10.999cm" svg:y="5.979cm">
          <draw:text-box>
            <text:p text:style-name="P3"><text:span text:style-name="T1">(SS)PB2</text:span></text:p>
          </draw:text-box>
        </draw:frame>
        <draw:frame draw:style-name="gr4" draw:text-style-name="P1" draw:layer="layout" svg:width="2.005cm" svg:height="0.8cm" svg:x="10.999cm" svg:y="6.379cm">
          <draw:text-box>
            <text:p text:style-name="P3"><text:span text:style-name="T1">(OC1)PB1</text:span></text:p>
          </draw:text-box>
        </draw:frame>
        <draw:frame draw:style-name="gr4" draw:text-style-name="P1" draw:layer="layout" svg:width="2.005cm" svg:height="0.8cm" svg:x="10.984cm" svg:y="6.78cm">
          <draw:text-box>
            <text:p text:style-name="P3"><text:span text:style-name="T1">(ICP)PB0</text:span></text:p>
          </draw:text-box>
        </draw:frame>
        <draw:frame draw:style-name="gr4" draw:text-style-name="P1" draw:layer="layout" svg:width="2.005cm" svg:height="0.8cm" svg:x="10.979cm" svg:y="7.579cm">
          <draw:text-box>
            <text:p text:style-name="P3"><text:span text:style-name="T1">(ADC5)PC5</text:span></text:p>
          </draw:text-box>
        </draw:frame>
        <draw:frame draw:style-name="gr4" draw:text-style-name="P1" draw:layer="layout" svg:width="2.005cm" svg:height="0.8cm" svg:x="10.964cm" svg:y="7.979cm">
          <draw:text-box>
            <text:p text:style-name="P3"><text:span text:style-name="T1">(ADC4)PC4</text:span></text:p>
          </draw:text-box>
        </draw:frame>
        <draw:frame draw:style-name="gr4" draw:text-style-name="P1" draw:layer="layout" svg:width="2.005cm" svg:height="0.8cm" svg:x="10.979cm" svg:y="8.379cm">
          <draw:text-box>
            <text:p text:style-name="P3"><text:span text:style-name="T1">(ADC3)PC3</text:span></text:p>
          </draw:text-box>
        </draw:frame>
        <draw:frame draw:style-name="gr4" draw:text-style-name="P1" draw:layer="layout" svg:width="2.005cm" svg:height="0.8cm" svg:x="10.979cm" svg:y="8.78cm">
          <draw:text-box>
            <text:p text:style-name="P3"><text:span text:style-name="T1">(ADC2)PC2</text:span></text:p>
          </draw:text-box>
        </draw:frame>
        <draw:frame draw:style-name="gr4" draw:text-style-name="P1" draw:layer="layout" svg:width="2.005cm" svg:height="0.8cm" svg:x="10.984cm" svg:y="9.179cm">
          <draw:text-box>
            <text:p text:style-name="P3"><text:span text:style-name="T1">(ADC1)PC1</text:span></text:p>
          </draw:text-box>
        </draw:frame>
        <draw:frame draw:style-name="gr4" draw:text-style-name="P1" draw:layer="layout" svg:width="2.005cm" svg:height="0.8cm" svg:x="10.979cm" svg:y="9.579cm">
          <draw:text-box>
            <text:p text:style-name="P3"><text:span text:style-name="T1">(ADC0)PC0</text:span></text:p>
          </draw:text-box>
        </draw:frame>
        <draw:g>
          <draw:line draw:style-name="gr1" draw:text-style-name="P1" draw:layer="layout" svg:x1="12.989cm" svg:y1="9.179cm" svg:x2="16.951cm" svg:y2="9.185cm">
            <text:p/>
          </draw:line>
          <draw:frame draw:style-name="gr2" draw:text-style-name="P1" draw:layer="layout" svg:width="3.961cm" svg:height="1.219cm" draw:transform="rotate (-0.0012217304763962) translate (12.99cm 8.57cm)">
            <draw:text-box>
              <text:p/>
            </draw:text-box>
          </draw:frame>
        </draw:g>
        <draw:g>
          <draw:line draw:style-name="gr1" draw:text-style-name="P1" draw:layer="layout" svg:x1="12.984cm" svg:y1="9.579cm" svg:x2="15.951cm" svg:y2="9.585cm">
            <text:p/>
          </draw:line>
          <draw:frame draw:style-name="gr2" draw:text-style-name="P1" draw:layer="layout" svg:width="2.966cm" svg:height="1.219cm" draw:transform="rotate (-0.00174532925199447) translate (12.985cm 8.97cm)">
            <draw:text-box>
              <text:p/>
            </draw:text-box>
          </draw:frame>
        </draw:g>
        <draw:g>
          <draw:line draw:style-name="gr1" draw:text-style-name="P1" draw:layer="layout" svg:x1="12.989cm" svg:y1="9.979cm" svg:x2="15.451cm" svg:y2="9.985cm">
            <text:p/>
          </draw:line>
          <draw:frame draw:style-name="gr2" draw:text-style-name="P1" draw:layer="layout" svg:width="2.461cm" svg:height="1.219cm" draw:transform="rotate (-0.00191986217719389) translate (12.99cm 9.37cm)">
            <draw:text-box>
              <text:p/>
            </draw:text-box>
          </draw:frame>
        </draw:g>
        <draw:g>
          <draw:line draw:style-name="gr1" draw:text-style-name="P1" draw:layer="layout" svg:x1="10.979cm" svg:y1="7.579cm" svg:x2="12.979cm" svg:y2="7.579cm">
            <text:p/>
          </draw:line>
          <draw:frame draw:style-name="gr2" draw:text-style-name="P1" draw:layer="layout" svg:width="2cm" svg:height="1.219cm" svg:x="10.979cm" svg:y="6.97cm">
            <draw:text-box>
              <text:p/>
            </draw:text-box>
          </draw:frame>
        </draw:g>
        <draw:g>
          <draw:line draw:style-name="gr1" draw:text-style-name="P1" draw:layer="layout" svg:x1="10.979cm" svg:y1="10.379cm" svg:x2="12.979cm" svg:y2="10.379cm">
            <text:p/>
          </draw:line>
          <draw:frame draw:style-name="gr2" draw:text-style-name="P1" draw:layer="layout" svg:width="2cm" svg:height="1.219cm" svg:x="10.979cm" svg:y="9.77cm">
            <draw:text-box>
              <text:p/>
            </draw:text-box>
          </draw:frame>
        </draw:g>
        <draw:frame draw:style-name="gr4" draw:text-style-name="P1" draw:layer="layout" svg:width="2.005cm" svg:height="0.8cm" svg:x="10.983cm" svg:y="10.379cm">
          <draw:text-box>
            <text:p text:style-name="P3"><text:span text:style-name="T1">(AIN1)PD7</text:span></text:p>
          </draw:text-box>
        </draw:frame>
        <draw:g>
          <draw:line draw:style-name="gr1" draw:text-style-name="P1" draw:layer="layout" svg:x1="12.987cm" svg:y1="10.78cm" svg:x2="14.943cm" svg:y2="10.78cm">
            <text:p/>
          </draw:line>
          <draw:frame draw:style-name="gr2" draw:text-style-name="P1" draw:layer="layout" svg:width="1.957cm" svg:height="1.219cm" svg:x="12.987cm" svg:y="10.171cm">
            <draw:text-box>
              <text:p/>
            </draw:text-box>
          </draw:frame>
        </draw:g>
        <draw:frame draw:style-name="gr4" draw:text-style-name="P1" draw:layer="layout" svg:width="2.005cm" svg:height="0.8cm" svg:x="10.984cm" svg:y="10.78cm">
          <draw:text-box>
            <text:p text:style-name="P3"><text:span text:style-name="T1">(AIN0)PD6</text:span></text:p>
          </draw:text-box>
        </draw:frame>
        <draw:frame draw:style-name="gr4" draw:text-style-name="P1" draw:layer="layout" svg:width="2.005cm" svg:height="0.8cm" svg:x="10.984cm" svg:y="11.179cm">
          <draw:text-box>
            <text:p text:style-name="P3"><text:span text:style-name="T1">(T1)PD5</text:span></text:p>
          </draw:text-box>
        </draw:frame>
        <draw:frame draw:style-name="gr4" draw:text-style-name="P1" draw:layer="layout" svg:width="2.005cm" svg:height="0.8cm" svg:x="10.984cm" svg:y="11.579cm">
          <draw:text-box>
            <text:p text:style-name="P3"><text:span text:style-name="T1">(T0)PD4</text:span></text:p>
          </draw:text-box>
        </draw:frame>
        <draw:frame draw:style-name="gr4" draw:text-style-name="P1" draw:layer="layout" svg:width="2.005cm" svg:height="0.8cm" svg:x="10.984cm" svg:y="11.979cm">
          <draw:text-box>
            <text:p text:style-name="P3"><text:span text:style-name="T1">(INT1)PD3</text:span></text:p>
          </draw:text-box>
        </draw:frame>
        <draw:frame draw:style-name="gr4" draw:text-style-name="P1" draw:layer="layout" svg:width="2.005cm" svg:height="0.8cm" svg:x="10.984cm" svg:y="12.379cm">
          <draw:text-box>
            <text:p text:style-name="P3"><text:span text:style-name="T1">(INT0)PD2</text:span></text:p>
          </draw:text-box>
        </draw:frame>
        <draw:frame draw:style-name="gr4" draw:text-style-name="P1" draw:layer="layout" svg:width="2.005cm" svg:height="0.8cm" svg:x="10.979cm" svg:y="12.78cm">
          <draw:text-box>
            <text:p text:style-name="P3"><text:span text:style-name="T1">(TXD)PD1</text:span></text:p>
          </draw:text-box>
        </draw:frame>
        <draw:frame draw:style-name="gr4" draw:text-style-name="P1" draw:layer="layout" svg:width="2.005cm" svg:height="0.8cm" svg:x="10.984cm" svg:y="13.179cm">
          <draw:text-box>
            <text:p text:style-name="P3"><text:span text:style-name="T1">(RXD)PD0</text:span></text:p>
          </draw:text-box>
        </draw:frame>
        <draw:g>
          <draw:line draw:style-name="gr1" draw:text-style-name="P1" draw:layer="layout" svg:x1="12.989cm" svg:y1="11.179cm" svg:x2="14.945cm" svg:y2="11.179cm">
            <text:p/>
          </draw:line>
          <draw:frame draw:style-name="gr2" draw:text-style-name="P1" draw:layer="layout" svg:width="1.957cm" svg:height="1.219cm" svg:x="12.989cm" svg:y="10.57cm">
            <draw:text-box>
              <text:p/>
            </draw:text-box>
          </draw:frame>
        </draw:g>
        <draw:g>
          <draw:line draw:style-name="gr1" draw:text-style-name="P1" draw:layer="layout" svg:x1="12.989cm" svg:y1="11.579cm" svg:x2="14.945cm" svg:y2="11.579cm">
            <text:p/>
          </draw:line>
          <draw:frame draw:style-name="gr2" draw:text-style-name="P1" draw:layer="layout" svg:width="1.957cm" svg:height="1.219cm" svg:x="12.989cm" svg:y="10.97cm">
            <draw:text-box>
              <text:p/>
            </draw:text-box>
          </draw:frame>
        </draw:g>
        <draw:g>
          <draw:line draw:style-name="gr1" draw:text-style-name="P1" draw:layer="layout" svg:x1="12.989cm" svg:y1="11.979cm" svg:x2="14.945cm" svg:y2="11.979cm">
            <text:p/>
          </draw:line>
          <draw:frame draw:style-name="gr2" draw:text-style-name="P1" draw:layer="layout" svg:width="1.957cm" svg:height="1.219cm" svg:x="12.989cm" svg:y="11.37cm">
            <draw:text-box>
              <text:p/>
            </draw:text-box>
          </draw:frame>
        </draw:g>
        <draw:g>
          <draw:line draw:style-name="gr1" draw:text-style-name="P1" draw:layer="layout" svg:x1="12.989cm" svg:y1="12.379cm" svg:x2="14.945cm" svg:y2="12.379cm">
            <text:p/>
          </draw:line>
          <draw:frame draw:style-name="gr2" draw:text-style-name="P1" draw:layer="layout" svg:width="1.957cm" svg:height="1.219cm" svg:x="12.989cm" svg:y="11.77cm">
            <draw:text-box>
              <text:p/>
            </draw:text-box>
          </draw:frame>
        </draw:g>
        <draw:g>
          <draw:line draw:style-name="gr1" draw:text-style-name="P1" draw:layer="layout" svg:x1="12.989cm" svg:y1="12.78cm" svg:x2="14.945cm" svg:y2="12.78cm">
            <text:p/>
          </draw:line>
          <draw:frame draw:style-name="gr2" draw:text-style-name="P1" draw:layer="layout" svg:width="1.957cm" svg:height="1.219cm" svg:x="12.989cm" svg:y="12.171cm">
            <draw:text-box>
              <text:p/>
            </draw:text-box>
          </draw:frame>
        </draw:g>
        <draw:g>
          <draw:line draw:style-name="gr1" draw:text-style-name="P1" draw:layer="layout" svg:x1="12.989cm" svg:y1="13.179cm" svg:x2="14.945cm" svg:y2="13.179cm">
            <text:p/>
          </draw:line>
          <draw:frame draw:style-name="gr2" draw:text-style-name="P1" draw:layer="layout" svg:width="1.957cm" svg:height="1.219cm" svg:x="12.989cm" svg:y="12.57cm">
            <draw:text-box>
              <text:p/>
            </draw:text-box>
          </draw:frame>
        </draw:g>
        <draw:g>
          <draw:line draw:style-name="gr1" draw:text-style-name="P1" draw:layer="layout" svg:x1="12.984cm" svg:y1="13.579cm" svg:x2="14.442cm" svg:y2="13.579cm">
            <text:p/>
          </draw:line>
          <draw:frame draw:style-name="gr2" draw:text-style-name="P1" draw:layer="layout" svg:width="1.459cm" svg:height="1.219cm" svg:x="12.984cm" svg:y="12.97cm">
            <draw:text-box>
              <text:p/>
            </draw:text-box>
          </draw:frame>
        </draw:g>
        <draw:frame draw:style-name="gr4" draw:text-style-name="P1" draw:layer="layout" svg:width="2.007cm" svg:height="0.8cm" svg:x="6.977cm" svg:y="7.579cm">
          <draw:text-box>
            <text:p text:style-name="P3"><text:span text:style-name="T1">AREF</text:span></text:p>
          </draw:text-box>
        </draw:frame>
        <draw:g>
          <draw:line draw:style-name="gr1" draw:text-style-name="P1" draw:layer="layout" svg:x1="6.976cm" svg:y1="7.579cm" svg:x2="8.975cm" svg:y2="7.579cm">
            <text:p/>
          </draw:line>
          <draw:frame draw:style-name="gr2" draw:text-style-name="P1" draw:layer="layout" svg:width="2cm" svg:height="1.219cm" svg:x="6.976cm" svg:y="6.97cm">
            <draw:text-box>
              <text:p/>
            </draw:text-box>
          </draw:frame>
        </draw:g>
        <draw:frame draw:style-name="gr4" draw:text-style-name="P1" draw:layer="layout" svg:width="2.007cm" svg:height="0.8cm" svg:x="6.977cm" svg:y="7.979cm">
          <draw:text-box>
            <text:p text:style-name="P3"><text:span text:style-name="T1">AVCC</text:span></text:p>
          </draw:text-box>
        </draw:frame>
        <draw:frame draw:style-name="gr4" draw:text-style-name="P1" draw:layer="layout" svg:width="2.007cm" svg:height="0.8cm" svg:x="6.977cm" svg:y="8.379cm">
          <draw:text-box>
            <text:p text:style-name="P3"><text:span text:style-name="T1">AGND</text:span></text:p>
          </draw:text-box>
        </draw:frame>
        <draw:g>
          <draw:line draw:style-name="gr1" draw:text-style-name="P1" draw:layer="layout" svg:x1="6.984cm" svg:y1="9.179cm" svg:x2="8.983cm" svg:y2="9.179cm">
            <text:p/>
          </draw:line>
          <draw:frame draw:style-name="gr2" draw:text-style-name="P1" draw:layer="layout" svg:width="2cm" svg:height="1.219cm" svg:x="6.984cm" svg:y="8.57cm">
            <draw:text-box>
              <text:p/>
            </draw:text-box>
          </draw:frame>
        </draw:g>
        <draw:g>
          <draw:line draw:style-name="gr1" draw:text-style-name="P1" draw:layer="layout" svg:x1="5.8cm" svg:y1="7.985cm" svg:x2="6.978cm" svg:y2="7.979cm">
            <text:p/>
          </draw:line>
          <draw:frame draw:style-name="gr2" draw:text-style-name="P1" draw:layer="layout" svg:width="1.177cm" svg:height="1.219cm" draw:transform="rotate (0.00418879020478639) translate (5.797cm 7.375cm)">
            <draw:text-box>
              <text:p/>
            </draw:text-box>
          </draw:frame>
        </draw:g>
        <draw:g>
          <draw:line draw:style-name="gr1" draw:text-style-name="P1" draw:layer="layout" svg:x1="5.05cm" svg:y1="8.379cm" svg:x2="6.977cm" svg:y2="8.379cm">
            <text:p/>
          </draw:line>
          <draw:frame draw:style-name="gr2" draw:text-style-name="P1" draw:layer="layout" svg:width="1.927cm" svg:height="1.219cm" svg:x="5.05cm" svg:y="7.77cm">
            <draw:text-box>
              <text:p/>
            </draw:text-box>
          </draw:frame>
        </draw:g>
        <draw:g>
          <draw:line draw:style-name="gr1" draw:text-style-name="P1" draw:layer="layout" svg:x1="5.798cm" svg:y1="8.78cm" svg:x2="6.977cm" svg:y2="8.78cm">
            <text:p/>
          </draw:line>
          <draw:frame draw:style-name="gr2" draw:text-style-name="P1" draw:layer="layout" svg:width="1.179cm" svg:height="1.219cm" svg:x="5.798cm" svg:y="8.171cm">
            <draw:text-box>
              <text:p/>
            </draw:text-box>
          </draw:frame>
        </draw:g>
        <draw:g>
          <draw:line draw:style-name="gr1" draw:text-style-name="P1" draw:layer="layout" svg:x1="6.976cm" svg:y1="9.979cm" svg:x2="8.975cm" svg:y2="9.979cm">
            <text:p/>
          </draw:line>
          <draw:frame draw:style-name="gr2" draw:text-style-name="P1" draw:layer="layout" svg:width="2cm" svg:height="1.219cm" svg:x="6.976cm" svg:y="9.37cm">
            <draw:text-box>
              <text:p/>
            </draw:text-box>
          </draw:frame>
        </draw:g>
        <draw:frame draw:style-name="gr4" draw:text-style-name="P1" draw:layer="layout" svg:width="2.007cm" svg:height="0.8cm" svg:x="6.977cm" svg:y="9.979cm">
          <draw:text-box>
            <text:p text:style-name="P3"><text:span text:style-name="T1">VCC</text:span></text:p>
          </draw:text-box>
        </draw:frame>
        <draw:frame draw:style-name="gr4" draw:text-style-name="P1" draw:layer="layout" svg:width="2.007cm" svg:height="0.8cm" svg:x="6.977cm" svg:y="10.379cm">
          <draw:text-box>
            <text:p text:style-name="P3"><text:span text:style-name="T1">GND</text:span></text:p>
          </draw:text-box>
        </draw:frame>
        <draw:g>
          <draw:line draw:style-name="gr1" draw:text-style-name="P1" draw:layer="layout" svg:x1="6.984cm" svg:y1="11.179cm" svg:x2="8.983cm" svg:y2="11.179cm">
            <text:p/>
          </draw:line>
          <draw:frame draw:style-name="gr2" draw:text-style-name="P1" draw:layer="layout" svg:width="2cm" svg:height="1.219cm" svg:x="6.984cm" svg:y="10.57cm">
            <draw:text-box>
              <text:p/>
            </draw:text-box>
          </draw:frame>
        </draw:g>
        <draw:g>
          <draw:line draw:style-name="gr1" draw:text-style-name="P1" draw:layer="layout" svg:x1="4.353cm" svg:y1="10.379cm" svg:x2="6.984cm" svg:y2="10.379cm">
            <text:p/>
          </draw:line>
          <draw:frame draw:style-name="gr2" draw:text-style-name="P1" draw:layer="layout" svg:width="2.631cm" svg:height="1.219cm" svg:x="4.353cm" svg:y="9.77cm">
            <draw:text-box>
              <text:p/>
            </draw:text-box>
          </draw:frame>
        </draw:g>
        <draw:g>
          <draw:line draw:style-name="gr1" draw:text-style-name="P1" draw:layer="layout" svg:x1="5.45cm" svg:y1="10.786cm" svg:x2="6.985cm" svg:y2="10.78cm">
            <text:p/>
          </draw:line>
          <draw:frame draw:style-name="gr2" draw:text-style-name="P1" draw:layer="layout" svg:width="1.534cm" svg:height="1.219cm" draw:transform="rotate (0.00331612557878923) translate (5.448cm 10.175cm)">
            <draw:text-box>
              <text:p/>
            </draw:text-box>
          </draw:frame>
        </draw:g>
        <draw:frame draw:style-name="gr9" draw:text-style-name="P1" draw:layer="layout" svg:width="0.9cm" svg:height="0.639cm" svg:x="5.944cm" svg:y="5.46cm">
          <draw:text-box>
            <text:p text:style-name="P3"><text:span text:style-name="T1">10</text:span></text:p>
          </draw:text-box>
        </draw:frame>
        <draw:frame draw:style-name="gr9" draw:text-style-name="P1" draw:layer="layout" svg:width="0.9cm" svg:height="0.639cm" svg:x="5.944cm" svg:y="5.874cm">
          <draw:text-box>
            <text:p text:style-name="P3"><text:span text:style-name="T1">9</text:span></text:p>
          </draw:text-box>
        </draw:frame>
        <draw:frame draw:style-name="gr9" draw:text-style-name="P1" draw:layer="layout" svg:width="0.9cm" svg:height="0.639cm" svg:x="5.994cm" svg:y="7.46cm">
          <draw:text-box>
            <text:p text:style-name="P3"><text:span text:style-name="T1">21</text:span></text:p>
          </draw:text-box>
        </draw:frame>
        <draw:frame draw:style-name="gr9" draw:text-style-name="P1" draw:layer="layout" svg:width="0.9cm" svg:height="0.639cm" svg:x="5.944cm" svg:y="7.86cm">
          <draw:text-box>
            <text:p text:style-name="P3"><text:span text:style-name="T1">20</text:span></text:p>
          </draw:text-box>
        </draw:frame>
        <draw:frame draw:style-name="gr9" draw:text-style-name="P1" draw:layer="layout" svg:width="0.9cm" svg:height="0.639cm" svg:x="5.944cm" svg:y="8.26cm">
          <draw:text-box>
            <text:p text:style-name="P3"><text:span text:style-name="T1">22</text:span></text:p>
          </draw:text-box>
        </draw:frame>
        <draw:frame draw:style-name="gr9" draw:text-style-name="P1" draw:layer="layout" svg:width="0.9cm" svg:height="0.639cm" svg:x="6.044cm" svg:y="9.86cm">
          <draw:text-box>
            <text:p text:style-name="P3"><text:span text:style-name="T1">7</text:span></text:p>
          </draw:text-box>
        </draw:frame>
        <draw:frame draw:style-name="gr9" draw:text-style-name="P1" draw:layer="layout" svg:width="0.9cm" svg:height="0.639cm" svg:x="6.044cm" svg:y="10.281cm">
          <draw:text-box>
            <text:p text:style-name="P3"><text:span text:style-name="T1">8</text:span></text:p>
          </draw:text-box>
        </draw:frame>
        <draw:frame draw:style-name="gr9" draw:text-style-name="P1" draw:layer="layout" svg:width="0.9cm" svg:height="0.639cm" svg:x="13.044cm" svg:y="4.661cm">
          <draw:text-box>
            <text:p text:style-name="P3"><text:span text:style-name="T1">19</text:span></text:p>
          </draw:text-box>
        </draw:frame>
        <draw:frame draw:style-name="gr9" draw:text-style-name="P1" draw:layer="layout" svg:width="0.9cm" svg:height="0.639cm" svg:x="13.044cm" svg:y="5.06cm">
          <draw:text-box>
            <text:p text:style-name="P3"><text:span text:style-name="T1">18</text:span></text:p>
          </draw:text-box>
        </draw:frame>
        <draw:frame draw:style-name="gr9" draw:text-style-name="P1" draw:layer="layout" svg:width="0.9cm" svg:height="0.639cm" svg:x="13.044cm" svg:y="5.46cm">
          <draw:text-box>
            <text:p text:style-name="P3"><text:span text:style-name="T1">17</text:span></text:p>
          </draw:text-box>
        </draw:frame>
        <draw:frame draw:style-name="gr9" draw:text-style-name="P1" draw:layer="layout" svg:width="0.9cm" svg:height="0.639cm" svg:x="13.044cm" svg:y="5.86cm">
          <draw:text-box>
            <text:p text:style-name="P3"><text:span text:style-name="T1">16</text:span></text:p>
          </draw:text-box>
        </draw:frame>
        <draw:frame draw:style-name="gr9" draw:text-style-name="P1" draw:layer="layout" svg:width="0.9cm" svg:height="0.639cm" svg:x="13.044cm" svg:y="6.26cm">
          <draw:text-box>
            <text:p text:style-name="P3"><text:span text:style-name="T1">15</text:span></text:p>
          </draw:text-box>
        </draw:frame>
        <draw:frame draw:style-name="gr9" draw:text-style-name="P1" draw:layer="layout" svg:width="0.9cm" svg:height="0.639cm" svg:x="13.044cm" svg:y="6.661cm">
          <draw:text-box>
            <text:p text:style-name="P3"><text:span text:style-name="T1">14</text:span></text:p>
          </draw:text-box>
        </draw:frame>
        <draw:frame draw:style-name="gr9" draw:text-style-name="P1" draw:layer="layout" svg:width="0.9cm" svg:height="0.639cm" svg:x="13.044cm" svg:y="7.46cm">
          <draw:text-box>
            <text:p text:style-name="P3"><text:span text:style-name="T1">28</text:span></text:p>
          </draw:text-box>
        </draw:frame>
        <draw:frame draw:style-name="gr9" draw:text-style-name="P1" draw:layer="layout" svg:width="0.9cm" svg:height="0.639cm" svg:x="13.044cm" svg:y="7.86cm">
          <draw:text-box>
            <text:p text:style-name="P3"><text:span text:style-name="T1">27</text:span></text:p>
          </draw:text-box>
        </draw:frame>
        <draw:frame draw:style-name="gr9" draw:text-style-name="P1" draw:layer="layout" svg:width="0.9cm" svg:height="0.639cm" svg:x="13.044cm" svg:y="8.26cm">
          <draw:text-box>
            <text:p text:style-name="P3"><text:span text:style-name="T1">26</text:span></text:p>
          </draw:text-box>
        </draw:frame>
        <draw:frame draw:style-name="gr9" draw:text-style-name="P1" draw:layer="layout" svg:width="0.9cm" svg:height="0.639cm" svg:x="13.044cm" svg:y="8.661cm">
          <draw:text-box>
            <text:p text:style-name="P3"><text:span text:style-name="T1">25</text:span></text:p>
          </draw:text-box>
        </draw:frame>
        <draw:frame draw:style-name="gr9" draw:text-style-name="P1" draw:layer="layout" svg:width="0.9cm" svg:height="0.639cm" svg:x="13.044cm" svg:y="9.06cm">
          <draw:text-box>
            <text:p text:style-name="P3"><text:span text:style-name="T1">24</text:span></text:p>
          </draw:text-box>
        </draw:frame>
        <draw:frame draw:style-name="gr9" draw:text-style-name="P1" draw:layer="layout" svg:width="0.9cm" svg:height="0.639cm" svg:x="13.044cm" svg:y="9.46cm">
          <draw:text-box>
            <text:p text:style-name="P3"><text:span text:style-name="T1">23</text:span></text:p>
          </draw:text-box>
        </draw:frame>
        <draw:frame draw:style-name="gr9" draw:text-style-name="P1" draw:layer="layout" svg:width="0.9cm" svg:height="0.639cm" svg:x="13.044cm" svg:y="10.26cm">
          <draw:text-box>
            <text:p text:style-name="P3"><text:span text:style-name="T1">13</text:span></text:p>
          </draw:text-box>
        </draw:frame>
        <draw:frame draw:style-name="gr9" draw:text-style-name="P1" draw:layer="layout" svg:width="0.9cm" svg:height="0.639cm" svg:x="13.044cm" svg:y="10.661cm">
          <draw:text-box>
            <text:p text:style-name="P3"><text:span text:style-name="T1">12</text:span></text:p>
          </draw:text-box>
        </draw:frame>
        <draw:frame draw:style-name="gr9" draw:text-style-name="P1" draw:layer="layout" svg:width="0.9cm" svg:height="0.639cm" svg:x="13.044cm" svg:y="11.06cm">
          <draw:text-box>
            <text:p text:style-name="P3"><text:span text:style-name="T1">11</text:span></text:p>
          </draw:text-box>
        </draw:frame>
        <draw:frame draw:style-name="gr9" draw:text-style-name="P1" draw:layer="layout" svg:width="0.9cm" svg:height="0.639cm" svg:x="13.044cm" svg:y="11.46cm">
          <draw:text-box>
            <text:p text:style-name="P3"><text:span text:style-name="T1">6</text:span></text:p>
          </draw:text-box>
        </draw:frame>
        <draw:frame draw:style-name="gr9" draw:text-style-name="P1" draw:layer="layout" svg:width="0.9cm" svg:height="0.639cm" svg:x="13.044cm" svg:y="11.86cm">
          <draw:text-box>
            <text:p text:style-name="P3"><text:span text:style-name="T1">5</text:span></text:p>
          </draw:text-box>
        </draw:frame>
        <draw:frame draw:style-name="gr9" draw:text-style-name="P1" draw:layer="layout" svg:width="0.9cm" svg:height="0.639cm" svg:x="13.044cm" svg:y="12.26cm">
          <draw:text-box>
            <text:p text:style-name="P3"><text:span text:style-name="T1">4</text:span></text:p>
          </draw:text-box>
        </draw:frame>
        <draw:frame draw:style-name="gr9" draw:text-style-name="P1" draw:layer="layout" svg:width="0.9cm" svg:height="0.639cm" svg:x="13.044cm" svg:y="12.661cm">
          <draw:text-box>
            <text:p text:style-name="P3"><text:span text:style-name="T1">3</text:span></text:p>
          </draw:text-box>
        </draw:frame>
        <draw:frame draw:style-name="gr9" draw:text-style-name="P1" draw:layer="layout" svg:width="0.9cm" svg:height="0.639cm" svg:x="13.044cm" svg:y="13.06cm">
          <draw:text-box>
            <text:p text:style-name="P3"><text:span text:style-name="T1">2</text:span></text:p>
          </draw:text-box>
        </draw:frame>
        <draw:g>
          <draw:line draw:style-name="gr1" draw:text-style-name="P1" draw:layer="layout" svg:x1="10.979cm" svg:y1="4.78cm" svg:x2="12.979cm" svg:y2="4.78cm">
            <text:p/>
          </draw:line>
          <draw:frame draw:style-name="gr2" draw:text-style-name="P1" draw:layer="layout" svg:width="2cm" svg:height="1.219cm" svg:x="10.979cm" svg:y="4.171cm">
            <draw:text-box>
              <text:p/>
            </draw:text-box>
          </draw:frame>
        </draw:g>
        <draw:g>
          <draw:line draw:style-name="gr1" draw:text-style-name="P1" draw:layer="layout" svg:x1="4.963cm" svg:y1="5.583cm" svg:x2="4.055cm" svg:y2="5.583cm">
            <text:p/>
          </draw:line>
          <draw:frame draw:style-name="gr2" draw:text-style-name="P1" draw:layer="layout" svg:width="0.908cm" svg:height="1.219cm" draw:transform="rotate (-3.14159265358979) translate (4.963cm 6.192cm)">
            <draw:text-box>
              <text:p/>
            </draw:text-box>
          </draw:frame>
        </draw:g>
        <draw:g>
          <draw:line draw:style-name="gr1" draw:text-style-name="P1" draw:layer="layout" svg:x1="3.336cm" svg:y1="5.963cm" svg:x2="3.824cm" svg:y2="5.963cm">
            <text:p/>
          </draw:line>
          <draw:frame draw:style-name="gr2" draw:text-style-name="P1" draw:layer="layout" svg:width="0.488cm" svg:height="1.219cm" svg:x="3.336cm" svg:y="5.354cm">
            <draw:text-box>
              <text:p/>
            </draw:text-box>
          </draw:frame>
        </draw:g>
        <draw:g>
          <draw:g>
            <draw:polygon draw:style-name="gr3" draw:text-style-name="P2" draw:layer="layout" svg:width="0.752cm" svg:height="0.282cm" svg:x="3.204cm" svg:y="6.048cm" svg:viewBox="0 0 753 283" draw:points="0,283 753,283 753,0 0,0">
              <text:p/>
            </draw:polygon>
            <draw:polygon draw:style-name="gr1" draw:text-style-name="P1" draw:layer="layout" svg:width="0.752cm" svg:height="0.282cm" svg:x="3.204cm" svg:y="6.048cm" svg:viewBox="0 0 753 283" draw:points="0,283 753,283 753,0 0,0">
              <text:p/>
            </draw:polygon>
          </draw:g>
          <draw:frame draw:style-name="gr2" draw:text-style-name="P1" draw:layer="layout" svg:width="0.752cm" svg:height="1.219cm" svg:x="3.204cm" svg:y="5.58cm">
            <draw:text-box>
              <text:p/>
            </draw:text-box>
          </draw:frame>
        </draw:g>
        <draw:g>
          <draw:line draw:style-name="gr1" draw:text-style-name="P1" draw:layer="layout" svg:x1="3.336cm" svg:y1="6.414cm" svg:x2="3.824cm" svg:y2="6.414cm">
            <text:p/>
          </draw:line>
          <draw:frame draw:style-name="gr2" draw:text-style-name="P1" draw:layer="layout" svg:width="0.488cm" svg:height="1.219cm" svg:x="3.336cm" svg:y="5.805cm">
            <draw:text-box>
              <text:p/>
            </draw:text-box>
          </draw:frame>
        </draw:g>
        <draw:frame draw:style-name="gr8" draw:text-style-name="P1" draw:layer="layout" svg:width="1.3cm" svg:height="0.715cm" svg:x="3.85cm" svg:y="5.843cm">
          <draw:text-box>
            <text:p text:style-name="P3"><text:span text:style-name="T4">ZQ1</text:span></text:p>
          </draw:text-box>
        </draw:frame>
        <draw:g>
          <draw:line draw:style-name="gr1" draw:text-style-name="P1" draw:layer="layout" svg:x1="4.964cm" svg:y1="5.586cm" svg:x2="4.964cm" svg:y2="5.979cm">
            <text:p/>
          </draw:line>
          <draw:frame draw:style-name="gr2" draw:text-style-name="P1" draw:layer="layout" svg:width="0.393cm" svg:height="1.219cm" draw:transform="rotate (-1.5707963267949) translate (5.573cm 5.586cm)">
            <draw:text-box>
              <text:p/>
            </draw:text-box>
          </draw:frame>
        </draw:g>
        <draw:g>
          <draw:line draw:style-name="gr1" draw:text-style-name="P1" draw:layer="layout" svg:x1="4.975cm" svg:y1="6.789cm" svg:x2="4.055cm" svg:y2="6.789cm">
            <text:p/>
          </draw:line>
          <draw:frame draw:style-name="gr2" draw:text-style-name="P1" draw:layer="layout" svg:width="0.92cm" svg:height="1.219cm" draw:transform="rotate (-3.14159265358979) translate (4.975cm 7.398cm)">
            <draw:text-box>
              <text:p/>
            </draw:text-box>
          </draw:frame>
        </draw:g>
        <draw:g>
          <draw:line draw:style-name="gr1" draw:text-style-name="P1" draw:layer="layout" svg:x1="4.975cm" svg:y1="6.784cm" svg:x2="4.975cm" svg:y2="6.38cm">
            <text:p/>
          </draw:line>
          <draw:frame draw:style-name="gr2" draw:text-style-name="P1" draw:layer="layout" svg:width="0.404cm" svg:height="1.219cm" draw:transform="rotate (1.5707963267949) translate (4.366cm 6.784cm)">
            <draw:text-box>
              <text:p/>
            </draw:text-box>
          </draw:frame>
        </draw:g>
        <draw:g>
          <draw:line draw:style-name="gr1" draw:text-style-name="P1" draw:layer="layout" svg:x1="3.305cm" svg:y1="5.582cm" svg:x2="2.405cm" svg:y2="5.582cm">
            <text:p/>
          </draw:line>
          <draw:frame draw:style-name="gr2" draw:text-style-name="P1" draw:layer="layout" svg:width="0.9cm" svg:height="1.219cm" draw:transform="rotate (-3.14159265358979) translate (3.305cm 6.191cm)">
            <draw:text-box>
              <text:p/>
            </draw:text-box>
          </draw:frame>
        </draw:g>
        <draw:g>
          <draw:line draw:style-name="gr1" draw:text-style-name="P1" draw:layer="layout" svg:x1="2.405cm" svg:y1="5.332cm" svg:x2="2.405cm" svg:y2="5.831cm">
            <text:p/>
          </draw:line>
          <draw:frame draw:style-name="gr2" draw:text-style-name="P1" draw:layer="layout" svg:width="0.5cm" svg:height="1.219cm" draw:transform="rotate (-1.5707963267949) translate (3.014cm 5.332cm)">
            <draw:text-box>
              <text:p/>
            </draw:text-box>
          </draw:frame>
        </draw:g>
        <draw:g>
          <draw:line draw:style-name="gr1" draw:text-style-name="P1" draw:layer="layout" svg:x1="2.28cm" svg:y1="5.332cm" svg:x2="2.28cm" svg:y2="5.831cm">
            <text:p/>
          </draw:line>
          <draw:frame draw:style-name="gr2" draw:text-style-name="P1" draw:layer="layout" svg:width="0.5cm" svg:height="1.219cm" draw:transform="rotate (-1.5707963267949) translate (2.889cm 5.332cm)">
            <draw:text-box>
              <text:p/>
            </draw:text-box>
          </draw:frame>
        </draw:g>
        <draw:g>
          <draw:line draw:style-name="gr1" draw:text-style-name="P1" draw:layer="layout" svg:x1="1.405cm" svg:y1="5.582cm" svg:x2="2.28cm" svg:y2="5.582cm">
            <text:p/>
          </draw:line>
          <draw:frame draw:style-name="gr2" draw:text-style-name="P1" draw:layer="layout" svg:width="0.875cm" svg:height="1.219cm" svg:x="1.405cm" svg:y="4.973cm">
            <draw:text-box>
              <text:p/>
            </draw:text-box>
          </draw:frame>
        </draw:g>
        <draw:frame draw:style-name="gr8" draw:text-style-name="P1" draw:layer="layout" svg:width="1.3cm" svg:height="0.757cm" svg:x="1.985cm" svg:y="4.856cm">
          <draw:text-box>
            <text:p text:style-name="P3"><text:span text:style-name="T3">C1</text:span></text:p>
          </draw:text-box>
        </draw:frame>
        <draw:g>
          <draw:line draw:style-name="gr1" draw:text-style-name="P1" draw:layer="layout" svg:x1="3.305cm" svg:y1="6.788cm" svg:x2="2.405cm" svg:y2="6.788cm">
            <text:p/>
          </draw:line>
          <draw:frame draw:style-name="gr2" draw:text-style-name="P1" draw:layer="layout" svg:width="0.9cm" svg:height="1.219cm" draw:transform="rotate (-3.14159265358979) translate (3.305cm 7.397cm)">
            <draw:text-box>
              <text:p/>
            </draw:text-box>
          </draw:frame>
        </draw:g>
        <draw:g>
          <draw:line draw:style-name="gr1" draw:text-style-name="P1" draw:layer="layout" svg:x1="2.405cm" svg:y1="6.537cm" svg:x2="2.405cm" svg:y2="7.036cm">
            <text:p/>
          </draw:line>
          <draw:frame draw:style-name="gr2" draw:text-style-name="P1" draw:layer="layout" svg:width="0.5cm" svg:height="1.219cm" draw:transform="rotate (-1.5707963267949) translate (3.014cm 6.537cm)">
            <draw:text-box>
              <text:p/>
            </draw:text-box>
          </draw:frame>
        </draw:g>
        <draw:g>
          <draw:line draw:style-name="gr1" draw:text-style-name="P1" draw:layer="layout" svg:x1="2.28cm" svg:y1="6.537cm" svg:x2="2.28cm" svg:y2="7.036cm">
            <text:p/>
          </draw:line>
          <draw:frame draw:style-name="gr2" draw:text-style-name="P1" draw:layer="layout" svg:width="0.5cm" svg:height="1.219cm" draw:transform="rotate (-1.5707963267949) translate (2.889cm 6.537cm)">
            <draw:text-box>
              <text:p/>
            </draw:text-box>
          </draw:frame>
        </draw:g>
        <draw:g>
          <draw:line draw:style-name="gr1" draw:text-style-name="P1" draw:layer="layout" svg:x1="1.405cm" svg:y1="6.788cm" svg:x2="2.28cm" svg:y2="6.788cm">
            <text:p/>
          </draw:line>
          <draw:frame draw:style-name="gr2" draw:text-style-name="P1" draw:layer="layout" svg:width="0.875cm" svg:height="1.219cm" svg:x="1.405cm" svg:y="6.179cm">
            <draw:text-box>
              <text:p/>
            </draw:text-box>
          </draw:frame>
        </draw:g>
        <draw:frame draw:style-name="gr8" draw:text-style-name="P1" draw:layer="layout" svg:width="1.3cm" svg:height="0.757cm" svg:x="2.005cm" svg:y="5.956cm">
          <draw:text-box>
            <text:p text:style-name="P3"><text:span text:style-name="T3">C2</text:span></text:p>
          </draw:text-box>
        </draw:frame>
        <draw:g>
          <draw:line draw:style-name="gr1" draw:text-style-name="P1" draw:layer="layout" svg:x1="3.305cm" svg:y1="5.582cm" svg:x2="4.056cm" svg:y2="5.584cm">
            <text:p/>
          </draw:line>
          <draw:frame draw:style-name="gr2" draw:text-style-name="P1" draw:layer="layout" svg:width="0.75cm" svg:height="1.219cm" draw:transform="rotate (-0.0012217304763962) translate (3.306cm 4.973cm)">
            <draw:text-box>
              <text:p/>
            </draw:text-box>
          </draw:frame>
        </draw:g>
        <draw:g>
          <draw:line draw:style-name="gr1" draw:text-style-name="P1" draw:layer="layout" svg:x1="3.305cm" svg:y1="6.788cm" svg:x2="4.056cm" svg:y2="6.79cm">
            <text:p/>
          </draw:line>
          <draw:frame draw:style-name="gr2" draw:text-style-name="P1" draw:layer="layout" svg:width="0.75cm" svg:height="1.219cm" draw:transform="rotate (-0.0012217304763962) translate (3.306cm 6.179cm)">
            <draw:text-box>
              <text:p/>
            </draw:text-box>
          </draw:frame>
        </draw:g>
        <draw:g>
          <draw:line draw:style-name="gr1" draw:text-style-name="P1" draw:layer="layout" svg:x1="1.115cm" svg:y1="7.21cm" svg:x2="1.714cm" svg:y2="7.21cm">
            <text:p/>
          </draw:line>
          <draw:frame draw:style-name="gr2" draw:text-style-name="P1" draw:layer="layout" svg:width="0.6cm" svg:height="1.219cm" svg:x="1.115cm" svg:y="6.601cm">
            <draw:text-box>
              <text:p/>
            </draw:text-box>
          </draw:frame>
        </draw:g>
        <draw:g>
          <draw:line draw:style-name="gr1" draw:text-style-name="P1" draw:layer="layout" svg:x1="1.405cm" svg:y1="5.576cm" svg:x2="1.405cm" svg:y2="7.21cm">
            <text:p/>
          </draw:line>
          <draw:frame draw:style-name="gr2" draw:text-style-name="P1" draw:layer="layout" svg:width="1.635cm" svg:height="1.219cm" draw:transform="rotate (-1.5707963267949) translate (2.014cm 5.576cm)">
            <draw:text-box>
              <text:p/>
            </draw:text-box>
          </draw:frame>
        </draw:g>
        <draw:g>
          <draw:path draw:style-name="gr10" draw:text-style-name="P4" draw:layer="layout" svg:width="0.179cm" svg:height="0.179cm" svg:x="1.315cm" svg:y="6.694cm" svg:viewBox="0 0 180 180" svg:d="M180 90c0 17-4 31-12 45s-19 25-33 33-28 12-45 12-31-4-45-12-25-19-33-33-12-28-12-45 4-31 12-45 19-25 33-33 28-12 44-12h1c17 0 31 4 45 12s25 19 33 33 12 28 12 45z">
            <text:p/>
          </draw:path>
          <draw:path draw:style-name="gr1" draw:text-style-name="P1" draw:layer="layout" svg:width="0.179cm" svg:height="0.179cm" svg:x="1.315cm" svg:y="6.694cm" svg:viewBox="0 0 180 180" svg:d="M180 90c0 17-4 31-12 45s-19 25-33 33-28 12-45 12-31-4-45-12-25-19-33-33-12-28-12-45 4-31 12-45 19-25 33-33 28-12 44-12h1c17 0 31 4 45 12s25 19 33 33 12 28 12 45z">
            <text:p/>
          </draw:path>
        </draw:g>
        <draw:g>
          <draw:path draw:style-name="gr10" draw:text-style-name="P4" draw:layer="layout" svg:width="0.179cm" svg:height="0.179cm" svg:x="3.491cm" svg:y="5.495cm" svg:viewBox="0 0 180 180" svg:d="M180 90c0 17-4 31-12 45s-19 25-33 33-28 12-45 12-31-4-45-12-25-19-33-33-12-28-12-45 4-31 12-45 19-25 33-33 28-12 44-12h1c17 0 31 4 45 12s25 19 33 33 12 28 12 45z">
            <text:p/>
          </draw:path>
          <draw:path draw:style-name="gr1" draw:text-style-name="P1" draw:layer="layout" svg:width="0.179cm" svg:height="0.179cm" svg:x="3.491cm" svg:y="5.495cm" svg:viewBox="0 0 180 180" svg:d="M180 90c0 17-4 31-12 45s-19 25-33 33-28 12-45 12-31-4-45-12-25-19-33-33-12-28-12-45 4-31 12-45 19-25 33-33 28-12 44-12h1c17 0 31 4 45 12s25 19 33 33 12 28 12 45z">
            <text:p/>
          </draw:path>
        </draw:g>
        <draw:g>
          <draw:path draw:style-name="gr10" draw:text-style-name="P4" draw:layer="layout" svg:width="0.179cm" svg:height="0.179cm" svg:x="3.491cm" svg:y="6.694cm" svg:viewBox="0 0 180 180" svg:d="M180 90c0 17-4 31-12 45s-19 25-33 33-28 12-45 12-31-4-45-12-25-19-33-33-12-28-12-45 4-31 12-45 19-25 33-33 28-12 44-12h1c17 0 31 4 45 12s25 19 33 33 12 28 12 45z">
            <text:p/>
          </draw:path>
          <draw:path draw:style-name="gr1" draw:text-style-name="P1" draw:layer="layout" svg:width="0.179cm" svg:height="0.179cm" svg:x="3.491cm" svg:y="6.694cm" svg:viewBox="0 0 180 180" svg:d="M180 90c0 17-4 31-12 45s-19 25-33 33-28 12-45 12-31-4-45-12-25-19-33-33-12-28-12-45 4-31 12-45 19-25 33-33 28-12 44-12h1c17 0 31 4 45 12s25 19 33 33 12 28 12 45z">
            <text:p/>
          </draw:path>
        </draw:g>
        <draw:g>
          <draw:line draw:style-name="gr1" draw:text-style-name="P1" draw:layer="layout" svg:x1="3.581cm" svg:y1="6.734cm" svg:x2="3.581cm" svg:y2="6.42cm">
            <text:p/>
          </draw:line>
          <draw:frame draw:style-name="gr2" draw:text-style-name="P1" draw:layer="layout" svg:width="0.315cm" svg:height="1.219cm" draw:transform="rotate (1.5707963267949) translate (2.972cm 6.734cm)">
            <draw:text-box>
              <text:p/>
            </draw:text-box>
          </draw:frame>
        </draw:g>
        <draw:g>
          <draw:line draw:style-name="gr1" draw:text-style-name="P1" draw:layer="layout" svg:x1="15.95cm" svg:y1="24.793cm" svg:x2="15.95cm" svg:y2="9.584cm">
            <text:p/>
          </draw:line>
          <draw:frame draw:style-name="gr2" draw:text-style-name="P1" draw:layer="layout" svg:width="15.21cm" svg:height="1.219cm" draw:transform="rotate (1.5707963267949) translate (15.341cm 24.794cm)">
            <draw:text-box>
              <text:p/>
            </draw:text-box>
          </draw:frame>
        </draw:g>
        <draw:g>
          <draw:line draw:style-name="gr1" draw:text-style-name="P1" draw:layer="layout" svg:x1="14.445cm" svg:y1="14.384cm" svg:x2="14.445cm" svg:y2="13.579cm">
            <text:p/>
          </draw:line>
          <draw:frame draw:style-name="gr2" draw:text-style-name="P1" draw:layer="layout" svg:width="0.805cm" svg:height="1.219cm" draw:transform="rotate (1.5707963267949) translate (13.836cm 14.385cm)">
            <draw:text-box>
              <text:p/>
            </draw:text-box>
          </draw:frame>
        </draw:g>
        <draw:g>
          <draw:line draw:style-name="gr1" draw:text-style-name="P1" draw:layer="layout" svg:x1="11.466cm" svg:y1="18.517cm" svg:x2="13.514cm" svg:y2="18.517cm">
            <text:p/>
          </draw:line>
          <draw:frame draw:style-name="gr2" draw:text-style-name="P1" draw:layer="layout" svg:width="2.048cm" svg:height="1.219cm" svg:x="11.466cm" svg:y="17.908cm">
            <draw:text-box>
              <text:p/>
            </draw:text-box>
          </draw:frame>
        </draw:g>
        <draw:g>
          <draw:g>
            <draw:polygon draw:style-name="gr3" draw:text-style-name="P2" draw:layer="layout" svg:width="0.4cm" svg:height="1cm" svg:x="12.737cm" svg:y="18.942cm" svg:viewBox="0 0 401 1001" draw:points="401,0 0,0 0,1001 401,1001">
              <text:p/>
            </draw:polygon>
            <draw:polygon draw:style-name="gr1" draw:text-style-name="P1" draw:layer="layout" svg:width="0.4cm" svg:height="1cm" svg:x="12.737cm" svg:y="18.942cm" svg:viewBox="0 0 401 1001" draw:points="401,0 0,0 0,1001 401,1001">
              <text:p/>
            </draw:polygon>
          </draw:g>
          <draw:frame draw:style-name="gr11" draw:text-style-name="P1" draw:layer="layout" svg:width="0.4cm" svg:height="1.219cm" draw:transform="rotate (-3.14159265358979) translate (13.137cm 20.051cm)">
            <draw:text-box>
              <text:p/>
            </draw:text-box>
          </draw:frame>
        </draw:g>
        <draw:g>
          <draw:line draw:style-name="gr1" draw:text-style-name="P1" draw:layer="layout" svg:x1="12.937cm" svg:y1="18.517cm" svg:x2="12.937cm" svg:y2="18.942cm">
            <text:p/>
          </draw:line>
          <draw:frame draw:style-name="gr2" draw:text-style-name="P1" draw:layer="layout" svg:width="0.425cm" svg:height="1.219cm" draw:transform="rotate (-1.5707963267949) translate (13.546cm 18.517cm)">
            <draw:text-box>
              <text:p/>
            </draw:text-box>
          </draw:frame>
        </draw:g>
        <draw:g>
          <draw:line draw:style-name="gr1" draw:text-style-name="P1" draw:layer="layout" svg:x1="12.937cm" svg:y1="19.942cm" svg:x2="12.937cm" svg:y2="20.367cm">
            <text:p/>
          </draw:line>
          <draw:frame draw:style-name="gr2" draw:text-style-name="P1" draw:layer="layout" svg:width="0.425cm" svg:height="1.219cm" draw:transform="rotate (-1.5707963267949) translate (13.546cm 19.942cm)">
            <draw:text-box>
              <text:p/>
            </draw:text-box>
          </draw:frame>
        </draw:g>
        <draw:frame draw:style-name="gr7" draw:text-style-name="P1" draw:layer="layout" svg:width="1.324cm" svg:height="0.757cm" svg:x="12.976cm" svg:y="18.785cm">
          <draw:text-box>
            <text:p text:style-name="P3"><text:span text:style-name="T3">R12</text:span></text:p>
          </draw:text-box>
        </draw:frame>
        <draw:g>
          <draw:path draw:style-name="gr10" draw:text-style-name="P4" draw:layer="layout" svg:width="0.139cm" svg:height="0.139cm" svg:x="12.867cm" svg:y="18.447cm" svg:viewBox="0 0 140 140" svg:d="M140 71c0 13-3 23-9 34-7 11-15 19-26 26-11 6-22 9-35 9s-24-3-35-9c-11-7-19-15-26-26-6-11-9-22-9-35s3-24 9-35c7-11 15-19 26-26 11-6 21-9 34-9h1c13 0 24 3 35 9 11 7 19 15 26 26 6 11 9 22 9 35z">
            <text:p/>
          </draw:path>
          <draw:path draw:style-name="gr12" draw:text-style-name="P1" draw:layer="layout" svg:width="0.139cm" svg:height="0.139cm" svg:x="12.867cm" svg:y="18.447cm" svg:viewBox="0 0 140 140" svg:d="M140 71c0 13-3 23-9 34-7 11-15 19-26 26-11 6-22 9-35 9s-24-3-35-9c-11-7-19-15-26-26-6-11-9-22-9-35s3-24 9-35c7-11 15-19 26-26 11-6 21-9 34-9h1c13 0 24 3 35 9 11 7 19 15 26 26 6 11 9 22 9 35z">
            <text:p/>
          </draw:path>
        </draw:g>
        <draw:g>
          <draw:line draw:style-name="gr1" draw:text-style-name="P1" draw:layer="layout" svg:x1="12.637cm" svg:y1="21.56cm" svg:x2="13.236cm" svg:y2="21.56cm">
            <text:p/>
          </draw:line>
          <draw:frame draw:style-name="gr2" draw:text-style-name="P1" draw:layer="layout" svg:width="0.6cm" svg:height="1.219cm" svg:x="12.637cm" svg:y="20.951cm">
            <draw:text-box>
              <text:p/>
            </draw:text-box>
          </draw:frame>
        </draw:g>
        <draw:g>
          <draw:line draw:style-name="gr1" draw:text-style-name="P1" draw:layer="layout" svg:x1="12.937cm" svg:y1="21.18cm" svg:x2="12.937cm" svg:y2="21.559cm">
            <text:p/>
          </draw:line>
          <draw:frame draw:style-name="gr2" draw:text-style-name="P1" draw:layer="layout" svg:width="0.38cm" svg:height="1.219cm" draw:transform="rotate (-1.5707963267949) translate (13.546cm 21.18cm)">
            <draw:text-box>
              <text:p/>
            </draw:text-box>
          </draw:frame>
        </draw:g>
        <draw:g>
          <draw:line draw:style-name="gr1" draw:text-style-name="P1" draw:layer="layout" svg:x1="12.937cm" svg:y1="21.32cm" svg:x2="12.937cm" svg:y2="20.367cm">
            <text:p/>
          </draw:line>
          <draw:frame draw:style-name="gr2" draw:text-style-name="P1" draw:layer="layout" svg:width="0.953cm" svg:height="1.219cm" draw:transform="rotate (1.5707963267949) translate (12.328cm 21.32cm)">
            <draw:text-box>
              <text:p/>
            </draw:text-box>
          </draw:frame>
        </draw:g>
        <draw:frame draw:style-name="gr7" draw:text-style-name="P1" draw:layer="layout" svg:width="1.324cm" svg:height="0.757cm" svg:x="13.176cm" svg:y="20.542cm">
          <draw:text-box>
            <text:p text:style-name="P3"><text:span text:style-name="T3">VD5</text:span></text:p>
          </draw:text-box>
        </draw:frame>
        <draw:g>
          <draw:line draw:style-name="gr1" draw:text-style-name="P1" draw:layer="layout" svg:x1="12.937cm" svg:y1="18.517cm" svg:x2="15.449cm" svg:y2="18.517cm">
            <text:p/>
          </draw:line>
          <draw:frame draw:style-name="gr2" draw:text-style-name="P1" draw:layer="layout" svg:width="2.512cm" svg:height="1.219cm" svg:x="12.937cm" svg:y="17.908cm">
            <draw:text-box>
              <text:p/>
            </draw:text-box>
          </draw:frame>
        </draw:g>
        <draw:g>
          <draw:line draw:style-name="gr12" draw:text-style-name="P1" draw:layer="layout" svg:x1="6.992cm" svg:y1="17.95cm" svg:x2="6.992cm" svg:y2="18.1cm">
            <text:p/>
          </draw:line>
          <draw:frame draw:style-name="gr2" draw:text-style-name="P1" draw:layer="layout" svg:width="0.15cm" svg:height="1.219cm" draw:transform="rotate (-1.5707963267949) translate (7.601cm 17.95cm)">
            <draw:text-box>
              <text:p/>
            </draw:text-box>
          </draw:frame>
        </draw:g>
        <draw:g>
          <draw:line draw:style-name="gr12" draw:text-style-name="P1" draw:layer="layout" svg:x1="6.917cm" svg:y1="18.025cm" svg:x2="7.066cm" svg:y2="18.025cm">
            <text:p/>
          </draw:line>
          <draw:frame draw:style-name="gr2" draw:text-style-name="P1" draw:layer="layout" svg:width="0.15cm" svg:height="1.219cm" svg:x="6.917cm" svg:y="17.416cm">
            <draw:text-box>
              <text:p/>
            </draw:text-box>
          </draw:frame>
        </draw:g>
        <draw:g>
          <draw:line draw:style-name="gr1" draw:text-style-name="P1" draw:layer="layout" svg:x1="7.237cm" svg:y1="17.895cm" svg:x2="7.237cm" svg:y2="18.395cm">
            <text:p/>
          </draw:line>
          <draw:frame draw:style-name="gr2" draw:text-style-name="P1" draw:layer="layout" svg:width="0.5cm" svg:height="1.219cm" draw:transform="rotate (-1.5707963267949) translate (7.846cm 17.895cm)">
            <draw:text-box>
              <text:p/>
            </draw:text-box>
          </draw:frame>
        </draw:g>
        <draw:g>
          <draw:line draw:style-name="gr1" draw:text-style-name="P1" draw:layer="layout" svg:x1="7.112cm" svg:y1="17.895cm" svg:x2="7.112cm" svg:y2="18.395cm">
            <text:p/>
          </draw:line>
          <draw:frame draw:style-name="gr2" draw:text-style-name="P1" draw:layer="layout" svg:width="0.5cm" svg:height="1.219cm" draw:transform="rotate (-1.5707963267949) translate (7.721cm 17.895cm)">
            <draw:text-box>
              <text:p/>
            </draw:text-box>
          </draw:frame>
        </draw:g>
        <draw:g>
          <draw:line draw:style-name="gr1" draw:text-style-name="P1" draw:layer="layout" svg:x1="6.687cm" svg:y1="18.145cm" svg:x2="7.112cm" svg:y2="18.145cm">
            <text:p/>
          </draw:line>
          <draw:frame draw:style-name="gr2" draw:text-style-name="P1" draw:layer="layout" svg:width="0.425cm" svg:height="1.219cm" svg:x="6.687cm" svg:y="17.536cm">
            <draw:text-box>
              <text:p/>
            </draw:text-box>
          </draw:frame>
        </draw:g>
        <draw:g>
          <draw:line draw:style-name="gr1" draw:text-style-name="P1" draw:layer="layout" svg:x1="7.237cm" svg:y1="18.145cm" svg:x2="7.662cm" svg:y2="18.145cm">
            <text:p/>
          </draw:line>
          <draw:frame draw:style-name="gr2" draw:text-style-name="P1" draw:layer="layout" svg:width="0.425cm" svg:height="1.219cm" svg:x="7.237cm" svg:y="17.536cm">
            <draw:text-box>
              <text:p/>
            </draw:text-box>
          </draw:frame>
        </draw:g>
        <draw:g>
          <draw:line draw:style-name="gr1" draw:text-style-name="P1" draw:layer="layout" svg:x1="7.662cm" svg:y1="18.145cm" svg:x2="8.087cm" svg:y2="18.145cm">
            <text:p/>
          </draw:line>
          <draw:frame draw:style-name="gr2" draw:text-style-name="P1" draw:layer="layout" svg:width="0.425cm" svg:height="1.219cm" svg:x="7.662cm" svg:y="17.536cm">
            <draw:text-box>
              <text:p/>
            </draw:text-box>
          </draw:frame>
        </draw:g>
        <draw:g>
          <draw:g>
            <draw:polygon draw:style-name="gr3" draw:text-style-name="P2" draw:layer="layout" svg:width="0.4cm" svg:height="1cm" svg:x="7.487cm" svg:y="18.57cm" svg:viewBox="0 0 401 1001" draw:points="401,0 0,0 0,1001 400,1001">
              <text:p/>
            </draw:polygon>
            <draw:polygon draw:style-name="gr1" draw:text-style-name="P1" draw:layer="layout" svg:width="0.4cm" svg:height="1cm" svg:x="7.487cm" svg:y="18.57cm" svg:viewBox="0 0 401 1001" draw:points="401,0 0,0 0,1001 400,1001">
              <text:p/>
            </draw:polygon>
          </draw:g>
          <draw:frame draw:style-name="gr11" draw:text-style-name="P1" draw:layer="layout" svg:width="0.4cm" svg:height="1.219cm" draw:transform="rotate (-3.14159265358979) translate (7.887cm 19.679cm)">
            <draw:text-box>
              <text:p/>
            </draw:text-box>
          </draw:frame>
        </draw:g>
        <draw:g>
          <draw:line draw:style-name="gr1" draw:text-style-name="P1" draw:layer="layout" svg:x1="7.687cm" svg:y1="18.145cm" svg:x2="7.687cm" svg:y2="18.57cm">
            <text:p/>
          </draw:line>
          <draw:frame draw:style-name="gr2" draw:text-style-name="P1" draw:layer="layout" svg:width="0.425cm" svg:height="1.219cm" draw:transform="rotate (-1.5707963267949) translate (8.296cm 18.145cm)">
            <draw:text-box>
              <text:p/>
            </draw:text-box>
          </draw:frame>
        </draw:g>
        <draw:g>
          <draw:line draw:style-name="gr1" draw:text-style-name="P1" draw:layer="layout" svg:x1="7.687cm" svg:y1="19.57cm" svg:x2="7.687cm" svg:y2="19.995cm">
            <text:p/>
          </draw:line>
          <draw:frame draw:style-name="gr2" draw:text-style-name="P1" draw:layer="layout" svg:width="0.425cm" svg:height="1.219cm" draw:transform="rotate (-1.5707963267949) translate (8.296cm 19.57cm)">
            <draw:text-box>
              <text:p/>
            </draw:text-box>
          </draw:frame>
        </draw:g>
        <draw:g>
          <draw:line draw:style-name="gr1" draw:text-style-name="P1" draw:layer="layout" svg:x1="7.387cm" svg:y1="19.995cm" svg:x2="7.986cm" svg:y2="19.995cm">
            <text:p/>
          </draw:line>
          <draw:frame draw:style-name="gr2" draw:text-style-name="P1" draw:layer="layout" svg:width="0.6cm" svg:height="1.219cm" svg:x="7.387cm" svg:y="19.386cm">
            <draw:text-box>
              <text:p/>
            </draw:text-box>
          </draw:frame>
        </draw:g>
        <draw:g>
          <draw:line draw:style-name="gr1" draw:text-style-name="P1" draw:layer="layout" svg:x1="7.687cm" svg:y1="19.615cm" svg:x2="7.687cm" svg:y2="19.994cm">
            <text:p/>
          </draw:line>
          <draw:frame draw:style-name="gr2" draw:text-style-name="P1" draw:layer="layout" svg:width="0.38cm" svg:height="1.219cm" draw:transform="rotate (-1.5707963267949) translate (8.296cm 19.615cm)">
            <draw:text-box>
              <text:p/>
            </draw:text-box>
          </draw:frame>
        </draw:g>
        <draw:g>
          <draw:line draw:style-name="gr1" draw:text-style-name="P1" draw:layer="layout" svg:x1="7.627cm" svg:y1="18.145cm" svg:x2="10.136cm" svg:y2="18.145cm">
            <text:p/>
          </draw:line>
          <draw:frame draw:style-name="gr2" draw:text-style-name="P1" draw:layer="layout" svg:width="2.51cm" svg:height="1.219cm" svg:x="7.627cm" svg:y="17.536cm">
            <draw:text-box>
              <text:p/>
            </draw:text-box>
          </draw:frame>
        </draw:g>
        <draw:g>
          <draw:line draw:style-name="gr1" draw:text-style-name="P1" draw:layer="layout" svg:x1="9.337cm" svg:y1="18.95cm" svg:x2="10.137cm" svg:y2="18.95cm">
            <text:p/>
          </draw:line>
          <draw:frame draw:style-name="gr2" draw:text-style-name="P1" draw:layer="layout" svg:width="0.8cm" svg:height="1.219cm" svg:x="9.337cm" svg:y="18.341cm">
            <draw:text-box>
              <text:p/>
            </draw:text-box>
          </draw:frame>
        </draw:g>
        <draw:g>
          <draw:g>
            <draw:polygon draw:style-name="gr3" draw:text-style-name="P2" draw:layer="layout" svg:width="0.4cm" svg:height="1cm" svg:x="9.137cm" svg:y="20.175cm" svg:viewBox="0 0 401 1001" draw:points="401,0 0,0 0,1001 400,1001">
              <text:p/>
            </draw:polygon>
            <draw:polygon draw:style-name="gr1" draw:text-style-name="P1" draw:layer="layout" svg:width="0.4cm" svg:height="1cm" svg:x="9.137cm" svg:y="20.175cm" svg:viewBox="0 0 401 1001" draw:points="401,0 0,0 0,1001 400,1001">
              <text:p/>
            </draw:polygon>
          </draw:g>
          <draw:frame draw:style-name="gr11" draw:text-style-name="P1" draw:layer="layout" svg:width="0.4cm" svg:height="1.219cm" draw:transform="rotate (-3.14159265358979) translate (9.537cm 21.284cm)">
            <draw:text-box>
              <text:p/>
            </draw:text-box>
          </draw:frame>
        </draw:g>
        <draw:g>
          <draw:line draw:style-name="gr1" draw:text-style-name="P1" draw:layer="layout" svg:x1="9.337cm" svg:y1="19.75cm" svg:x2="9.337cm" svg:y2="20.175cm">
            <text:p/>
          </draw:line>
          <draw:frame draw:style-name="gr2" draw:text-style-name="P1" draw:layer="layout" svg:width="0.425cm" svg:height="1.219cm" draw:transform="rotate (-1.5707963267949) translate (9.946cm 19.75cm)">
            <draw:text-box>
              <text:p/>
            </draw:text-box>
          </draw:frame>
        </draw:g>
        <draw:g>
          <draw:line draw:style-name="gr1" draw:text-style-name="P1" draw:layer="layout" svg:x1="9.337cm" svg:y1="21.175cm" svg:x2="9.337cm" svg:y2="21.6cm">
            <text:p/>
          </draw:line>
          <draw:frame draw:style-name="gr2" draw:text-style-name="P1" draw:layer="layout" svg:width="0.425cm" svg:height="1.219cm" draw:transform="rotate (-1.5707963267949) translate (9.946cm 21.175cm)">
            <draw:text-box>
              <text:p/>
            </draw:text-box>
          </draw:frame>
        </draw:g>
        <draw:g>
          <draw:line draw:style-name="gr1" draw:text-style-name="P1" draw:layer="layout" svg:x1="9.337cm" svg:y1="19.799cm" svg:x2="9.337cm" svg:y2="18.95cm">
            <text:p/>
          </draw:line>
          <draw:frame draw:style-name="gr2" draw:text-style-name="P1" draw:layer="layout" svg:width="0.85cm" svg:height="1.219cm" draw:transform="rotate (1.5707963267949) translate (8.728cm 19.8cm)">
            <draw:text-box>
              <text:p/>
            </draw:text-box>
          </draw:frame>
        </draw:g>
        <draw:g>
          <draw:line draw:style-name="gr1" draw:text-style-name="P1" draw:layer="layout" svg:x1="10.137cm" svg:y1="19.35cm" svg:x2="10.137cm" svg:y2="17.75cm">
            <text:p/>
          </draw:line>
          <draw:frame draw:style-name="gr2" draw:text-style-name="P1" draw:layer="layout" svg:width="1.6cm" svg:height="1.219cm" draw:transform="rotate (1.5707963267949) translate (9.528cm 19.35cm)">
            <draw:text-box>
              <text:p/>
            </draw:text-box>
          </draw:frame>
        </draw:g>
        <draw:g>
          <draw:line draw:style-name="gr1" draw:text-style-name="P1" draw:layer="layout" svg:x1="9.337cm" svg:y1="19.75cm" svg:x2="10.137cm" svg:y2="19.75cm">
            <text:p/>
          </draw:line>
          <draw:frame draw:style-name="gr2" draw:text-style-name="P1" draw:layer="layout" svg:width="0.8cm" svg:height="1.219cm" svg:x="9.337cm" svg:y="19.141cm">
            <draw:text-box>
              <text:p/>
            </draw:text-box>
          </draw:frame>
        </draw:g>
        <draw:g>
          <draw:g>
            <draw:polygon draw:style-name="gr3" draw:text-style-name="P2" draw:layer="layout" svg:width="1cm" svg:height="0.4cm" svg:x="10.537cm" svg:y="19.55cm" svg:viewBox="0 0 1001 401" draw:points="0,0 0,401 1001,401 1001,0">
              <text:p/>
            </draw:polygon>
            <draw:polygon draw:style-name="gr1" draw:text-style-name="P1" draw:layer="layout" svg:width="1cm" svg:height="0.4cm" svg:x="10.537cm" svg:y="19.55cm" svg:viewBox="0 0 1001 401" draw:points="0,0 0,401 1001,401 1001,0">
              <text:p/>
            </draw:polygon>
          </draw:g>
          <draw:frame draw:style-name="gr11" draw:text-style-name="P1" draw:layer="layout" svg:width="0.4cm" svg:height="1.219cm" draw:transform="rotate (-1.5707963267949) translate (11.646cm 19.55cm)">
            <draw:text-box>
              <text:p/>
            </draw:text-box>
          </draw:frame>
        </draw:g>
        <draw:g>
          <draw:line draw:style-name="gr1" draw:text-style-name="P1" draw:layer="layout" svg:x1="10.112cm" svg:y1="19.75cm" svg:x2="10.537cm" svg:y2="19.75cm">
            <text:p/>
          </draw:line>
          <draw:frame draw:style-name="gr2" draw:text-style-name="P1" draw:layer="layout" svg:width="0.425cm" svg:height="1.219cm" svg:x="10.112cm" svg:y="19.141cm">
            <draw:text-box>
              <text:p/>
            </draw:text-box>
          </draw:frame>
        </draw:g>
        <draw:g>
          <draw:line draw:style-name="gr1" draw:text-style-name="P1" draw:layer="layout" svg:x1="11.537cm" svg:y1="19.75cm" svg:x2="11.962cm" svg:y2="19.75cm">
            <text:p/>
          </draw:line>
          <draw:frame draw:style-name="gr2" draw:text-style-name="P1" draw:layer="layout" svg:width="0.425cm" svg:height="1.219cm" svg:x="11.537cm" svg:y="19.141cm">
            <draw:text-box>
              <text:p/>
            </draw:text-box>
          </draw:frame>
        </draw:g>
        <draw:g>
          <draw:line draw:style-name="gr1" draw:text-style-name="P1" draw:layer="layout" svg:x1="11.1cm" svg:y1="20.351cm" svg:x2="11.1cm" svg:y2="20.851cm">
            <text:p/>
          </draw:line>
          <draw:frame draw:style-name="gr2" draw:text-style-name="P1" draw:layer="layout" svg:width="0.5cm" svg:height="1.219cm" draw:transform="rotate (-1.5707963267949) translate (11.709cm 20.351cm)">
            <draw:text-box>
              <text:p/>
            </draw:text-box>
          </draw:frame>
        </draw:g>
        <draw:g>
          <draw:line draw:style-name="gr1" draw:text-style-name="P1" draw:layer="layout" svg:x1="10.975cm" svg:y1="20.351cm" svg:x2="10.975cm" svg:y2="20.851cm">
            <text:p/>
          </draw:line>
          <draw:frame draw:style-name="gr2" draw:text-style-name="P1" draw:layer="layout" svg:width="0.5cm" svg:height="1.219cm" draw:transform="rotate (-1.5707963267949) translate (11.584cm 20.351cm)">
            <draw:text-box>
              <text:p/>
            </draw:text-box>
          </draw:frame>
        </draw:g>
        <draw:g>
          <draw:line draw:style-name="gr1" draw:text-style-name="P1" draw:layer="layout" svg:x1="10.55cm" svg:y1="20.601cm" svg:x2="10.975cm" svg:y2="20.601cm">
            <text:p/>
          </draw:line>
          <draw:frame draw:style-name="gr2" draw:text-style-name="P1" draw:layer="layout" svg:width="0.425cm" svg:height="1.219cm" svg:x="10.55cm" svg:y="19.992cm">
            <draw:text-box>
              <text:p/>
            </draw:text-box>
          </draw:frame>
        </draw:g>
        <draw:g>
          <draw:line draw:style-name="gr1" draw:text-style-name="P1" draw:layer="layout" svg:x1="11.1cm" svg:y1="20.601cm" svg:x2="11.525cm" svg:y2="20.601cm">
            <text:p/>
          </draw:line>
          <draw:frame draw:style-name="gr2" draw:text-style-name="P1" draw:layer="layout" svg:width="0.425cm" svg:height="1.219cm" svg:x="11.1cm" svg:y="19.992cm">
            <draw:text-box>
              <text:p/>
            </draw:text-box>
          </draw:frame>
        </draw:g>
        <draw:g>
          <draw:line draw:style-name="gr1" draw:text-style-name="P1" draw:layer="layout" svg:x1="10.137cm" svg:y1="20.6cm" svg:x2="10.137cm" svg:y2="19.75cm">
            <text:p/>
          </draw:line>
          <draw:frame draw:style-name="gr2" draw:text-style-name="P1" draw:layer="layout" svg:width="0.85cm" svg:height="1.219cm" draw:transform="rotate (1.5707963267949) translate (9.528cm 20.6cm)">
            <draw:text-box>
              <text:p/>
            </draw:text-box>
          </draw:frame>
        </draw:g>
        <draw:g>
          <draw:line draw:style-name="gr1" draw:text-style-name="P1" draw:layer="layout" svg:x1="11.962cm" svg:y1="20.599cm" svg:x2="11.962cm" svg:y2="19.75cm">
            <text:p/>
          </draw:line>
          <draw:frame draw:style-name="gr2" draw:text-style-name="P1" draw:layer="layout" svg:width="0.85cm" svg:height="1.219cm" draw:transform="rotate (1.5707963267949) translate (11.353cm 20.6cm)">
            <draw:text-box>
              <text:p/>
            </draw:text-box>
          </draw:frame>
        </draw:g>
        <draw:g>
          <draw:line draw:style-name="gr1" draw:text-style-name="P1" draw:layer="layout" svg:x1="10.137cm" svg:y1="20.601cm" svg:x2="10.937cm" svg:y2="20.601cm">
            <text:p/>
          </draw:line>
          <draw:frame draw:style-name="gr2" draw:text-style-name="P1" draw:layer="layout" svg:width="0.8cm" svg:height="1.219cm" svg:x="10.137cm" svg:y="19.992cm">
            <draw:text-box>
              <text:p/>
            </draw:text-box>
          </draw:frame>
        </draw:g>
        <draw:g>
          <draw:line draw:style-name="gr1" draw:text-style-name="P1" draw:layer="layout" svg:x1="11.162cm" svg:y1="20.601cm" svg:x2="11.962cm" svg:y2="20.601cm">
            <text:p/>
          </draw:line>
          <draw:frame draw:style-name="gr2" draw:text-style-name="P1" draw:layer="layout" svg:width="0.8cm" svg:height="1.219cm" svg:x="11.162cm" svg:y="19.992cm">
            <draw:text-box>
              <text:p/>
            </draw:text-box>
          </draw:frame>
        </draw:g>
        <draw:g>
          <draw:line draw:style-name="gr1" draw:text-style-name="P1" draw:layer="layout" svg:x1="9.037cm" svg:y1="21.6cm" svg:x2="9.636cm" svg:y2="21.6cm">
            <text:p/>
          </draw:line>
          <draw:frame draw:style-name="gr2" draw:text-style-name="P1" draw:layer="layout" svg:width="0.6cm" svg:height="1.219cm" svg:x="9.037cm" svg:y="20.991cm">
            <draw:text-box>
              <text:p/>
            </draw:text-box>
          </draw:frame>
        </draw:g>
        <draw:g>
          <draw:line draw:style-name="gr1" draw:text-style-name="P1" draw:layer="layout" svg:x1="9.337cm" svg:y1="21.22cm" svg:x2="9.337cm" svg:y2="21.599cm">
            <text:p/>
          </draw:line>
          <draw:frame draw:style-name="gr2" draw:text-style-name="P1" draw:layer="layout" svg:width="0.38cm" svg:height="1.219cm" draw:transform="rotate (-1.5707963267949) translate (9.946cm 21.22cm)">
            <draw:text-box>
              <text:p/>
            </draw:text-box>
          </draw:frame>
        </draw:g>
        <draw:g>
          <draw:path draw:style-name="gr10" draw:text-style-name="P4" draw:layer="layout" svg:width="0.139cm" svg:height="0.139cm" svg:x="7.617cm" svg:y="18.075cm" svg:viewBox="0 0 140 140" svg:d="M140 71c0 13-3 23-9 34-7 11-15 19-26 26-11 6-22 9-35 9s-24-3-35-9c-11-7-19-15-26-26-6-11-9-22-9-35s3-24 9-35c7-11 15-19 26-26 11-6 21-9 34-9h1c13 0 24 3 35 9 11 7 19 15 26 26 6 11 9 22 9 35z">
            <text:p/>
          </draw:path>
          <draw:path draw:style-name="gr12" draw:text-style-name="P1" draw:layer="layout" svg:width="0.139cm" svg:height="0.139cm" svg:x="7.617cm" svg:y="18.075cm" svg:viewBox="0 0 140 140" svg:d="M140 71c0 13-3 23-9 34-7 11-15 19-26 26-11 6-22 9-35 9s-24-3-35-9c-11-7-19-15-26-26-6-11-9-22-9-35s3-24 9-35c7-11 15-19 26-26 11-6 21-9 34-9h1c13 0 24 3 35 9 11 7 19 15 26 26 6 11 9 22 9 35z">
            <text:p/>
          </draw:path>
        </draw:g>
        <draw:g>
          <draw:path draw:style-name="gr10" draw:text-style-name="P4" draw:layer="layout" svg:width="0.139cm" svg:height="0.139cm" svg:x="9.267cm" svg:y="19.68cm" svg:viewBox="0 0 140 140" svg:d="M140 70c0 13-3 24-9 35-7 11-15 19-26 26-11 6-22 9-35 9s-24-3-35-9c-11-7-19-15-26-26-6-11-9-22-9-35s3-24 9-35c7-11 15-19 26-26 11-6 21-9 34-9h1c13 0 24 3 35 9 11 7 19 15 26 26 6 11 9 22 9 35z">
            <text:p/>
          </draw:path>
          <draw:path draw:style-name="gr12" draw:text-style-name="P1" draw:layer="layout" svg:width="0.139cm" svg:height="0.139cm" svg:x="9.267cm" svg:y="19.68cm" svg:viewBox="0 0 140 140" svg:d="M140 70c0 13-3 24-9 35-7 11-15 19-26 26-11 6-22 9-35 9s-24-3-35-9c-11-7-19-15-26-26-6-11-9-22-9-35s3-24 9-35c7-11 15-19 26-26 11-6 21-9 34-9h1c13 0 24 3 35 9 11 7 19 15 26 26 6 11 9 22 9 35z">
            <text:p/>
          </draw:path>
        </draw:g>
        <draw:g>
          <draw:path draw:style-name="gr10" draw:text-style-name="P4" draw:layer="layout" svg:width="0.138cm" svg:height="0.139cm" svg:x="10.067cm" svg:y="19.68cm" svg:viewBox="0 0 139 140" svg:d="M139 71c0 13-3 23-9 34-7 11-15 19-26 26-11 6-22 9-34 9-13 0-24-3-35-9-11-7-19-15-26-26-6-11-9-22-9-35s3-24 9-35c7-11 15-19 26-26 11-6 21-9 34-9h1c12 0 23 3 34 9 11 7 19 15 26 26 6 11 9 22 9 35z">
            <text:p/>
          </draw:path>
          <draw:path draw:style-name="gr12" draw:text-style-name="P1" draw:layer="layout" svg:width="0.138cm" svg:height="0.139cm" svg:x="10.067cm" svg:y="19.68cm" svg:viewBox="0 0 139 140" svg:d="M139 71c0 13-3 23-9 34-7 11-15 19-26 26-11 6-22 9-34 9-13 0-24-3-35-9-11-7-19-15-26-26-6-11-9-22-9-35s3-24 9-35c7-11 15-19 26-26 11-6 21-9 34-9h1c12 0 23 3 34 9 11 7 19 15 26 26 6 11 9 22 9 35z">
            <text:p/>
          </draw:path>
        </draw:g>
        <draw:g>
          <draw:path draw:style-name="gr10" draw:text-style-name="P4" draw:layer="layout" svg:width="0.139cm" svg:height="0.139cm" svg:x="11.892cm" svg:y="19.68cm" svg:viewBox="0 0 140 140" svg:d="M140 70c0 13-3 24-9 35-7 11-15 19-26 26-11 6-22 9-35 9s-24-3-35-9c-11-7-19-15-26-26-6-11-9-22-9-35s3-24 9-35c7-11 15-19 26-26 11-6 21-9 34-9h1c13 0 24 3 35 9 11 7 19 15 26 26 6 11 9 22 9 35z">
            <text:p/>
          </draw:path>
          <draw:path draw:style-name="gr12" draw:text-style-name="P1" draw:layer="layout" svg:width="0.139cm" svg:height="0.139cm" svg:x="11.892cm" svg:y="19.68cm" svg:viewBox="0 0 140 140" svg:d="M140 70c0 13-3 24-9 35-7 11-15 19-26 26-11 6-22 9-35 9s-24-3-35-9c-11-7-19-15-26-26-6-11-9-22-9-35s3-24 9-35c7-11 15-19 26-26 11-6 21-9 34-9h1c13 0 24 3 35 9 11 7 19 15 26 26 6 11 9 22 9 35z">
            <text:p/>
          </draw:path>
        </draw:g>
        <draw:g>
          <draw:line draw:style-name="gr1" draw:text-style-name="P1" draw:layer="layout" svg:x1="10.137cm" svg:y1="19.352cm" svg:x2="11.465cm" svg:y2="18.521cm">
            <text:p/>
          </draw:line>
          <draw:frame draw:style-name="gr2" draw:text-style-name="P1" draw:layer="layout" svg:width="1.565cm" svg:height="1.219cm" draw:transform="rotate (0.558505360638185) translate (9.814cm 18.834cm)">
            <draw:text-box>
              <text:p/>
            </draw:text-box>
          </draw:frame>
        </draw:g>
        <draw:g>
          <draw:line draw:style-name="gr1" draw:text-style-name="P1" draw:layer="layout" svg:x1="10.137cm" svg:y1="17.75cm" svg:x2="11.467cm" svg:y2="18.518cm">
            <text:p/>
          </draw:line>
          <draw:frame draw:style-name="gr2" draw:text-style-name="P1" draw:layer="layout" svg:width="1.535cm" svg:height="1.219cm" draw:transform="rotate (-0.523598775598299) translate (10.441cm 17.223cm)">
            <draw:text-box>
              <text:p/>
            </draw:text-box>
          </draw:frame>
        </draw:g>
        <draw:g>
          <draw:line draw:style-name="gr1" draw:text-style-name="P1" draw:layer="layout" svg:x1="11.466cm" svg:y1="18.517cm" svg:x2="13.836cm" svg:y2="18.517cm">
            <text:p/>
          </draw:line>
          <draw:frame draw:style-name="gr2" draw:text-style-name="P1" draw:layer="layout" svg:width="2.371cm" svg:height="1.219cm" svg:x="11.466cm" svg:y="17.908cm">
            <draw:text-box>
              <text:p/>
            </draw:text-box>
          </draw:frame>
        </draw:g>
        <draw:g>
          <draw:line draw:style-name="gr1" draw:text-style-name="P1" draw:layer="layout" svg:x1="11.962cm" svg:y1="19.749cm" svg:x2="11.962cm" svg:y2="18.558cm">
            <text:p/>
          </draw:line>
          <draw:frame draw:style-name="gr2" draw:text-style-name="P1" draw:layer="layout" svg:width="1.192cm" svg:height="1.219cm" draw:transform="rotate (1.5707963267949) translate (11.353cm 19.75cm)">
            <draw:text-box>
              <text:p/>
            </draw:text-box>
          </draw:frame>
        </draw:g>
        <draw:g>
          <draw:path draw:style-name="gr10" draw:text-style-name="P4" draw:layer="layout" svg:width="0.139cm" svg:height="0.139cm" svg:x="11.892cm" svg:y="18.448cm" svg:viewBox="0 0 140 140" svg:d="M140 71c0 13-3 23-9 34-7 11-15 19-26 26-11 6-22 9-35 9s-24-3-35-9c-11-7-19-15-26-26-6-11-9-22-9-35s3-24 9-35c7-11 15-19 26-26 11-6 21-9 34-9h1c13 0 24 3 35 9 11 7 19 15 26 26 6 11 9 22 9 35z">
            <text:p/>
          </draw:path>
          <draw:path draw:style-name="gr12" draw:text-style-name="P1" draw:layer="layout" svg:width="0.139cm" svg:height="0.139cm" svg:x="11.892cm" svg:y="18.448cm" svg:viewBox="0 0 140 140" svg:d="M140 71c0 13-3 23-9 34-7 11-15 19-26 26-11 6-22 9-35 9s-24-3-35-9c-11-7-19-15-26-26-6-11-9-22-9-35s3-24 9-35c7-11 15-19 26-26 11-6 21-9 34-9h1c13 0 24 3 35 9 11 7 19 15 26 26 6 11 9 22 9 35z">
            <text:p/>
          </draw:path>
        </draw:g>
        <draw:frame draw:style-name="gr7" draw:text-style-name="P1" draw:layer="layout" svg:width="1.324cm" svg:height="0.757cm" svg:x="6.737cm" svg:y="17.292cm">
          <draw:text-box>
            <text:p text:style-name="P3"><text:span text:style-name="T3">C4</text:span></text:p>
          </draw:text-box>
        </draw:frame>
        <draw:frame draw:style-name="gr7" draw:text-style-name="P1" draw:layer="layout" svg:width="1.324cm" svg:height="0.757cm" svg:x="7.575cm" svg:y="18.414cm">
          <draw:text-box>
            <text:p text:style-name="P3"><text:span text:style-name="T3">R6</text:span></text:p>
          </draw:text-box>
        </draw:frame>
        <draw:frame draw:style-name="gr7" draw:text-style-name="P1" draw:layer="layout" svg:width="1.324cm" svg:height="0.757cm" svg:x="9.175cm" svg:y="20.051cm">
          <draw:text-box>
            <text:p text:style-name="P3"><text:span text:style-name="T3">R8</text:span></text:p>
          </draw:text-box>
        </draw:frame>
        <draw:frame draw:style-name="gr7" draw:text-style-name="P1" draw:layer="layout" svg:width="1.324cm" svg:height="0.757cm" svg:x="10.413cm" svg:y="18.972cm">
          <draw:text-box>
            <text:p text:style-name="P3"><text:span text:style-name="T3">R10</text:span></text:p>
          </draw:text-box>
        </draw:frame>
        <draw:frame draw:style-name="gr7" draw:text-style-name="P1" draw:layer="layout" svg:width="1.324cm" svg:height="0.757cm" svg:x="10.737cm" svg:y="19.892cm">
          <draw:text-box>
            <text:p text:style-name="P3"><text:span text:style-name="T3">C6</text:span></text:p>
          </draw:text-box>
        </draw:frame>
        <draw:g>
          <draw:line draw:style-name="gr12" draw:text-style-name="P1" draw:layer="layout" svg:x1="10.337cm" svg:y1="18.08cm" svg:x2="10.337cm" svg:y2="18.209cm">
            <text:p/>
          </draw:line>
          <draw:frame draw:style-name="gr2" draw:text-style-name="P1" draw:layer="layout" svg:width="0.13cm" svg:height="1.219cm" draw:transform="rotate (-1.5707963267949) translate (10.946cm 18.08cm)">
            <draw:text-box>
              <text:p/>
            </draw:text-box>
          </draw:frame>
        </draw:g>
        <draw:g>
          <draw:line draw:style-name="gr12" draw:text-style-name="P1" draw:layer="layout" svg:x1="10.272cm" svg:y1="18.145cm" svg:x2="10.401cm" svg:y2="18.145cm">
            <text:p/>
          </draw:line>
          <draw:frame draw:style-name="gr2" draw:text-style-name="P1" draw:layer="layout" svg:width="0.13cm" svg:height="1.219cm" svg:x="10.272cm" svg:y="17.536cm">
            <draw:text-box>
              <text:p/>
            </draw:text-box>
          </draw:frame>
        </draw:g>
        <draw:g>
          <draw:line draw:style-name="gr12" draw:text-style-name="P1" draw:layer="layout" svg:x1="10.272cm" svg:y1="18.95cm" svg:x2="10.401cm" svg:y2="18.95cm">
            <text:p/>
          </draw:line>
          <draw:frame draw:style-name="gr2" draw:text-style-name="P1" draw:layer="layout" svg:width="0.13cm" svg:height="1.219cm" svg:x="10.272cm" svg:y="18.341cm">
            <draw:text-box>
              <text:p/>
            </draw:text-box>
          </draw:frame>
        </draw:g>
        <draw:g>
          <draw:path draw:style-name="gr10" draw:text-style-name="P4" draw:layer="layout" svg:width="0.139cm" svg:height="0.139cm" svg:x="12.867cm" svg:y="18.448cm" svg:viewBox="0 0 140 140" svg:d="M140 71c0 13-3 23-9 34-7 11-15 19-26 26-11 6-22 9-35 9s-24-3-35-9c-11-7-19-15-26-26-6-11-9-22-9-35s3-24 9-35c7-11 15-19 26-26 11-6 21-9 34-9h1c13 0 24 3 35 9 11 7 19 15 26 26 6 11 9 22 9 35z">
            <text:p/>
          </draw:path>
          <draw:path draw:style-name="gr12" draw:text-style-name="P1" draw:layer="layout" svg:width="0.139cm" svg:height="0.139cm" svg:x="12.867cm" svg:y="18.448cm" svg:viewBox="0 0 140 140" svg:d="M140 71c0 13-3 23-9 34-7 11-15 19-26 26-11 6-22 9-35 9s-24-3-35-9c-11-7-19-15-26-26-6-11-9-22-9-35s3-24 9-35c7-11 15-19 26-26 11-6 21-9 34-9h1c13 0 24 3 35 9 11 7 19 15 26 26 6 11 9 22 9 35z">
            <text:p/>
          </draw:path>
        </draw:g>
        <draw:g>
          <draw:line draw:style-name="gr1" draw:text-style-name="P1" draw:layer="layout" svg:x1="5.443cm" svg:y1="18.145cm" svg:x2="7.112cm" svg:y2="18.145cm">
            <text:p/>
          </draw:line>
          <draw:frame draw:style-name="gr2" draw:text-style-name="P1" draw:layer="layout" svg:width="1.669cm" svg:height="1.219cm" svg:x="5.443cm" svg:y="17.536cm">
            <draw:text-box>
              <text:p/>
            </draw:text-box>
          </draw:frame>
        </draw:g>
        <draw:g>
          <draw:line draw:style-name="gr1" draw:text-style-name="P1" draw:layer="layout" svg:x1="11.956cm" svg:y1="24.797cm" svg:x2="14.004cm" svg:y2="24.797cm">
            <text:p/>
          </draw:line>
          <draw:frame draw:style-name="gr2" draw:text-style-name="P1" draw:layer="layout" svg:width="2.048cm" svg:height="1.219cm" svg:x="11.956cm" svg:y="24.188cm">
            <draw:text-box>
              <text:p/>
            </draw:text-box>
          </draw:frame>
        </draw:g>
        <draw:g>
          <draw:line draw:style-name="gr1" draw:text-style-name="P1" draw:layer="layout" svg:x1="13.427cm" svg:y1="24.797cm" svg:x2="15.948cm" svg:y2="24.797cm">
            <text:p/>
          </draw:line>
          <draw:frame draw:style-name="gr2" draw:text-style-name="P1" draw:layer="layout" svg:width="2.521cm" svg:height="1.219cm" svg:x="13.427cm" svg:y="24.188cm">
            <draw:text-box>
              <text:p/>
            </draw:text-box>
          </draw:frame>
        </draw:g>
        <draw:g>
          <draw:line draw:style-name="gr12" draw:text-style-name="P1" draw:layer="layout" svg:x1="7.482cm" svg:y1="24.23cm" svg:x2="7.482cm" svg:y2="24.38cm">
            <text:p/>
          </draw:line>
          <draw:frame draw:style-name="gr2" draw:text-style-name="P1" draw:layer="layout" svg:width="0.15cm" svg:height="1.219cm" draw:transform="rotate (-1.5707963267949) translate (8.091cm 24.23cm)">
            <draw:text-box>
              <text:p/>
            </draw:text-box>
          </draw:frame>
        </draw:g>
        <draw:g>
          <draw:line draw:style-name="gr12" draw:text-style-name="P1" draw:layer="layout" svg:x1="7.407cm" svg:y1="24.305cm" svg:x2="7.556cm" svg:y2="24.305cm">
            <text:p/>
          </draw:line>
          <draw:frame draw:style-name="gr2" draw:text-style-name="P1" draw:layer="layout" svg:width="0.15cm" svg:height="1.219cm" svg:x="7.407cm" svg:y="23.696cm">
            <draw:text-box>
              <text:p/>
            </draw:text-box>
          </draw:frame>
        </draw:g>
        <draw:g>
          <draw:line draw:style-name="gr1" draw:text-style-name="P1" draw:layer="layout" svg:x1="7.727cm" svg:y1="24.175cm" svg:x2="7.727cm" svg:y2="24.675cm">
            <text:p/>
          </draw:line>
          <draw:frame draw:style-name="gr2" draw:text-style-name="P1" draw:layer="layout" svg:width="0.5cm" svg:height="1.219cm" draw:transform="rotate (-1.5707963267949) translate (8.336cm 24.175cm)">
            <draw:text-box>
              <text:p/>
            </draw:text-box>
          </draw:frame>
        </draw:g>
        <draw:g>
          <draw:line draw:style-name="gr1" draw:text-style-name="P1" draw:layer="layout" svg:x1="7.602cm" svg:y1="24.175cm" svg:x2="7.602cm" svg:y2="24.675cm">
            <text:p/>
          </draw:line>
          <draw:frame draw:style-name="gr2" draw:text-style-name="P1" draw:layer="layout" svg:width="0.5cm" svg:height="1.219cm" draw:transform="rotate (-1.5707963267949) translate (8.211cm 24.175cm)">
            <draw:text-box>
              <text:p/>
            </draw:text-box>
          </draw:frame>
        </draw:g>
        <draw:g>
          <draw:line draw:style-name="gr1" draw:text-style-name="P1" draw:layer="layout" svg:x1="7.177cm" svg:y1="24.425cm" svg:x2="7.602cm" svg:y2="24.425cm">
            <text:p/>
          </draw:line>
          <draw:frame draw:style-name="gr2" draw:text-style-name="P1" draw:layer="layout" svg:width="0.425cm" svg:height="1.219cm" svg:x="7.177cm" svg:y="23.816cm">
            <draw:text-box>
              <text:p/>
            </draw:text-box>
          </draw:frame>
        </draw:g>
        <draw:g>
          <draw:line draw:style-name="gr1" draw:text-style-name="P1" draw:layer="layout" svg:x1="7.727cm" svg:y1="24.425cm" svg:x2="8.152cm" svg:y2="24.425cm">
            <text:p/>
          </draw:line>
          <draw:frame draw:style-name="gr2" draw:text-style-name="P1" draw:layer="layout" svg:width="0.425cm" svg:height="1.219cm" svg:x="7.727cm" svg:y="23.816cm">
            <draw:text-box>
              <text:p/>
            </draw:text-box>
          </draw:frame>
        </draw:g>
        <draw:g>
          <draw:line draw:style-name="gr1" draw:text-style-name="P1" draw:layer="layout" svg:x1="8.152cm" svg:y1="24.425cm" svg:x2="8.577cm" svg:y2="24.425cm">
            <text:p/>
          </draw:line>
          <draw:frame draw:style-name="gr2" draw:text-style-name="P1" draw:layer="layout" svg:width="0.425cm" svg:height="1.219cm" svg:x="8.152cm" svg:y="23.816cm">
            <draw:text-box>
              <text:p/>
            </draw:text-box>
          </draw:frame>
        </draw:g>
        <draw:g>
          <draw:g>
            <draw:polygon draw:style-name="gr3" draw:text-style-name="P2" draw:layer="layout" svg:width="0.4cm" svg:height="1cm" svg:x="7.977cm" svg:y="24.85cm" svg:viewBox="0 0 401 1001" draw:points="401,0 0,0 0,1001 400,1001">
              <text:p/>
            </draw:polygon>
            <draw:polygon draw:style-name="gr1" draw:text-style-name="P1" draw:layer="layout" svg:width="0.4cm" svg:height="1cm" svg:x="7.977cm" svg:y="24.85cm" svg:viewBox="0 0 401 1001" draw:points="401,0 0,0 0,1001 400,1001">
              <text:p/>
            </draw:polygon>
          </draw:g>
          <draw:frame draw:style-name="gr11" draw:text-style-name="P1" draw:layer="layout" svg:width="0.4cm" svg:height="1.219cm" draw:transform="rotate (-3.14159265358979) translate (8.377cm 25.959cm)">
            <draw:text-box>
              <text:p/>
            </draw:text-box>
          </draw:frame>
        </draw:g>
        <draw:g>
          <draw:line draw:style-name="gr1" draw:text-style-name="P1" draw:layer="layout" svg:x1="8.177cm" svg:y1="24.425cm" svg:x2="8.177cm" svg:y2="24.85cm">
            <text:p/>
          </draw:line>
          <draw:frame draw:style-name="gr2" draw:text-style-name="P1" draw:layer="layout" svg:width="0.425cm" svg:height="1.219cm" draw:transform="rotate (-1.5707963267949) translate (8.786cm 24.425cm)">
            <draw:text-box>
              <text:p/>
            </draw:text-box>
          </draw:frame>
        </draw:g>
        <draw:g>
          <draw:line draw:style-name="gr1" draw:text-style-name="P1" draw:layer="layout" svg:x1="8.177cm" svg:y1="25.85cm" svg:x2="8.177cm" svg:y2="26.275cm">
            <text:p/>
          </draw:line>
          <draw:frame draw:style-name="gr2" draw:text-style-name="P1" draw:layer="layout" svg:width="0.425cm" svg:height="1.219cm" draw:transform="rotate (-1.5707963267949) translate (8.786cm 25.85cm)">
            <draw:text-box>
              <text:p/>
            </draw:text-box>
          </draw:frame>
        </draw:g>
        <draw:g>
          <draw:line draw:style-name="gr1" draw:text-style-name="P1" draw:layer="layout" svg:x1="7.877cm" svg:y1="26.275cm" svg:x2="8.476cm" svg:y2="26.275cm">
            <text:p/>
          </draw:line>
          <draw:frame draw:style-name="gr2" draw:text-style-name="P1" draw:layer="layout" svg:width="0.6cm" svg:height="1.219cm" svg:x="7.877cm" svg:y="25.666cm">
            <draw:text-box>
              <text:p/>
            </draw:text-box>
          </draw:frame>
        </draw:g>
        <draw:g>
          <draw:line draw:style-name="gr1" draw:text-style-name="P1" draw:layer="layout" svg:x1="8.177cm" svg:y1="25.895cm" svg:x2="8.177cm" svg:y2="26.274cm">
            <text:p/>
          </draw:line>
          <draw:frame draw:style-name="gr2" draw:text-style-name="P1" draw:layer="layout" svg:width="0.38cm" svg:height="1.219cm" draw:transform="rotate (-1.5707963267949) translate (8.786cm 25.895cm)">
            <draw:text-box>
              <text:p/>
            </draw:text-box>
          </draw:frame>
        </draw:g>
        <draw:g>
          <draw:line draw:style-name="gr1" draw:text-style-name="P1" draw:layer="layout" svg:x1="8.117cm" svg:y1="24.425cm" svg:x2="10.626cm" svg:y2="24.425cm">
            <text:p/>
          </draw:line>
          <draw:frame draw:style-name="gr2" draw:text-style-name="P1" draw:layer="layout" svg:width="2.51cm" svg:height="1.219cm" svg:x="8.117cm" svg:y="23.816cm">
            <draw:text-box>
              <text:p/>
            </draw:text-box>
          </draw:frame>
        </draw:g>
        <draw:g>
          <draw:line draw:style-name="gr1" draw:text-style-name="P1" draw:layer="layout" svg:x1="9.827cm" svg:y1="25.23cm" svg:x2="10.627cm" svg:y2="25.23cm">
            <text:p/>
          </draw:line>
          <draw:frame draw:style-name="gr2" draw:text-style-name="P1" draw:layer="layout" svg:width="0.8cm" svg:height="1.219cm" svg:x="9.827cm" svg:y="24.621cm">
            <draw:text-box>
              <text:p/>
            </draw:text-box>
          </draw:frame>
        </draw:g>
        <draw:g>
          <draw:g>
            <draw:polygon draw:style-name="gr3" draw:text-style-name="P2" draw:layer="layout" svg:width="0.4cm" svg:height="1cm" svg:x="9.627cm" svg:y="26.455cm" svg:viewBox="0 0 401 1001" draw:points="401,0 0,0 0,1001 400,1001">
              <text:p/>
            </draw:polygon>
            <draw:polygon draw:style-name="gr1" draw:text-style-name="P1" draw:layer="layout" svg:width="0.4cm" svg:height="1cm" svg:x="9.627cm" svg:y="26.455cm" svg:viewBox="0 0 401 1001" draw:points="401,0 0,0 0,1001 400,1001">
              <text:p/>
            </draw:polygon>
          </draw:g>
          <draw:frame draw:style-name="gr11" draw:text-style-name="P1" draw:layer="layout" svg:width="0.4cm" svg:height="1.219cm" draw:transform="rotate (-3.14159265358979) translate (10.027cm 27.564cm)">
            <draw:text-box>
              <text:p/>
            </draw:text-box>
          </draw:frame>
        </draw:g>
        <draw:g>
          <draw:line draw:style-name="gr1" draw:text-style-name="P1" draw:layer="layout" svg:x1="9.827cm" svg:y1="26.03cm" svg:x2="9.827cm" svg:y2="26.455cm">
            <text:p/>
          </draw:line>
          <draw:frame draw:style-name="gr2" draw:text-style-name="P1" draw:layer="layout" svg:width="0.425cm" svg:height="1.219cm" draw:transform="rotate (-1.5707963267949) translate (10.436cm 26.03cm)">
            <draw:text-box>
              <text:p/>
            </draw:text-box>
          </draw:frame>
        </draw:g>
        <draw:g>
          <draw:line draw:style-name="gr1" draw:text-style-name="P1" draw:layer="layout" svg:x1="9.827cm" svg:y1="27.455cm" svg:x2="9.827cm" svg:y2="27.88cm">
            <text:p/>
          </draw:line>
          <draw:frame draw:style-name="gr2" draw:text-style-name="P1" draw:layer="layout" svg:width="0.425cm" svg:height="1.219cm" draw:transform="rotate (-1.5707963267949) translate (10.436cm 27.455cm)">
            <draw:text-box>
              <text:p/>
            </draw:text-box>
          </draw:frame>
        </draw:g>
        <draw:g>
          <draw:line draw:style-name="gr1" draw:text-style-name="P1" draw:layer="layout" svg:x1="9.827cm" svg:y1="26.079cm" svg:x2="9.827cm" svg:y2="25.23cm">
            <text:p/>
          </draw:line>
          <draw:frame draw:style-name="gr2" draw:text-style-name="P1" draw:layer="layout" svg:width="0.85cm" svg:height="1.219cm" draw:transform="rotate (1.5707963267949) translate (9.218cm 26.08cm)">
            <draw:text-box>
              <text:p/>
            </draw:text-box>
          </draw:frame>
        </draw:g>
        <draw:g>
          <draw:line draw:style-name="gr1" draw:text-style-name="P1" draw:layer="layout" svg:x1="10.627cm" svg:y1="25.63cm" svg:x2="10.627cm" svg:y2="24.03cm">
            <text:p/>
          </draw:line>
          <draw:frame draw:style-name="gr2" draw:text-style-name="P1" draw:layer="layout" svg:width="1.6cm" svg:height="1.219cm" draw:transform="rotate (1.5707963267949) translate (10.018cm 25.63cm)">
            <draw:text-box>
              <text:p/>
            </draw:text-box>
          </draw:frame>
        </draw:g>
        <draw:g>
          <draw:line draw:style-name="gr1" draw:text-style-name="P1" draw:layer="layout" svg:x1="9.827cm" svg:y1="26.03cm" svg:x2="10.627cm" svg:y2="26.03cm">
            <text:p/>
          </draw:line>
          <draw:frame draw:style-name="gr2" draw:text-style-name="P1" draw:layer="layout" svg:width="0.8cm" svg:height="1.219cm" svg:x="9.827cm" svg:y="25.421cm">
            <draw:text-box>
              <text:p/>
            </draw:text-box>
          </draw:frame>
        </draw:g>
        <draw:g>
          <draw:g>
            <draw:polygon draw:style-name="gr3" draw:text-style-name="P2" draw:layer="layout" svg:width="1cm" svg:height="0.4cm" svg:x="11.027cm" svg:y="25.83cm" svg:viewBox="0 0 1001 401" draw:points="0,0 0,400 1001,401 1001,0">
              <text:p/>
            </draw:polygon>
            <draw:polygon draw:style-name="gr1" draw:text-style-name="P1" draw:layer="layout" svg:width="1cm" svg:height="0.4cm" svg:x="11.027cm" svg:y="25.83cm" svg:viewBox="0 0 1001 401" draw:points="0,0 0,400 1001,401 1001,0">
              <text:p/>
            </draw:polygon>
          </draw:g>
          <draw:frame draw:style-name="gr11" draw:text-style-name="P1" draw:layer="layout" svg:width="0.4cm" svg:height="1.219cm" draw:transform="rotate (-1.5707963267949) translate (12.136cm 25.83cm)">
            <draw:text-box>
              <text:p/>
            </draw:text-box>
          </draw:frame>
        </draw:g>
        <draw:g>
          <draw:line draw:style-name="gr1" draw:text-style-name="P1" draw:layer="layout" svg:x1="10.602cm" svg:y1="26.03cm" svg:x2="11.027cm" svg:y2="26.03cm">
            <text:p/>
          </draw:line>
          <draw:frame draw:style-name="gr2" draw:text-style-name="P1" draw:layer="layout" svg:width="0.425cm" svg:height="1.219cm" svg:x="10.602cm" svg:y="25.421cm">
            <draw:text-box>
              <text:p/>
            </draw:text-box>
          </draw:frame>
        </draw:g>
        <draw:g>
          <draw:line draw:style-name="gr1" draw:text-style-name="P1" draw:layer="layout" svg:x1="12.027cm" svg:y1="26.03cm" svg:x2="12.452cm" svg:y2="26.03cm">
            <text:p/>
          </draw:line>
          <draw:frame draw:style-name="gr2" draw:text-style-name="P1" draw:layer="layout" svg:width="0.425cm" svg:height="1.219cm" svg:x="12.027cm" svg:y="25.421cm">
            <draw:text-box>
              <text:p/>
            </draw:text-box>
          </draw:frame>
        </draw:g>
        <draw:g>
          <draw:line draw:style-name="gr1" draw:text-style-name="P1" draw:layer="layout" svg:x1="11.59cm" svg:y1="26.631cm" svg:x2="11.59cm" svg:y2="27.131cm">
            <text:p/>
          </draw:line>
          <draw:frame draw:style-name="gr2" draw:text-style-name="P1" draw:layer="layout" svg:width="0.5cm" svg:height="1.219cm" draw:transform="rotate (-1.5707963267949) translate (12.199cm 26.631cm)">
            <draw:text-box>
              <text:p/>
            </draw:text-box>
          </draw:frame>
        </draw:g>
        <draw:g>
          <draw:line draw:style-name="gr1" draw:text-style-name="P1" draw:layer="layout" svg:x1="11.465cm" svg:y1="26.631cm" svg:x2="11.465cm" svg:y2="27.131cm">
            <text:p/>
          </draw:line>
          <draw:frame draw:style-name="gr2" draw:text-style-name="P1" draw:layer="layout" svg:width="0.5cm" svg:height="1.219cm" draw:transform="rotate (-1.5707963267949) translate (12.074cm 26.631cm)">
            <draw:text-box>
              <text:p/>
            </draw:text-box>
          </draw:frame>
        </draw:g>
        <draw:g>
          <draw:line draw:style-name="gr1" draw:text-style-name="P1" draw:layer="layout" svg:x1="11.04cm" svg:y1="26.881cm" svg:x2="11.465cm" svg:y2="26.881cm">
            <text:p/>
          </draw:line>
          <draw:frame draw:style-name="gr2" draw:text-style-name="P1" draw:layer="layout" svg:width="0.425cm" svg:height="1.219cm" svg:x="11.04cm" svg:y="26.272cm">
            <draw:text-box>
              <text:p/>
            </draw:text-box>
          </draw:frame>
        </draw:g>
        <draw:g>
          <draw:line draw:style-name="gr1" draw:text-style-name="P1" draw:layer="layout" svg:x1="11.59cm" svg:y1="26.881cm" svg:x2="12.015cm" svg:y2="26.881cm">
            <text:p/>
          </draw:line>
          <draw:frame draw:style-name="gr2" draw:text-style-name="P1" draw:layer="layout" svg:width="0.425cm" svg:height="1.219cm" svg:x="11.59cm" svg:y="26.272cm">
            <draw:text-box>
              <text:p/>
            </draw:text-box>
          </draw:frame>
        </draw:g>
        <draw:g>
          <draw:line draw:style-name="gr1" draw:text-style-name="P1" draw:layer="layout" svg:x1="10.627cm" svg:y1="26.879cm" svg:x2="10.627cm" svg:y2="26.03cm">
            <text:p/>
          </draw:line>
          <draw:frame draw:style-name="gr2" draw:text-style-name="P1" draw:layer="layout" svg:width="0.85cm" svg:height="1.219cm" draw:transform="rotate (1.5707963267949) translate (10.018cm 26.88cm)">
            <draw:text-box>
              <text:p/>
            </draw:text-box>
          </draw:frame>
        </draw:g>
        <draw:g>
          <draw:line draw:style-name="gr1" draw:text-style-name="P1" draw:layer="layout" svg:x1="12.452cm" svg:y1="26.88cm" svg:x2="12.452cm" svg:y2="26.03cm">
            <text:p/>
          </draw:line>
          <draw:frame draw:style-name="gr2" draw:text-style-name="P1" draw:layer="layout" svg:width="0.85cm" svg:height="1.219cm" draw:transform="rotate (1.5707963267949) translate (11.843cm 26.88cm)">
            <draw:text-box>
              <text:p/>
            </draw:text-box>
          </draw:frame>
        </draw:g>
        <draw:g>
          <draw:line draw:style-name="gr1" draw:text-style-name="P1" draw:layer="layout" svg:x1="10.627cm" svg:y1="26.881cm" svg:x2="11.427cm" svg:y2="26.881cm">
            <text:p/>
          </draw:line>
          <draw:frame draw:style-name="gr2" draw:text-style-name="P1" draw:layer="layout" svg:width="0.8cm" svg:height="1.219cm" svg:x="10.627cm" svg:y="26.272cm">
            <draw:text-box>
              <text:p/>
            </draw:text-box>
          </draw:frame>
        </draw:g>
        <draw:g>
          <draw:line draw:style-name="gr1" draw:text-style-name="P1" draw:layer="layout" svg:x1="11.652cm" svg:y1="26.881cm" svg:x2="12.452cm" svg:y2="26.881cm">
            <text:p/>
          </draw:line>
          <draw:frame draw:style-name="gr2" draw:text-style-name="P1" draw:layer="layout" svg:width="0.8cm" svg:height="1.219cm" svg:x="11.652cm" svg:y="26.272cm">
            <draw:text-box>
              <text:p/>
            </draw:text-box>
          </draw:frame>
        </draw:g>
        <draw:g>
          <draw:line draw:style-name="gr1" draw:text-style-name="P1" draw:layer="layout" svg:x1="9.527cm" svg:y1="27.88cm" svg:x2="10.126cm" svg:y2="27.88cm">
            <text:p/>
          </draw:line>
          <draw:frame draw:style-name="gr2" draw:text-style-name="P1" draw:layer="layout" svg:width="0.6cm" svg:height="1.219cm" svg:x="9.527cm" svg:y="27.271cm">
            <draw:text-box>
              <text:p/>
            </draw:text-box>
          </draw:frame>
        </draw:g>
        <draw:g>
          <draw:line draw:style-name="gr1" draw:text-style-name="P1" draw:layer="layout" svg:x1="9.827cm" svg:y1="27.5cm" svg:x2="9.827cm" svg:y2="27.879cm">
            <text:p/>
          </draw:line>
          <draw:frame draw:style-name="gr2" draw:text-style-name="P1" draw:layer="layout" svg:width="0.38cm" svg:height="1.219cm" draw:transform="rotate (-1.5707963267949) translate (10.436cm 27.5cm)">
            <draw:text-box>
              <text:p/>
            </draw:text-box>
          </draw:frame>
        </draw:g>
        <draw:g>
          <draw:path draw:style-name="gr10" draw:text-style-name="P4" draw:layer="layout" svg:width="0.139cm" svg:height="0.14cm" svg:x="8.107cm" svg:y="24.355cm" svg:viewBox="0 0 140 141" svg:d="M140 71c0 12-3 24-9 35-7 11-15 19-26 26-11 6-22 9-35 9s-24-3-35-9c-11-7-19-15-26-26-6-11-9-23-9-36 0-12 3-24 9-35 7-11 15-19 26-26 11-6 21-9 34-9h1c13 0 24 3 35 9 11 7 19 15 26 26 6 11 9 23 9 35z">
            <text:p/>
          </draw:path>
          <draw:path draw:style-name="gr12" draw:text-style-name="P1" draw:layer="layout" svg:width="0.139cm" svg:height="0.14cm" svg:x="8.107cm" svg:y="24.355cm" svg:viewBox="0 0 140 141" svg:d="M140 71c0 12-3 24-9 35-7 11-15 19-26 26-11 6-22 9-35 9s-24-3-35-9c-11-7-19-15-26-26-6-11-9-23-9-36 0-12 3-24 9-35 7-11 15-19 26-26 11-6 21-9 34-9h1c13 0 24 3 35 9 11 7 19 15 26 26 6 11 9 23 9 35z">
            <text:p/>
          </draw:path>
        </draw:g>
        <draw:g>
          <draw:path draw:style-name="gr10" draw:text-style-name="P4" draw:layer="layout" svg:width="0.139cm" svg:height="0.139cm" svg:x="9.757cm" svg:y="25.96cm" svg:viewBox="0 0 140 140" svg:d="M140 70c0 13-3 24-9 35-7 11-15 19-26 26-11 6-22 9-35 9s-24-3-35-9c-11-7-19-15-26-26-6-11-9-22-9-35s3-24 9-35c7-11 15-19 26-26 11-6 21-9 34-9h1c13 0 24 3 35 9 11 7 19 15 26 26 6 11 9 22 9 35z">
            <text:p/>
          </draw:path>
          <draw:path draw:style-name="gr12" draw:text-style-name="P1" draw:layer="layout" svg:width="0.139cm" svg:height="0.139cm" svg:x="9.757cm" svg:y="25.96cm" svg:viewBox="0 0 140 140" svg:d="M140 70c0 13-3 24-9 35-7 11-15 19-26 26-11 6-22 9-35 9s-24-3-35-9c-11-7-19-15-26-26-6-11-9-22-9-35s3-24 9-35c7-11 15-19 26-26 11-6 21-9 34-9h1c13 0 24 3 35 9 11 7 19 15 26 26 6 11 9 22 9 35z">
            <text:p/>
          </draw:path>
        </draw:g>
        <draw:g>
          <draw:path draw:style-name="gr10" draw:text-style-name="P4" draw:layer="layout" svg:width="0.139cm" svg:height="0.14cm" svg:x="10.557cm" svg:y="25.96cm" svg:viewBox="0 0 140 141" svg:d="M140 71c0 12-3 24-9 35-7 11-15 19-26 26-11 6-22 9-35 9s-24-3-35-9c-11-7-19-15-26-26-6-11-9-23-9-36 0-12 3-24 9-35 7-11 15-19 26-26 11-6 21-9 34-9h1c13 0 24 3 35 9 11 7 19 15 26 26 6 11 9 23 9 35z">
            <text:p/>
          </draw:path>
          <draw:path draw:style-name="gr12" draw:text-style-name="P1" draw:layer="layout" svg:width="0.139cm" svg:height="0.14cm" svg:x="10.557cm" svg:y="25.96cm" svg:viewBox="0 0 140 141" svg:d="M140 71c0 12-3 24-9 35-7 11-15 19-26 26-11 6-22 9-35 9s-24-3-35-9c-11-7-19-15-26-26-6-11-9-23-9-36 0-12 3-24 9-35 7-11 15-19 26-26 11-6 21-9 34-9h1c13 0 24 3 35 9 11 7 19 15 26 26 6 11 9 23 9 35z">
            <text:p/>
          </draw:path>
        </draw:g>
        <draw:g>
          <draw:path draw:style-name="gr10" draw:text-style-name="P4" draw:layer="layout" svg:width="0.139cm" svg:height="0.139cm" svg:x="12.382cm" svg:y="25.96cm" svg:viewBox="0 0 140 140" svg:d="M140 70c0 13-3 24-9 35-7 11-15 19-26 26-11 6-22 9-35 9s-24-3-35-9c-11-7-19-15-26-26-6-11-9-22-9-35s3-24 9-35c7-11 15-19 26-26 11-6 21-9 34-9h1c13 0 24 3 35 9 11 7 19 15 26 26 6 11 9 22 9 35z">
            <text:p/>
          </draw:path>
          <draw:path draw:style-name="gr12" draw:text-style-name="P1" draw:layer="layout" svg:width="0.139cm" svg:height="0.139cm" svg:x="12.382cm" svg:y="25.96cm" svg:viewBox="0 0 140 140" svg:d="M140 70c0 13-3 24-9 35-7 11-15 19-26 26-11 6-22 9-35 9s-24-3-35-9c-11-7-19-15-26-26-6-11-9-22-9-35s3-24 9-35c7-11 15-19 26-26 11-6 21-9 34-9h1c13 0 24 3 35 9 11 7 19 15 26 26 6 11 9 22 9 35z">
            <text:p/>
          </draw:path>
        </draw:g>
        <draw:g>
          <draw:line draw:style-name="gr1" draw:text-style-name="P1" draw:layer="layout" svg:x1="10.627cm" svg:y1="25.632cm" svg:x2="11.955cm" svg:y2="24.801cm">
            <text:p/>
          </draw:line>
          <draw:frame draw:style-name="gr2" draw:text-style-name="P1" draw:layer="layout" svg:width="1.565cm" svg:height="1.219cm" draw:transform="rotate (0.558505360638185) translate (10.304cm 25.114cm)">
            <draw:text-box>
              <text:p/>
            </draw:text-box>
          </draw:frame>
        </draw:g>
        <draw:g>
          <draw:line draw:style-name="gr1" draw:text-style-name="P1" draw:layer="layout" svg:x1="10.627cm" svg:y1="24.03cm" svg:x2="11.957cm" svg:y2="24.798cm">
            <text:p/>
          </draw:line>
          <draw:frame draw:style-name="gr2" draw:text-style-name="P1" draw:layer="layout" svg:width="1.535cm" svg:height="1.219cm" draw:transform="rotate (-0.523598775598299) translate (10.931cm 23.503cm)">
            <draw:text-box>
              <text:p/>
            </draw:text-box>
          </draw:frame>
        </draw:g>
        <draw:g>
          <draw:line draw:style-name="gr1" draw:text-style-name="P1" draw:layer="layout" svg:x1="11.956cm" svg:y1="24.798cm" svg:x2="14.326cm" svg:y2="24.798cm">
            <text:p/>
          </draw:line>
          <draw:frame draw:style-name="gr2" draw:text-style-name="P1" draw:layer="layout" svg:width="2.371cm" svg:height="1.219cm" svg:x="11.956cm" svg:y="24.189cm">
            <draw:text-box>
              <text:p/>
            </draw:text-box>
          </draw:frame>
        </draw:g>
        <draw:g>
          <draw:line draw:style-name="gr1" draw:text-style-name="P1" draw:layer="layout" svg:x1="12.452cm" svg:y1="26.029cm" svg:x2="12.452cm" svg:y2="24.838cm">
            <text:p/>
          </draw:line>
          <draw:frame draw:style-name="gr2" draw:text-style-name="P1" draw:layer="layout" svg:width="1.192cm" svg:height="1.219cm" draw:transform="rotate (1.5707963267949) translate (11.843cm 26.03cm)">
            <draw:text-box>
              <text:p/>
            </draw:text-box>
          </draw:frame>
        </draw:g>
        <draw:g>
          <draw:path draw:style-name="gr10" draw:text-style-name="P4" draw:layer="layout" svg:width="0.139cm" svg:height="0.14cm" svg:x="12.382cm" svg:y="24.727cm" svg:viewBox="0 0 140 141" svg:d="M140 71c0 12-3 24-9 35-7 11-15 19-26 26-11 6-22 9-35 9s-24-3-35-9c-11-7-19-15-26-26-6-11-9-23-9-36 0-12 3-24 9-35 7-11 15-19 26-26 11-6 21-9 34-9h1c13 0 24 3 35 9 11 7 19 15 26 26 6 11 9 23 9 35z">
            <text:p/>
          </draw:path>
          <draw:path draw:style-name="gr12" draw:text-style-name="P1" draw:layer="layout" svg:width="0.139cm" svg:height="0.14cm" svg:x="12.382cm" svg:y="24.727cm" svg:viewBox="0 0 140 141" svg:d="M140 71c0 12-3 24-9 35-7 11-15 19-26 26-11 6-22 9-35 9s-24-3-35-9c-11-7-19-15-26-26-6-11-9-23-9-36 0-12 3-24 9-35 7-11 15-19 26-26 11-6 21-9 34-9h1c13 0 24 3 35 9 11 7 19 15 26 26 6 11 9 23 9 35z">
            <text:p/>
          </draw:path>
        </draw:g>
        <draw:frame draw:style-name="gr7" draw:text-style-name="P1" draw:layer="layout" svg:width="1.324cm" svg:height="0.757cm" svg:x="7.227cm" svg:y="23.572cm">
          <draw:text-box>
            <text:p text:style-name="P3"><text:span text:style-name="T3">C5</text:span></text:p>
          </draw:text-box>
        </draw:frame>
        <draw:frame draw:style-name="gr7" draw:text-style-name="P1" draw:layer="layout" svg:width="1.324cm" svg:height="0.757cm" svg:x="8.065cm" svg:y="24.693cm">
          <draw:text-box>
            <text:p text:style-name="P3"><text:span text:style-name="T3">R7</text:span></text:p>
          </draw:text-box>
        </draw:frame>
        <draw:frame draw:style-name="gr7" draw:text-style-name="P1" draw:layer="layout" svg:width="1.324cm" svg:height="0.757cm" svg:x="9.665cm" svg:y="26.331cm">
          <draw:text-box>
            <text:p text:style-name="P3"><text:span text:style-name="T3">R9</text:span></text:p>
          </draw:text-box>
        </draw:frame>
        <draw:frame draw:style-name="gr7" draw:text-style-name="P1" draw:layer="layout" svg:width="1.324cm" svg:height="0.757cm" svg:x="10.903cm" svg:y="25.251cm">
          <draw:text-box>
            <text:p text:style-name="P3"><text:span text:style-name="T3">R11</text:span></text:p>
          </draw:text-box>
        </draw:frame>
        <draw:frame draw:style-name="gr7" draw:text-style-name="P1" draw:layer="layout" svg:width="1.324cm" svg:height="0.757cm" svg:x="11.227cm" svg:y="26.172cm">
          <draw:text-box>
            <text:p text:style-name="P3"><text:span text:style-name="T3">C7</text:span></text:p>
          </draw:text-box>
        </draw:frame>
        <draw:g>
          <draw:line draw:style-name="gr12" draw:text-style-name="P1" draw:layer="layout" svg:x1="10.827cm" svg:y1="24.36cm" svg:x2="10.827cm" svg:y2="24.489cm">
            <text:p/>
          </draw:line>
          <draw:frame draw:style-name="gr2" draw:text-style-name="P1" draw:layer="layout" svg:width="0.13cm" svg:height="1.219cm" draw:transform="rotate (-1.5707963267949) translate (11.436cm 24.36cm)">
            <draw:text-box>
              <text:p/>
            </draw:text-box>
          </draw:frame>
        </draw:g>
        <draw:g>
          <draw:line draw:style-name="gr12" draw:text-style-name="P1" draw:layer="layout" svg:x1="10.762cm" svg:y1="24.425cm" svg:x2="10.891cm" svg:y2="24.425cm">
            <text:p/>
          </draw:line>
          <draw:frame draw:style-name="gr2" draw:text-style-name="P1" draw:layer="layout" svg:width="0.13cm" svg:height="1.219cm" svg:x="10.762cm" svg:y="23.816cm">
            <draw:text-box>
              <text:p/>
            </draw:text-box>
          </draw:frame>
        </draw:g>
        <draw:g>
          <draw:line draw:style-name="gr12" draw:text-style-name="P1" draw:layer="layout" svg:x1="10.762cm" svg:y1="25.23cm" svg:x2="10.891cm" svg:y2="25.23cm">
            <text:p/>
          </draw:line>
          <draw:frame draw:style-name="gr2" draw:text-style-name="P1" draw:layer="layout" svg:width="0.13cm" svg:height="1.219cm" svg:x="10.762cm" svg:y="24.621cm">
            <draw:text-box>
              <text:p/>
            </draw:text-box>
          </draw:frame>
        </draw:g>
        <draw:g>
          <draw:line draw:style-name="gr1" draw:text-style-name="P1" draw:layer="layout" svg:x1="5.913cm" svg:y1="24.425cm" svg:x2="7.602cm" svg:y2="24.425cm">
            <text:p/>
          </draw:line>
          <draw:frame draw:style-name="gr2" draw:text-style-name="P1" draw:layer="layout" svg:width="1.689cm" svg:height="1.219cm" svg:x="5.913cm" svg:y="23.816cm">
            <draw:text-box>
              <text:p/>
            </draw:text-box>
          </draw:frame>
        </draw:g>
        <draw:g>
          <draw:g>
            <draw:polygon draw:style-name="gr3" draw:text-style-name="P2" draw:layer="layout" svg:width="0.4cm" svg:height="1cm" svg:x="5.713cm" svg:y="23cm" svg:viewBox="0 0 401 1001" draw:points="401,0 0,0 0,1001 400,1001">
              <text:p/>
            </draw:polygon>
            <draw:polygon draw:style-name="gr1" draw:text-style-name="P1" draw:layer="layout" svg:width="0.4cm" svg:height="1cm" svg:x="5.713cm" svg:y="23cm" svg:viewBox="0 0 401 1001" draw:points="401,0 0,0 0,1001 400,1001">
              <text:p/>
            </draw:polygon>
          </draw:g>
          <draw:frame draw:style-name="gr11" draw:text-style-name="P1" draw:layer="layout" svg:width="0.4cm" svg:height="1.219cm" draw:transform="rotate (-3.14159265358979) translate (6.113cm 24.109cm)">
            <draw:text-box>
              <text:p/>
            </draw:text-box>
          </draw:frame>
        </draw:g>
        <draw:g>
          <draw:line draw:style-name="gr1" draw:text-style-name="P1" draw:layer="layout" svg:x1="5.913cm" svg:y1="22.575cm" svg:x2="5.913cm" svg:y2="23cm">
            <text:p/>
          </draw:line>
          <draw:frame draw:style-name="gr2" draw:text-style-name="P1" draw:layer="layout" svg:width="0.425cm" svg:height="1.219cm" draw:transform="rotate (-1.5707963267949) translate (6.522cm 22.575cm)">
            <draw:text-box>
              <text:p/>
            </draw:text-box>
          </draw:frame>
        </draw:g>
        <draw:g>
          <draw:line draw:style-name="gr1" draw:text-style-name="P1" draw:layer="layout" svg:x1="5.913cm" svg:y1="24cm" svg:x2="5.913cm" svg:y2="24.425cm">
            <text:p/>
          </draw:line>
          <draw:frame draw:style-name="gr2" draw:text-style-name="P1" draw:layer="layout" svg:width="0.425cm" svg:height="1.219cm" draw:transform="rotate (-1.5707963267949) translate (6.522cm 24cm)">
            <draw:text-box>
              <text:p/>
            </draw:text-box>
          </draw:frame>
        </draw:g>
        <draw:g>
          <draw:g>
            <draw:polygon draw:style-name="gr3" draw:text-style-name="P2" draw:layer="layout" svg:width="0.4cm" svg:height="1cm" svg:x="4.263cm" svg:y="23.001cm" svg:viewBox="0 0 401 1001" draw:points="401,0 0,0 0,1001 400,1001">
              <text:p/>
            </draw:polygon>
            <draw:polygon draw:style-name="gr1" draw:text-style-name="P1" draw:layer="layout" svg:width="0.4cm" svg:height="1cm" svg:x="4.263cm" svg:y="23.001cm" svg:viewBox="0 0 401 1001" draw:points="401,0 0,0 0,1001 400,1001">
              <text:p/>
            </draw:polygon>
          </draw:g>
          <draw:frame draw:style-name="gr11" draw:text-style-name="P1" draw:layer="layout" svg:width="0.4cm" svg:height="1.219cm" draw:transform="rotate (-3.14159265358979) translate (4.663cm 24.11cm)">
            <draw:text-box>
              <text:p/>
            </draw:text-box>
          </draw:frame>
        </draw:g>
        <draw:g>
          <draw:line draw:style-name="gr1" draw:text-style-name="P1" draw:layer="layout" svg:x1="4.463cm" svg:y1="22.576cm" svg:x2="4.463cm" svg:y2="23.001cm">
            <text:p/>
          </draw:line>
          <draw:frame draw:style-name="gr2" draw:text-style-name="P1" draw:layer="layout" svg:width="0.425cm" svg:height="1.219cm" draw:transform="rotate (-1.5707963267949) translate (5.072cm 22.576cm)">
            <draw:text-box>
              <text:p/>
            </draw:text-box>
          </draw:frame>
        </draw:g>
        <draw:g>
          <draw:line draw:style-name="gr1" draw:text-style-name="P1" draw:layer="layout" svg:x1="4.463cm" svg:y1="24.001cm" svg:x2="4.463cm" svg:y2="24.426cm">
            <text:p/>
          </draw:line>
          <draw:frame draw:style-name="gr2" draw:text-style-name="P1" draw:layer="layout" svg:width="0.425cm" svg:height="1.219cm" draw:transform="rotate (-1.5707963267949) translate (5.072cm 24.001cm)">
            <draw:text-box>
              <text:p/>
            </draw:text-box>
          </draw:frame>
        </draw:g>
        <draw:g>
          <draw:line draw:style-name="gr1" draw:text-style-name="P1" draw:layer="layout" svg:x1="4.463cm" svg:y1="22.576cm" svg:x2="5.913cm" svg:y2="22.576cm">
            <text:p/>
          </draw:line>
          <draw:frame draw:style-name="gr2" draw:text-style-name="P1" draw:layer="layout" svg:width="1.45cm" svg:height="1.219cm" svg:x="4.463cm" svg:y="21.967cm">
            <draw:text-box>
              <text:p/>
            </draw:text-box>
          </draw:frame>
        </draw:g>
        <draw:g>
          <draw:line draw:style-name="gr13" draw:text-style-name="P1" draw:layer="layout" svg:x1="5.913cm" svg:y1="22.565cm" svg:x2="5.913cm" svg:y2="21.659cm">
            <text:p/>
          </draw:line>
          <draw:frame draw:style-name="gr2" draw:text-style-name="P1" draw:layer="layout" svg:width="0.907cm" svg:height="1.219cm" draw:transform="rotate (1.5707963267949) translate (5.304cm 22.566cm)">
            <draw:text-box>
              <text:p/>
            </draw:text-box>
          </draw:frame>
        </draw:g>
        <draw:frame draw:style-name="gr7" draw:text-style-name="P1" draw:layer="layout" svg:width="2.239cm" svg:height="0.757cm" svg:x="4.793cm" svg:y="21.001cm">
          <draw:text-box>
            <text:p text:style-name="P3"><text:span text:style-name="T3">Vcc</text:span></text:p>
          </draw:text-box>
        </draw:frame>
        <draw:g>
          <draw:path draw:style-name="gr10" draw:text-style-name="P4" draw:layer="layout" svg:width="0.139cm" svg:height="0.139cm" svg:x="5.843cm" svg:y="22.504cm" svg:viewBox="0 0 140 140" svg:d="M140 70c0 13-3 24-9 35-7 11-15 19-26 26-11 6-22 9-35 9s-24-3-35-9c-11-7-19-15-26-26-6-11-9-22-9-35s3-24 9-35c7-11 15-19 26-26 11-6 21-9 34-9h1c13 0 24 3 35 9 11 7 19 15 26 26 6 11 9 22 9 35z">
            <text:p/>
          </draw:path>
          <draw:path draw:style-name="gr12" draw:text-style-name="P1" draw:layer="layout" svg:width="0.139cm" svg:height="0.139cm" svg:x="5.843cm" svg:y="22.504cm" svg:viewBox="0 0 140 140" svg:d="M140 70c0 13-3 24-9 35-7 11-15 19-26 26-11 6-22 9-35 9s-24-3-35-9c-11-7-19-15-26-26-6-11-9-22-9-35s3-24 9-35c7-11 15-19 26-26 11-6 21-9 34-9h1c13 0 24 3 35 9 11 7 19 15 26 26 6 11 9 22 9 35z">
            <text:p/>
          </draw:path>
        </draw:g>
        <draw:frame draw:style-name="gr7" draw:text-style-name="P1" draw:layer="layout" svg:width="1.324cm" svg:height="0.757cm" svg:x="4.463cm" svg:y="22.981cm">
          <draw:text-box>
            <text:p text:style-name="P3"><text:span text:style-name="T3">R3</text:span></text:p>
          </draw:text-box>
        </draw:frame>
        <draw:frame draw:style-name="gr7" draw:text-style-name="P1" draw:layer="layout" svg:width="1.324cm" svg:height="0.757cm" svg:x="5.913cm" svg:y="23.002cm">
          <draw:text-box>
            <text:p text:style-name="P3"><text:span text:style-name="T3">R5</text:span></text:p>
          </draw:text-box>
        </draw:frame>
        <draw:g>
          <draw:line draw:style-name="gr1" draw:text-style-name="P1" draw:layer="layout" svg:x1="4.163cm" svg:y1="26.085cm" svg:x2="4.762cm" svg:y2="26.085cm">
            <text:p/>
          </draw:line>
          <draw:frame draw:style-name="gr2" draw:text-style-name="P1" draw:layer="layout" svg:width="0.6cm" svg:height="1.219cm" svg:x="4.163cm" svg:y="25.476cm">
            <draw:text-box>
              <text:p/>
            </draw:text-box>
          </draw:frame>
        </draw:g>
        <draw:g>
          <draw:line draw:style-name="gr1" draw:text-style-name="P1" draw:layer="layout" svg:x1="4.463cm" svg:y1="25.705cm" svg:x2="4.463cm" svg:y2="26.084cm">
            <text:p/>
          </draw:line>
          <draw:frame draw:style-name="gr2" draw:text-style-name="P1" draw:layer="layout" svg:width="0.38cm" svg:height="1.219cm" draw:transform="rotate (-1.5707963267949) translate (5.072cm 25.705cm)">
            <draw:text-box>
              <text:p/>
            </draw:text-box>
          </draw:frame>
        </draw:g>
        <draw:g>
          <draw:line draw:style-name="gr1" draw:text-style-name="P1" draw:layer="layout" svg:x1="4.463cm" svg:y1="25.845cm" svg:x2="4.463cm" svg:y2="24.892cm">
            <text:p/>
          </draw:line>
          <draw:frame draw:style-name="gr2" draw:text-style-name="P1" draw:layer="layout" svg:width="0.953cm" svg:height="1.219cm" draw:transform="rotate (1.5707963267949) translate (3.854cm 25.845cm)">
            <draw:text-box>
              <text:p/>
            </draw:text-box>
          </draw:frame>
        </draw:g>
        <draw:frame draw:style-name="gr7" draw:text-style-name="P1" draw:layer="layout" svg:width="1.324cm" svg:height="0.757cm" svg:x="3.138cm" svg:y="24.326cm">
          <draw:text-box>
            <text:p text:style-name="P3"><text:span text:style-name="T3">VD2</text:span></text:p>
          </draw:text-box>
        </draw:frame>
        <draw:g>
          <draw:line draw:style-name="gr1" draw:text-style-name="P1" draw:layer="layout" svg:x1="5.913cm" svg:y1="25.845cm" svg:x2="5.913cm" svg:y2="24.892cm">
            <text:p/>
          </draw:line>
          <draw:frame draw:style-name="gr2" draw:text-style-name="P1" draw:layer="layout" svg:width="0.953cm" svg:height="1.219cm" draw:transform="rotate (1.5707963267949) translate (5.304cm 25.845cm)">
            <draw:text-box>
              <text:p/>
            </draw:text-box>
          </draw:frame>
        </draw:g>
        <draw:frame draw:style-name="gr7" draw:text-style-name="P1" draw:layer="layout" svg:width="1.324cm" svg:height="0.757cm" svg:x="6.139cm" svg:y="24.481cm">
          <draw:text-box>
            <text:p text:style-name="P3"><text:span text:style-name="T3">VD4</text:span></text:p>
          </draw:text-box>
        </draw:frame>
        <draw:g>
          <draw:line draw:style-name="gr1" draw:text-style-name="P1" draw:layer="layout" svg:x1="5.613cm" svg:y1="26.08cm" svg:x2="6.212cm" svg:y2="26.08cm">
            <text:p/>
          </draw:line>
          <draw:frame draw:style-name="gr2" draw:text-style-name="P1" draw:layer="layout" svg:width="0.6cm" svg:height="1.219cm" svg:x="5.613cm" svg:y="25.471cm">
            <draw:text-box>
              <text:p/>
            </draw:text-box>
          </draw:frame>
        </draw:g>
        <draw:g>
          <draw:line draw:style-name="gr1" draw:text-style-name="P1" draw:layer="layout" svg:x1="5.913cm" svg:y1="25.525cm" svg:x2="5.913cm" svg:y2="26.079cm">
            <text:p/>
          </draw:line>
          <draw:frame draw:style-name="gr2" draw:text-style-name="P1" draw:layer="layout" svg:width="0.555cm" svg:height="1.219cm" draw:transform="rotate (-1.5707963267949) translate (6.522cm 25.525cm)">
            <draw:text-box>
              <text:p/>
            </draw:text-box>
          </draw:frame>
        </draw:g>
        <draw:g>
          <draw:line draw:style-name="gr1" draw:text-style-name="P1" draw:layer="layout" svg:x1="5.913cm" svg:y1="24.891cm" svg:x2="5.913cm" svg:y2="24.425cm">
            <text:p/>
          </draw:line>
          <draw:frame draw:style-name="gr2" draw:text-style-name="P1" draw:layer="layout" svg:width="0.467cm" svg:height="1.219cm" draw:transform="rotate (1.5707963267949) translate (5.304cm 24.892cm)">
            <draw:text-box>
              <text:p/>
            </draw:text-box>
          </draw:frame>
        </draw:g>
        <draw:g>
          <draw:line draw:style-name="gr1" draw:text-style-name="P1" draw:layer="layout" svg:x1="4.463cm" svg:y1="24.892cm" svg:x2="4.463cm" svg:y2="24.426cm">
            <text:p/>
          </draw:line>
          <draw:frame draw:style-name="gr2" draw:text-style-name="P1" draw:layer="layout" svg:width="0.467cm" svg:height="1.219cm" draw:transform="rotate (1.5707963267949) translate (3.854cm 24.893cm)">
            <draw:text-box>
              <text:p/>
            </draw:text-box>
          </draw:frame>
        </draw:g>
        <draw:g>
          <draw:path draw:style-name="gr10" draw:text-style-name="P4" draw:layer="layout" svg:width="0.139cm" svg:height="0.139cm" svg:x="5.843cm" svg:y="24.356cm" svg:viewBox="0 0 140 140" svg:d="M140 70c0 13-3 24-9 35-7 11-15 19-26 26-11 6-22 9-35 9s-24-3-35-9c-11-7-19-15-26-26-6-11-9-22-9-35s3-24 9-35c7-11 15-19 26-26 11-6 21-9 34-9h1c13 0 24 3 35 9 11 7 19 15 26 26 6 11 9 22 9 35z">
            <text:p/>
          </draw:path>
          <draw:path draw:style-name="gr12" draw:text-style-name="P1" draw:layer="layout" svg:width="0.139cm" svg:height="0.139cm" svg:x="5.843cm" svg:y="24.356cm" svg:viewBox="0 0 140 140" svg:d="M140 70c0 13-3 24-9 35-7 11-15 19-26 26-11 6-22 9-35 9s-24-3-35-9c-11-7-19-15-26-26-6-11-9-22-9-35s3-24 9-35c7-11 15-19 26-26 11-6 21-9 34-9h1c13 0 24 3 35 9 11 7 19 15 26 26 6 11 9 22 9 35z">
            <text:p/>
          </draw:path>
        </draw:g>
        <draw:g>
          <draw:line draw:style-name="gr1" draw:text-style-name="P1" draw:layer="layout" svg:x1="5.423cm" svg:y1="18.142cm" svg:x2="7.112cm" svg:y2="18.142cm">
            <text:p/>
          </draw:line>
          <draw:frame draw:style-name="gr2" draw:text-style-name="P1" draw:layer="layout" svg:width="1.689cm" svg:height="1.219cm" svg:x="5.423cm" svg:y="17.533cm">
            <draw:text-box>
              <text:p/>
            </draw:text-box>
          </draw:frame>
        </draw:g>
        <draw:g>
          <draw:g>
            <draw:polygon draw:style-name="gr3" draw:text-style-name="P2" draw:layer="layout" svg:width="0.4cm" svg:height="1cm" svg:x="5.223cm" svg:y="16.718cm" svg:viewBox="0 0 401 1001" draw:points="401,0 0,0 0,1001 400,1001">
              <text:p/>
            </draw:polygon>
            <draw:polygon draw:style-name="gr1" draw:text-style-name="P1" draw:layer="layout" svg:width="0.4cm" svg:height="1cm" svg:x="5.223cm" svg:y="16.718cm" svg:viewBox="0 0 401 1001" draw:points="401,0 0,0 0,1001 400,1001">
              <text:p/>
            </draw:polygon>
          </draw:g>
          <draw:frame draw:style-name="gr11" draw:text-style-name="P1" draw:layer="layout" svg:width="0.4cm" svg:height="1.219cm" draw:transform="rotate (-3.14159265358979) translate (5.623cm 17.827cm)">
            <draw:text-box>
              <text:p/>
            </draw:text-box>
          </draw:frame>
        </draw:g>
        <draw:g>
          <draw:line draw:style-name="gr1" draw:text-style-name="P1" draw:layer="layout" svg:x1="5.423cm" svg:y1="16.293cm" svg:x2="5.423cm" svg:y2="16.718cm">
            <text:p/>
          </draw:line>
          <draw:frame draw:style-name="gr2" draw:text-style-name="P1" draw:layer="layout" svg:width="0.425cm" svg:height="1.219cm" draw:transform="rotate (-1.5707963267949) translate (6.032cm 16.293cm)">
            <draw:text-box>
              <text:p/>
            </draw:text-box>
          </draw:frame>
        </draw:g>
        <draw:g>
          <draw:line draw:style-name="gr1" draw:text-style-name="P1" draw:layer="layout" svg:x1="5.423cm" svg:y1="17.718cm" svg:x2="5.423cm" svg:y2="18.143cm">
            <text:p/>
          </draw:line>
          <draw:frame draw:style-name="gr2" draw:text-style-name="P1" draw:layer="layout" svg:width="0.425cm" svg:height="1.219cm" draw:transform="rotate (-1.5707963267949) translate (6.032cm 17.718cm)">
            <draw:text-box>
              <text:p/>
            </draw:text-box>
          </draw:frame>
        </draw:g>
        <draw:g>
          <draw:g>
            <draw:polygon draw:style-name="gr3" draw:text-style-name="P2" draw:layer="layout" svg:width="0.4cm" svg:height="1cm" svg:x="3.773cm" svg:y="16.719cm" svg:viewBox="0 0 401 1001" draw:points="401,0 0,0 0,1001 400,1001">
              <text:p/>
            </draw:polygon>
            <draw:polygon draw:style-name="gr1" draw:text-style-name="P1" draw:layer="layout" svg:width="0.4cm" svg:height="1cm" svg:x="3.773cm" svg:y="16.719cm" svg:viewBox="0 0 401 1001" draw:points="401,0 0,0 0,1001 400,1001">
              <text:p/>
            </draw:polygon>
          </draw:g>
          <draw:frame draw:style-name="gr11" draw:text-style-name="P1" draw:layer="layout" svg:width="0.4cm" svg:height="1.219cm" draw:transform="rotate (-3.14159265358979) translate (4.173cm 17.828cm)">
            <draw:text-box>
              <text:p/>
            </draw:text-box>
          </draw:frame>
        </draw:g>
        <draw:g>
          <draw:line draw:style-name="gr1" draw:text-style-name="P1" draw:layer="layout" svg:x1="3.973cm" svg:y1="16.294cm" svg:x2="3.973cm" svg:y2="16.719cm">
            <text:p/>
          </draw:line>
          <draw:frame draw:style-name="gr2" draw:text-style-name="P1" draw:layer="layout" svg:width="0.425cm" svg:height="1.219cm" draw:transform="rotate (-1.5707963267949) translate (4.582cm 16.294cm)">
            <draw:text-box>
              <text:p/>
            </draw:text-box>
          </draw:frame>
        </draw:g>
        <draw:g>
          <draw:line draw:style-name="gr1" draw:text-style-name="P1" draw:layer="layout" svg:x1="3.972cm" svg:y1="17.719cm" svg:x2="3.972cm" svg:y2="18.146cm">
            <text:p/>
          </draw:line>
          <draw:frame draw:style-name="gr2" draw:text-style-name="P1" draw:layer="layout" svg:width="0.426cm" svg:height="1.219cm" draw:transform="rotate (-1.57306525482249) translate (4.582cm 17.72cm)">
            <draw:text-box>
              <text:p/>
            </draw:text-box>
          </draw:frame>
        </draw:g>
        <draw:g>
          <draw:line draw:style-name="gr1" draw:text-style-name="P1" draw:layer="layout" svg:x1="3.973cm" svg:y1="16.294cm" svg:x2="5.423cm" svg:y2="16.294cm">
            <text:p/>
          </draw:line>
          <draw:frame draw:style-name="gr2" draw:text-style-name="P1" draw:layer="layout" svg:width="1.45cm" svg:height="1.219cm" svg:x="3.973cm" svg:y="15.685cm">
            <draw:text-box>
              <text:p/>
            </draw:text-box>
          </draw:frame>
        </draw:g>
        <draw:g>
          <draw:line draw:style-name="gr13" draw:text-style-name="P1" draw:layer="layout" svg:x1="5.423cm" svg:y1="16.282cm" svg:x2="5.423cm" svg:y2="15.376cm">
            <text:p/>
          </draw:line>
          <draw:frame draw:style-name="gr2" draw:text-style-name="P1" draw:layer="layout" svg:width="0.907cm" svg:height="1.219cm" draw:transform="rotate (1.5707963267949) translate (4.814cm 16.283cm)">
            <draw:text-box>
              <text:p/>
            </draw:text-box>
          </draw:frame>
        </draw:g>
        <draw:frame draw:style-name="gr7" draw:text-style-name="P1" draw:layer="layout" svg:width="2.239cm" svg:height="0.757cm" svg:x="4.28cm" svg:y="14.801cm">
          <draw:text-box>
            <text:p text:style-name="P3"><text:span text:style-name="T3">Vcc</text:span></text:p>
          </draw:text-box>
        </draw:frame>
        <draw:g>
          <draw:path draw:style-name="gr10" draw:text-style-name="P4" draw:layer="layout" svg:width="0.139cm" svg:height="0.139cm" svg:x="5.353cm" svg:y="16.221cm" svg:viewBox="0 0 140 140" svg:d="M140 70c0 13-3 24-9 35-7 11-15 19-26 26-11 6-22 9-35 9s-24-3-35-9c-11-7-19-15-26-26-6-11-9-22-9-35s3-24 9-35c7-11 15-19 26-26 11-6 21-9 34-9h1c13 0 24 3 35 9 11 7 19 15 26 26 6 11 9 22 9 35z">
            <text:p/>
          </draw:path>
          <draw:path draw:style-name="gr12" draw:text-style-name="P1" draw:layer="layout" svg:width="0.139cm" svg:height="0.139cm" svg:x="5.353cm" svg:y="16.221cm" svg:viewBox="0 0 140 140" svg:d="M140 70c0 13-3 24-9 35-7 11-15 19-26 26-11 6-22 9-35 9s-24-3-35-9c-11-7-19-15-26-26-6-11-9-22-9-35s3-24 9-35c7-11 15-19 26-26 11-6 21-9 34-9h1c13 0 24 3 35 9 11 7 19 15 26 26 6 11 9 22 9 35z">
            <text:p/>
          </draw:path>
        </draw:g>
        <draw:frame draw:style-name="gr7" draw:text-style-name="P1" draw:layer="layout" svg:width="1.324cm" svg:height="0.757cm" svg:x="3.973cm" svg:y="16.699cm">
          <draw:text-box>
            <text:p text:style-name="P3"><text:span text:style-name="T3">R2</text:span></text:p>
          </draw:text-box>
        </draw:frame>
        <draw:frame draw:style-name="gr7" draw:text-style-name="P1" draw:layer="layout" svg:width="1.324cm" svg:height="0.757cm" svg:x="5.423cm" svg:y="16.719cm">
          <draw:text-box>
            <text:p text:style-name="P3"><text:span text:style-name="T3">R4</text:span></text:p>
          </draw:text-box>
        </draw:frame>
        <draw:g>
          <draw:line draw:style-name="gr1" draw:text-style-name="P1" draw:layer="layout" svg:x1="3.673cm" svg:y1="19.803cm" svg:x2="4.272cm" svg:y2="19.803cm">
            <text:p/>
          </draw:line>
          <draw:frame draw:style-name="gr2" draw:text-style-name="P1" draw:layer="layout" svg:width="0.6cm" svg:height="1.219cm" svg:x="3.673cm" svg:y="19.194cm">
            <draw:text-box>
              <text:p/>
            </draw:text-box>
          </draw:frame>
        </draw:g>
        <draw:g>
          <draw:line draw:style-name="gr1" draw:text-style-name="P1" draw:layer="layout" svg:x1="3.973cm" svg:y1="19.423cm" svg:x2="3.973cm" svg:y2="19.802cm">
            <text:p/>
          </draw:line>
          <draw:frame draw:style-name="gr2" draw:text-style-name="P1" draw:layer="layout" svg:width="0.38cm" svg:height="1.219cm" draw:transform="rotate (-1.5707963267949) translate (4.582cm 19.423cm)">
            <draw:text-box>
              <text:p/>
            </draw:text-box>
          </draw:frame>
        </draw:g>
        <draw:g>
          <draw:line draw:style-name="gr1" draw:text-style-name="P1" draw:layer="layout" svg:x1="3.972cm" svg:y1="19.246cm" svg:x2="3.972cm" svg:y2="18.609cm">
            <text:p/>
          </draw:line>
          <draw:frame draw:style-name="gr2" draw:text-style-name="P1" draw:layer="layout" svg:width="0.636cm" svg:height="1.219cm" draw:transform="rotate (1.5692255304681) translate (3.363cm 19.244cm)">
            <draw:text-box>
              <text:p/>
            </draw:text-box>
          </draw:frame>
        </draw:g>
        <draw:frame draw:style-name="gr7" draw:text-style-name="P1" draw:layer="layout" svg:width="1.324cm" svg:height="0.757cm" svg:x="2.538cm" svg:y="18.222cm">
          <draw:text-box>
            <text:p text:style-name="P3"><text:span text:style-name="T3">VD1</text:span></text:p>
          </draw:text-box>
        </draw:frame>
        <draw:g>
          <draw:line draw:style-name="gr1" draw:text-style-name="P1" draw:layer="layout" svg:x1="5.423cm" svg:y1="19.562cm" svg:x2="5.423cm" svg:y2="18.609cm">
            <text:p/>
          </draw:line>
          <draw:frame draw:style-name="gr2" draw:text-style-name="P1" draw:layer="layout" svg:width="0.953cm" svg:height="1.219cm" draw:transform="rotate (1.5707963267949) translate (4.814cm 19.563cm)">
            <draw:text-box>
              <text:p/>
            </draw:text-box>
          </draw:frame>
        </draw:g>
        <draw:frame draw:style-name="gr7" draw:text-style-name="P1" draw:layer="layout" svg:width="1.324cm" svg:height="0.757cm" svg:x="5.649cm" svg:y="18.198cm">
          <draw:text-box>
            <text:p text:style-name="P3"><text:span text:style-name="T3">VD3</text:span></text:p>
          </draw:text-box>
        </draw:frame>
        <draw:g>
          <draw:line draw:style-name="gr1" draw:text-style-name="P1" draw:layer="layout" svg:x1="5.123cm" svg:y1="19.798cm" svg:x2="5.722cm" svg:y2="19.798cm">
            <text:p/>
          </draw:line>
          <draw:frame draw:style-name="gr2" draw:text-style-name="P1" draw:layer="layout" svg:width="0.6cm" svg:height="1.219cm" svg:x="5.123cm" svg:y="19.189cm">
            <draw:text-box>
              <text:p/>
            </draw:text-box>
          </draw:frame>
        </draw:g>
        <draw:g>
          <draw:line draw:style-name="gr1" draw:text-style-name="P1" draw:layer="layout" svg:x1="5.423cm" svg:y1="19.418cm" svg:x2="5.423cm" svg:y2="19.797cm">
            <text:p/>
          </draw:line>
          <draw:frame draw:style-name="gr2" draw:text-style-name="P1" draw:layer="layout" svg:width="0.38cm" svg:height="1.219cm" draw:transform="rotate (-1.5707963267949) translate (6.032cm 19.418cm)">
            <draw:text-box>
              <text:p/>
            </draw:text-box>
          </draw:frame>
        </draw:g>
        <draw:g>
          <draw:line draw:style-name="gr1" draw:text-style-name="P1" draw:layer="layout" svg:x1="5.423cm" svg:y1="18.608cm" svg:x2="5.423cm" svg:y2="18.142cm">
            <text:p/>
          </draw:line>
          <draw:frame draw:style-name="gr2" draw:text-style-name="P1" draw:layer="layout" svg:width="0.467cm" svg:height="1.219cm" draw:transform="rotate (1.5707963267949) translate (4.814cm 18.609cm)">
            <draw:text-box>
              <text:p/>
            </draw:text-box>
          </draw:frame>
        </draw:g>
        <draw:g>
          <draw:line draw:style-name="gr1" draw:text-style-name="P1" draw:layer="layout" svg:x1="3.972cm" svg:y1="18.611cm" svg:x2="3.972cm" svg:y2="18.145cm">
            <text:p/>
          </draw:line>
          <draw:frame draw:style-name="gr2" draw:text-style-name="P1" draw:layer="layout" svg:width="0.465cm" svg:height="1.219cm" draw:transform="rotate (1.57271618897209) translate (3.364cm 18.611cm)">
            <draw:text-box>
              <text:p/>
            </draw:text-box>
          </draw:frame>
        </draw:g>
        <draw:g>
          <draw:path draw:style-name="gr10" draw:text-style-name="P4" draw:layer="layout" svg:width="0.139cm" svg:height="0.139cm" svg:x="5.353cm" svg:y="18.074cm" svg:viewBox="0 0 140 140" svg:d="M140 71c0 13-3 23-9 34-7 11-15 19-26 26-11 6-22 9-35 9s-24-3-35-9c-11-7-19-15-26-26-6-11-9-22-9-35s3-24 9-35c7-11 15-19 26-26 11-6 21-9 34-9h1c13 0 24 3 35 9 11 7 19 15 26 26 6 11 9 22 9 35z">
            <text:p/>
          </draw:path>
          <draw:path draw:style-name="gr12" draw:text-style-name="P1" draw:layer="layout" svg:width="0.139cm" svg:height="0.139cm" svg:x="5.353cm" svg:y="18.074cm" svg:viewBox="0 0 140 140" svg:d="M140 71c0 13-3 23-9 34-7 11-15 19-26 26-11 6-22 9-35 9s-24-3-35-9c-11-7-19-15-26-26-6-11-9-22-9-35s3-24 9-35c7-11 15-19 26-26 11-6 21-9 34-9h1c13 0 24 3 35 9 11 7 19 15 26 26 6 11 9 22 9 35z">
            <text:p/>
          </draw:path>
        </draw:g>
        <draw:g>
          <draw:line draw:style-name="gr1" draw:text-style-name="P1" draw:layer="layout" svg:x1="15.45cm" svg:y1="18.514cm" svg:x2="15.45cm" svg:y2="9.984cm">
            <text:p/>
          </draw:line>
          <draw:frame draw:style-name="gr2" draw:text-style-name="P1" draw:layer="layout" svg:width="8.531cm" svg:height="1.219cm" draw:transform="rotate (1.5707963267949) translate (14.841cm 18.515cm)">
            <draw:text-box>
              <text:p/>
            </draw:text-box>
          </draw:frame>
        </draw:g>
        <draw:g>
          <draw:g>
            <draw:polygon draw:style-name="gr3" draw:text-style-name="P2" draw:layer="layout" svg:width="0.4cm" svg:height="1cm" svg:x="16.75cm" svg:y="17.56cm" svg:viewBox="0 0 401 1001" draw:points="401,0 0,0 0,1001 401,1001">
              <text:p/>
            </draw:polygon>
            <draw:polygon draw:style-name="gr1" draw:text-style-name="P1" draw:layer="layout" svg:width="0.4cm" svg:height="1cm" svg:x="16.75cm" svg:y="17.56cm" svg:viewBox="0 0 401 1001" draw:points="401,0 0,0 0,1001 401,1001">
              <text:p/>
            </draw:polygon>
          </draw:g>
          <draw:frame draw:style-name="gr11" draw:text-style-name="P1" draw:layer="layout" svg:width="0.4cm" svg:height="1.219cm" draw:transform="rotate (-3.14159265358979) translate (17.15cm 18.669cm)">
            <draw:text-box>
              <text:p/>
            </draw:text-box>
          </draw:frame>
        </draw:g>
        <draw:g>
          <draw:line draw:style-name="gr1" draw:text-style-name="P1" draw:layer="layout" svg:x1="16.95cm" svg:y1="17.134cm" svg:x2="16.95cm" svg:y2="17.559cm">
            <text:p/>
          </draw:line>
          <draw:frame draw:style-name="gr2" draw:text-style-name="P1" draw:layer="layout" svg:width="0.425cm" svg:height="1.219cm" draw:transform="rotate (-1.5707963267949) translate (17.559cm 17.134cm)">
            <draw:text-box>
              <text:p/>
            </draw:text-box>
          </draw:frame>
        </draw:g>
        <draw:g>
          <draw:line draw:style-name="gr1" draw:text-style-name="P1" draw:layer="layout" svg:x1="16.95cm" svg:y1="18.56cm" svg:x2="16.95cm" svg:y2="18.985cm">
            <text:p/>
          </draw:line>
          <draw:frame draw:style-name="gr2" draw:text-style-name="P1" draw:layer="layout" svg:width="0.425cm" svg:height="1.219cm" draw:transform="rotate (-1.5707963267949) translate (17.559cm 18.56cm)">
            <draw:text-box>
              <text:p/>
            </draw:text-box>
          </draw:frame>
        </draw:g>
        <draw:g>
          <draw:line draw:style-name="gr14" draw:text-style-name="P1" draw:layer="layout" svg:x1="17.15cm" svg:y1="18.059cm" svg:x2="17.527cm" svg:y2="18.059cm">
            <text:p/>
          </draw:line>
          <draw:frame draw:style-name="gr2" draw:text-style-name="P1" draw:layer="layout" svg:width="0.377cm" svg:height="1.219cm" svg:x="17.15cm" svg:y="17.45cm">
            <draw:text-box>
              <text:p/>
            </draw:text-box>
          </draw:frame>
        </draw:g>
        <draw:g>
          <draw:line draw:style-name="gr1" draw:text-style-name="P1" draw:layer="layout" svg:x1="17.527cm" svg:y1="17.195cm" svg:x2="17.527cm" svg:y2="18.059cm">
            <text:p/>
          </draw:line>
          <draw:frame draw:style-name="gr2" draw:text-style-name="P1" draw:layer="layout" svg:width="0.864cm" svg:height="1.219cm" draw:transform="rotate (-1.5707963267949) translate (18.136cm 17.195cm)">
            <draw:text-box>
              <text:p/>
            </draw:text-box>
          </draw:frame>
        </draw:g>
        <draw:g>
          <draw:line draw:style-name="gr1" draw:text-style-name="P1" draw:layer="layout" svg:x1="17.527cm" svg:y1="17.195cm" svg:x2="16.958cm" svg:y2="17.195cm">
            <text:p/>
          </draw:line>
          <draw:frame draw:style-name="gr2" draw:text-style-name="P1" draw:layer="layout" svg:width="0.569cm" svg:height="1.219cm" draw:transform="rotate (-3.14159265358979) translate (17.527cm 17.804cm)">
            <draw:text-box>
              <text:p/>
            </draw:text-box>
          </draw:frame>
        </draw:g>
        <draw:g>
          <draw:path draw:style-name="gr10" draw:text-style-name="P4" draw:layer="layout" svg:width="0.179cm" svg:height="0.179cm" svg:x="16.86cm" svg:y="17.105cm" svg:viewBox="0 0 180 180" svg:d="M180 90c0 17-4 31-12 45s-19 25-33 33-28 12-45 12-31-4-45-12-25-19-33-33-12-28-12-45 4-31 12-45 19-25 33-33 28-12 44-12h1c17 0 31 4 45 12s25 19 33 33 12 28 12 45z">
            <text:p/>
          </draw:path>
          <draw:path draw:style-name="gr1" draw:text-style-name="P1" draw:layer="layout" svg:width="0.179cm" svg:height="0.179cm" svg:x="16.86cm" svg:y="17.105cm" svg:viewBox="0 0 180 180" svg:d="M180 90c0 17-4 31-12 45s-19 25-33 33-28 12-45 12-31-4-45-12-25-19-33-33-12-28-12-45 4-31 12-45 19-25 33-33 28-12 44-12h1c17 0 31 4 45 12s25 19 33 33 12 28 12 45z">
            <text:p/>
          </draw:path>
        </draw:g>
        <draw:g>
          <draw:line draw:style-name="gr1" draw:text-style-name="P1" draw:layer="layout" svg:x1="16.95cm" svg:y1="16.77cm" svg:x2="16.95cm" svg:y2="17.195cm">
            <text:p/>
          </draw:line>
          <draw:frame draw:style-name="gr2" draw:text-style-name="P1" draw:layer="layout" svg:width="0.425cm" svg:height="1.219cm" draw:transform="rotate (-1.5707963267949) translate (17.559cm 16.77cm)">
            <draw:text-box>
              <text:p/>
            </draw:text-box>
          </draw:frame>
        </draw:g>
        <draw:frame draw:style-name="gr7" draw:text-style-name="P1" draw:layer="layout" svg:width="1.324cm" svg:height="0.757cm" svg:x="17.288cm" svg:y="17.481cm">
          <draw:text-box>
            <text:p text:style-name="P3"><text:span text:style-name="T3">R13</text:span></text:p>
          </draw:text-box>
        </draw:frame>
        <draw:g>
          <draw:line draw:style-name="gr1" draw:text-style-name="P1" draw:layer="layout" svg:x1="16.65cm" svg:y1="18.994cm" svg:x2="17.249cm" svg:y2="18.994cm">
            <text:p/>
          </draw:line>
          <draw:frame draw:style-name="gr2" draw:text-style-name="P1" draw:layer="layout" svg:width="0.6cm" svg:height="1.219cm" svg:x="16.65cm" svg:y="18.385cm">
            <draw:text-box>
              <text:p/>
            </draw:text-box>
          </draw:frame>
        </draw:g>
        <draw:g>
          <draw:line draw:style-name="gr1" draw:text-style-name="P1" draw:layer="layout" svg:x1="16.95cm" svg:y1="18.614cm" svg:x2="16.95cm" svg:y2="18.993cm">
            <text:p/>
          </draw:line>
          <draw:frame draw:style-name="gr2" draw:text-style-name="P1" draw:layer="layout" svg:width="0.38cm" svg:height="1.219cm" draw:transform="rotate (-1.5707963267949) translate (17.559cm 18.614cm)">
            <draw:text-box>
              <text:p/>
            </draw:text-box>
          </draw:frame>
        </draw:g>
        <draw:g>
          <draw:line draw:style-name="gr1" draw:text-style-name="P1" draw:layer="layout" svg:x1="14.945cm" svg:y1="14.884cm" svg:x2="14.945cm" svg:y2="13.179cm">
            <text:p/>
          </draw:line>
          <draw:frame draw:style-name="gr2" draw:text-style-name="P1" draw:layer="layout" svg:width="1.705cm" svg:height="1.219cm" draw:transform="rotate (1.5707963267949) translate (14.336cm 14.884cm)">
            <draw:text-box>
              <text:p/>
            </draw:text-box>
          </draw:frame>
        </draw:g>
        <draw:g>
          <draw:line draw:style-name="gr1" draw:text-style-name="P1" draw:layer="layout" svg:x1="16.95cm" svg:y1="17.133cm" svg:x2="16.95cm" svg:y2="9.184cm">
            <text:p/>
          </draw:line>
          <draw:frame draw:style-name="gr2" draw:text-style-name="P1" draw:layer="layout" svg:width="7.95cm" svg:height="1.219cm" draw:transform="rotate (1.5707963267949) translate (16.341cm 17.134cm)">
            <draw:text-box>
              <text:p/>
            </draw:text-box>
          </draw:frame>
        </draw:g>
        <draw:g>
          <draw:line draw:style-name="gr1" draw:text-style-name="P1" draw:layer="layout" svg:x1="18.849cm" svg:y1="15.685cm" svg:x2="16.95cm" svg:y2="15.685cm">
            <text:p/>
          </draw:line>
          <draw:frame draw:style-name="gr2" draw:text-style-name="P1" draw:layer="layout" svg:width="1.9cm" svg:height="1.219cm" draw:transform="rotate (-3.14159265358979) translate (18.85cm 16.294cm)">
            <draw:text-box>
              <text:p/>
            </draw:text-box>
          </draw:frame>
        </draw:g>
        <draw:g>
          <draw:path draw:style-name="gr10" draw:text-style-name="P4" draw:layer="layout" svg:width="0.179cm" svg:height="0.179cm" svg:x="16.86cm" svg:y="15.594cm" svg:viewBox="0 0 180 180" svg:d="M180 90c0 17-4 31-12 45s-19 25-33 33-28 12-45 12-31-4-45-12-25-19-33-33-12-28-12-45 4-31 12-45 19-25 33-33 28-12 44-12h1c17 0 31 4 45 12s25 19 33 33 12 28 12 45z">
            <text:p/>
          </draw:path>
          <draw:path draw:style-name="gr1" draw:text-style-name="P1" draw:layer="layout" svg:width="0.179cm" svg:height="0.179cm" svg:x="16.86cm" svg:y="15.594cm" svg:viewBox="0 0 180 180" svg:d="M180 90c0 17-4 31-12 45s-19 25-33 33-28 12-45 12-31-4-45-12-25-19-33-33-12-28-12-45 4-31 12-45 19-25 33-33 28-12 44-12h1c17 0 31 4 45 12s25 19 33 33 12 28 12 45z">
            <text:p/>
          </draw:path>
        </draw:g>
        <draw:g>
          <draw:line draw:style-name="gr1" draw:text-style-name="P1" draw:layer="layout" svg:x1="4.351cm" svg:y1="11.585cm" svg:x2="4.348cm" svg:y2="11.047cm">
            <text:p/>
          </draw:line>
          <draw:frame draw:style-name="gr2" draw:text-style-name="P1" draw:layer="layout" svg:width="0.537cm" svg:height="1.219cm" draw:transform="rotate (1.57341432067289) translate (3.741cm 11.586cm)">
            <draw:text-box>
              <text:p/>
            </draw:text-box>
          </draw:frame>
        </draw:g>
        <draw:g>
          <draw:line draw:style-name="gr1" draw:text-style-name="P1" draw:layer="layout" svg:x1="4.599cm" svg:y1="11.047cm" svg:x2="4.1cm" svg:y2="11.047cm">
            <text:p/>
          </draw:line>
          <draw:frame draw:style-name="gr2" draw:text-style-name="P1" draw:layer="layout" svg:width="0.5cm" svg:height="1.219cm" draw:transform="rotate (-3.14159265358979) translate (4.6cm 11.656cm)">
            <draw:text-box>
              <text:p/>
            </draw:text-box>
          </draw:frame>
        </draw:g>
        <draw:g>
          <draw:line draw:style-name="gr1" draw:text-style-name="P1" draw:layer="layout" svg:x1="4.599cm" svg:y1="10.922cm" svg:x2="4.1cm" svg:y2="10.922cm">
            <text:p/>
          </draw:line>
          <draw:frame draw:style-name="gr2" draw:text-style-name="P1" draw:layer="layout" svg:width="0.5cm" svg:height="1.219cm" draw:transform="rotate (-3.14159265358979) translate (4.6cm 11.531cm)">
            <draw:text-box>
              <text:p/>
            </draw:text-box>
          </draw:frame>
        </draw:g>
        <draw:g>
          <draw:line draw:style-name="gr1" draw:text-style-name="P1" draw:layer="layout" svg:x1="5.45cm" svg:y1="11.583cm" svg:x2="5.45cm" svg:y2="10.784cm">
            <text:p/>
          </draw:line>
          <draw:frame draw:style-name="gr2" draw:text-style-name="P1" draw:layer="layout" svg:width="0.8cm" svg:height="1.219cm" draw:transform="rotate (1.5707963267949) translate (4.841cm 11.584cm)">
            <draw:text-box>
              <text:p/>
            </draw:text-box>
          </draw:frame>
        </draw:g>
        <draw:g>
          <draw:line draw:style-name="gr1" draw:text-style-name="P1" draw:layer="layout" svg:x1="4.35cm" svg:y1="11.584cm" svg:x2="5.45cm" svg:y2="11.584cm">
            <text:p/>
          </draw:line>
          <draw:frame draw:style-name="gr2" draw:text-style-name="P1" draw:layer="layout" svg:width="1.1cm" svg:height="1.219cm" svg:x="4.35cm" svg:y="10.975cm">
            <draw:text-box>
              <text:p/>
            </draw:text-box>
          </draw:frame>
        </draw:g>
        <draw:g>
          <draw:path draw:style-name="gr10" draw:text-style-name="P4" draw:layer="layout" svg:width="0.179cm" svg:height="0.179cm" svg:x="4.256cm" svg:y="10.294cm" svg:viewBox="0 0 180 180" svg:d="M180 90c0 17-4 31-12 45s-19 25-33 33-28 12-45 12-31-4-45-12-25-19-33-33-12-28-12-45 4-31 12-45 19-25 33-33 28-12 44-12h1c17 0 31 4 45 12s25 19 33 33 12 28 12 45z">
            <text:p/>
          </draw:path>
          <draw:path draw:style-name="gr1" draw:text-style-name="P1" draw:layer="layout" svg:width="0.179cm" svg:height="0.179cm" svg:x="4.256cm" svg:y="10.294cm" svg:viewBox="0 0 180 180" svg:d="M180 90c0 17-4 31-12 45s-19 25-33 33-28 12-45 12-31-4-45-12-25-19-33-33-12-28-12-45 4-31 12-45 19-25 33-33 28-12 44-12h1c17 0 31 4 45 12s25 19 33 33 12 28 12 45z">
            <text:p/>
          </draw:path>
        </draw:g>
        <draw:g>
          <draw:line draw:style-name="gr1" draw:text-style-name="P1" draw:layer="layout" svg:x1="5.05cm" svg:y1="10.384cm" svg:x2="5.05cm" svg:y2="8.379cm">
            <text:p/>
          </draw:line>
          <draw:frame draw:style-name="gr2" draw:text-style-name="P1" draw:layer="layout" svg:width="2.005cm" svg:height="1.219cm" draw:transform="rotate (1.5707963267949) translate (4.441cm 10.385cm)">
            <draw:text-box>
              <text:p/>
            </draw:text-box>
          </draw:frame>
        </draw:g>
        <draw:g>
          <draw:line draw:style-name="gr1" draw:text-style-name="P1" draw:layer="layout" svg:x1="5.798cm" svg:y1="10.785cm" svg:x2="5.798cm" svg:y2="8.78cm">
            <text:p/>
          </draw:line>
          <draw:frame draw:style-name="gr2" draw:text-style-name="P1" draw:layer="layout" svg:width="2.005cm" svg:height="1.219cm" draw:transform="rotate (1.5707963267949) translate (5.189cm 10.784cm)">
            <draw:text-box>
              <text:p/>
            </draw:text-box>
          </draw:frame>
        </draw:g>
        <draw:g>
          <draw:path draw:style-name="gr10" draw:text-style-name="P4" draw:layer="layout" svg:width="0.179cm" svg:height="0.179cm" svg:x="4.96cm" svg:y="10.294cm" svg:viewBox="0 0 180 180" svg:d="M180 90c0 17-4 31-12 45s-19 25-33 33-28 12-45 12-31-4-45-12-25-19-33-33-12-28-12-45 4-31 12-45 19-25 33-33 28-12 44-12h1c17 0 31 4 45 12s25 19 33 33 12 28 12 45z">
            <text:p/>
          </draw:path>
          <draw:path draw:style-name="gr1" draw:text-style-name="P1" draw:layer="layout" svg:width="0.179cm" svg:height="0.179cm" svg:x="4.96cm" svg:y="10.294cm" svg:viewBox="0 0 180 180" svg:d="M180 90c0 17-4 31-12 45s-19 25-33 33-28 12-45 12-31-4-45-12-25-19-33-33-12-28-12-45 4-31 12-45 19-25 33-33 28-12 44-12h1c17 0 31 4 45 12s25 19 33 33 12 28 12 45z">
            <text:p/>
          </draw:path>
        </draw:g>
        <draw:g>
          <draw:path draw:style-name="gr10" draw:text-style-name="P4" draw:layer="layout" svg:width="0.179cm" svg:height="0.179cm" svg:x="5.71cm" svg:y="10.694cm" svg:viewBox="0 0 180 180" svg:d="M180 90c0 17-4 31-12 45s-19 25-33 33-28 12-45 12-31-4-45-12-25-19-33-33-12-28-12-45 4-31 12-45 19-25 33-33 28-12 44-12h1c17 0 31 4 45 12s25 19 33 33 12 28 12 45z">
            <text:p/>
          </draw:path>
          <draw:path draw:style-name="gr1" draw:text-style-name="P1" draw:layer="layout" svg:width="0.179cm" svg:height="0.179cm" svg:x="5.71cm" svg:y="10.694cm" svg:viewBox="0 0 180 180" svg:d="M180 90c0 17-4 31-12 45s-19 25-33 33-28 12-45 12-31-4-45-12-25-19-33-33-12-28-12-45 4-31 12-45 19-25 33-33 28-12 44-12h1c17 0 31 4 45 12s25 19 33 33 12 28 12 45z">
            <text:p/>
          </draw:path>
        </draw:g>
        <draw:g>
          <draw:line draw:style-name="gr13" draw:text-style-name="P1" draw:layer="layout" svg:x1="4.35cm" svg:y1="10.384cm" svg:x2="4.35cm" svg:y2="9.478cm">
            <text:p/>
          </draw:line>
          <draw:frame draw:style-name="gr2" draw:text-style-name="P1" draw:layer="layout" svg:width="0.907cm" svg:height="1.219cm" draw:transform="rotate (1.5707963267949) translate (3.741cm 10.385cm)">
            <draw:text-box>
              <text:p/>
            </draw:text-box>
          </draw:frame>
        </draw:g>
        <draw:frame draw:style-name="gr7" draw:text-style-name="P1" draw:layer="layout" svg:width="2.239cm" svg:height="0.757cm" svg:x="3.23cm" svg:y="8.82cm">
          <draw:text-box>
            <text:p text:style-name="P3"><text:span text:style-name="T3">Vcc</text:span></text:p>
          </draw:text-box>
        </draw:frame>
        <draw:g>
          <draw:line draw:style-name="gr1" draw:text-style-name="P1" draw:layer="layout" svg:x1="4.35cm" svg:y1="10.924cm" svg:x2="4.35cm" svg:y2="10.385cm">
            <text:p/>
          </draw:line>
          <draw:frame draw:style-name="gr2" draw:text-style-name="P1" draw:layer="layout" svg:width="0.54cm" svg:height="1.219cm" draw:transform="rotate (1.5707963267949) translate (3.741cm 10.924cm)">
            <draw:text-box>
              <text:p/>
            </draw:text-box>
          </draw:frame>
        </draw:g>
        <draw:frame draw:style-name="gr8" draw:text-style-name="P1" draw:layer="layout" svg:width="1.3cm" svg:height="0.757cm" svg:x="4cm" svg:y="10.346cm">
          <draw:text-box>
            <text:p text:style-name="P3"><text:span text:style-name="T3">C3</text:span></text:p>
          </draw:text-box>
        </draw:frame>
        <draw:g>
          <draw:line draw:style-name="gr1" draw:text-style-name="P1" draw:layer="layout" svg:x1="4.06cm" svg:y1="12.061cm" svg:x2="4.659cm" svg:y2="12.061cm">
            <text:p/>
          </draw:line>
          <draw:frame draw:style-name="gr2" draw:text-style-name="P1" draw:layer="layout" svg:width="0.6cm" svg:height="1.219cm" svg:x="4.06cm" svg:y="11.452cm">
            <draw:text-box>
              <text:p/>
            </draw:text-box>
          </draw:frame>
        </draw:g>
        <draw:g>
          <draw:line draw:style-name="gr1" draw:text-style-name="P1" draw:layer="layout" svg:x1="4.35cm" svg:y1="11.562cm" svg:x2="4.35cm" svg:y2="12.061cm">
            <text:p/>
          </draw:line>
          <draw:frame draw:style-name="gr2" draw:text-style-name="P1" draw:layer="layout" svg:width="0.5cm" svg:height="1.219cm" draw:transform="rotate (-1.5707963267949) translate (4.959cm 11.562cm)">
            <draw:text-box>
              <text:p/>
            </draw:text-box>
          </draw:frame>
        </draw:g>
        <draw:g>
          <draw:path draw:style-name="gr10" draw:text-style-name="P4" draw:layer="layout" svg:width="0.179cm" svg:height="0.179cm" svg:x="4.26cm" svg:y="11.495cm" svg:viewBox="0 0 180 180" svg:d="M180 90c0 17-4 31-12 45s-19 25-33 33-28 12-45 12-31-4-45-12-25-19-33-33-12-28-12-45 4-31 12-45 19-25 33-33 28-12 44-12h1c17 0 31 4 45 12s25 19 33 33 12 28 12 45z">
            <text:p/>
          </draw:path>
          <draw:path draw:style-name="gr1" draw:text-style-name="P1" draw:layer="layout" svg:width="0.179cm" svg:height="0.179cm" svg:x="4.26cm" svg:y="11.495cm" svg:viewBox="0 0 180 180" svg:d="M180 90c0 17-4 31-12 45s-19 25-33 33-28 12-45 12-31-4-45-12-25-19-33-33-12-28-12-45 4-31 12-45 19-25 33-33 28-12 44-12h1c17 0 31 4 45 12s25 19 33 33 12 28 12 45z">
            <text:p/>
          </draw:path>
        </draw:g>
        <draw:g>
          <draw:g>
            <draw:polygon draw:style-name="gr3" draw:text-style-name="P2" draw:layer="layout" svg:width="0.4cm" svg:height="1cm" svg:x="4.15cm" svg:y="2.484cm" svg:viewBox="0 0 401 1001" draw:points="0,1001 401,1001 401,0 0,0">
              <text:p/>
            </draw:polygon>
            <draw:polygon draw:style-name="gr1" draw:text-style-name="P1" draw:layer="layout" svg:width="0.4cm" svg:height="1cm" svg:x="4.15cm" svg:y="2.484cm" svg:viewBox="0 0 401 1001" draw:points="0,1001 401,1001 401,0 0,0">
              <text:p/>
            </draw:polygon>
          </draw:g>
          <draw:frame draw:style-name="gr11" draw:text-style-name="P1" draw:layer="layout" svg:width="0.4cm" svg:height="1.219cm" svg:x="4.15cm" svg:y="2.375cm">
            <draw:text-box>
              <text:p/>
            </draw:text-box>
          </draw:frame>
        </draw:g>
        <draw:frame draw:style-name="gr4" draw:text-style-name="P1" draw:layer="layout" svg:width="1.101cm" svg:height="0.8cm" svg:x="4.35cm" svg:y="2.7cm">
          <draw:text-box>
            <text:p text:style-name="P3"><text:span text:style-name="T3">R1</text:span></text:p>
          </draw:text-box>
        </draw:frame>
        <draw:g>
          <draw:line draw:style-name="gr13" draw:text-style-name="P1" draw:layer="layout" svg:x1="4.35cm" svg:y1="2.483cm" svg:x2="4.35cm" svg:y2="1.584cm">
            <text:p/>
          </draw:line>
          <draw:frame draw:style-name="gr2" draw:text-style-name="P1" draw:layer="layout" svg:width="0.9cm" svg:height="1.219cm" draw:transform="rotate (1.5707963267949) translate (3.741cm 2.484cm)">
            <draw:text-box>
              <text:p/>
            </draw:text-box>
          </draw:frame>
        </draw:g>
        <draw:frame draw:style-name="gr7" draw:text-style-name="P1" draw:layer="layout" svg:width="2.239cm" svg:height="0.757cm" svg:x="3.23cm" svg:y="0.927cm">
          <draw:text-box>
            <text:p text:style-name="P3"><text:span text:style-name="T3">Vcc</text:span></text:p>
          </draw:text-box>
        </draw:frame>
        <draw:g>
          <draw:line draw:style-name="gr1" draw:text-style-name="P1" draw:layer="layout" svg:x1="4.35cm" svg:y1="3.484cm" svg:x2="4.35cm" svg:y2="4.376cm">
            <text:p/>
          </draw:line>
          <draw:frame draw:style-name="gr2" draw:text-style-name="P1" draw:layer="layout" svg:width="0.893cm" svg:height="1.219cm" draw:transform="rotate (-1.5707963267949) translate (4.959cm 3.484cm)">
            <draw:text-box>
              <text:p/>
            </draw:text-box>
          </draw:frame>
        </draw:g>
        <draw:line draw:style-name="gr14" draw:text-style-name="P1" draw:layer="layout" svg:x1="3.75cm" svg:y1="4.386cm" svg:x2="4.349cm" svg:y2="4.386cm">
          <text:p/>
        </draw:line>
        <draw:line draw:style-name="gr14" draw:text-style-name="P1" draw:layer="layout" svg:x1="3.35cm" svg:y1="4.386cm" svg:x2="2.55cm" svg:y2="4.386cm">
          <text:p/>
        </draw:line>
        <draw:g>
          <draw:line draw:style-name="gr1" draw:text-style-name="P1" draw:layer="layout" svg:x1="3.849cm" svg:y1="4.226cm" svg:x2="3.25cm" svg:y2="4.226cm">
            <text:p/>
          </draw:line>
          <draw:frame draw:style-name="gr2" draw:text-style-name="P1" draw:layer="layout" svg:width="0.6cm" svg:height="1.219cm" draw:transform="rotate (-3.14159265358979) translate (3.85cm 4.835cm)">
            <draw:text-box>
              <text:p/>
            </draw:text-box>
          </draw:frame>
        </draw:g>
        <draw:g>
          <draw:line draw:style-name="gr1" draw:text-style-name="P1" draw:layer="layout" svg:x1="3.55cm" svg:y1="4.225cm" svg:x2="3.55cm" svg:y2="4.136cm">
            <text:p/>
          </draw:line>
          <draw:frame draw:style-name="gr2" draw:text-style-name="P1" draw:layer="layout" svg:width="0.09cm" svg:height="1.219cm" draw:transform="rotate (1.5707963267949) translate (2.941cm 4.226cm)">
            <draw:text-box>
              <text:p/>
            </draw:text-box>
          </draw:frame>
        </draw:g>
        <draw:g>
          <draw:path draw:style-name="gr10" draw:text-style-name="P4" draw:layer="layout" svg:width="0.179cm" svg:height="0.179cm" svg:x="4.26cm" svg:y="4.296cm" svg:viewBox="0 0 180 180" svg:d="M180 90c0 17-4 31-12 45s-19 25-33 33-28 12-45 12-31-4-45-12-25-19-33-33-12-28-12-45 4-31 12-45 19-25 33-33 28-12 44-12h1c17 0 31 4 45 12s25 19 33 33 12 28 12 45z">
            <text:p/>
          </draw:path>
          <draw:path draw:style-name="gr1" draw:text-style-name="P1" draw:layer="layout" svg:width="0.179cm" svg:height="0.179cm" svg:x="4.26cm" svg:y="4.296cm" svg:viewBox="0 0 180 180" svg:d="M180 90c0 17-4 31-12 45s-19 25-33 33-28 12-45 12-31-4-45-12-25-19-33-33-12-28-12-45 4-31 12-45 19-25 33-33 28-12 44-12h1c17 0 31 4 45 12s25 19 33 33 12 28 12 45z">
            <text:p/>
          </draw:path>
        </draw:g>
        <draw:g>
          <draw:line draw:style-name="gr1" draw:text-style-name="P1" draw:layer="layout" svg:x1="2.26cm" svg:y1="4.893cm" svg:x2="2.859cm" svg:y2="4.893cm">
            <text:p/>
          </draw:line>
          <draw:frame draw:style-name="gr2" draw:text-style-name="P1" draw:layer="layout" svg:width="0.6cm" svg:height="1.219cm" svg:x="2.26cm" svg:y="4.284cm">
            <draw:text-box>
              <text:p/>
            </draw:text-box>
          </draw:frame>
        </draw:g>
        <draw:g>
          <draw:line draw:style-name="gr1" draw:text-style-name="P1" draw:layer="layout" svg:x1="2.55cm" svg:y1="4.393cm" svg:x2="2.55cm" svg:y2="4.892cm">
            <text:p/>
          </draw:line>
          <draw:frame draw:style-name="gr2" draw:text-style-name="P1" draw:layer="layout" svg:width="0.5cm" svg:height="1.219cm" draw:transform="rotate (-1.5707963267949) translate (3.159cm 4.393cm)">
            <draw:text-box>
              <text:p/>
            </draw:text-box>
          </draw:frame>
        </draw:g>
        <draw:g>
          <draw:line draw:style-name="gr13" draw:text-style-name="P1" draw:layer="layout" svg:x1="18.3cm" svg:y1="15.685cm" svg:x2="20.249cm" svg:y2="15.685cm">
            <text:p/>
          </draw:line>
          <draw:frame draw:style-name="gr2" draw:text-style-name="P1" draw:layer="layout" svg:width="1.95cm" svg:height="1.219cm" svg:x="18.3cm" svg:y="15.076cm">
            <draw:text-box>
              <text:p/>
            </draw:text-box>
          </draw:frame>
        </draw:g>
        <draw:frame draw:style-name="gr7" draw:text-style-name="P1" draw:layer="layout" svg:width="3cm" svg:height="0.757cm" svg:x="17.6cm" svg:y="14.851cm">
          <draw:text-box>
            <text:p text:style-name="P3"><text:span text:style-name="T3">To the finger</text:span></text:p>
          </draw:text-box>
        </draw:frame>
        <draw:frame draw:style-name="gr7" draw:text-style-name="P1" draw:layer="layout" svg:width="1.324cm" svg:height="0.757cm" svg:x="10.338cm" svg:y="17.142cm">
          <draw:text-box>
            <text:p text:style-name="P3"><text:span text:style-name="T3">DA1</text:span></text:p>
          </draw:text-box>
        </draw:frame>
        <draw:frame draw:style-name="gr7" draw:text-style-name="P1" draw:layer="layout" svg:width="1.324cm" svg:height="0.757cm" svg:x="10.838cm" svg:y="23.542cm">
          <draw:text-box>
            <text:p text:style-name="P3"><text:span text:style-name="T3">DA2</text:span></text:p>
          </draw:text-box>
        </draw:frame>
        <draw:line draw:style-name="gr1" draw:text-style-name="P1" draw:layer="layout" svg:x1="3.741cm" svg:y1="18.495cm" svg:x2="4.202cm" svg:y2="18.495cm">
          <text:p/>
        </draw:line>
        <draw:line draw:style-name="gr1" draw:text-style-name="P1" draw:layer="layout" svg:x1="3.741cm" svg:y1="18.495cm" svg:x2="3.973cm" svg:y2="18.896cm">
          <text:p/>
        </draw:line>
        <draw:line draw:style-name="gr1" draw:text-style-name="P1" draw:layer="layout" svg:x1="3.972cm" svg:y1="18.896cm" svg:x2="4.204cm" svg:y2="18.495cm">
          <text:p/>
        </draw:line>
        <draw:line draw:style-name="gr1" draw:text-style-name="P1" draw:layer="layout" svg:x1="4.222cm" svg:y1="18.895cm" svg:x2="3.722cm" svg:y2="18.895cm">
          <text:p/>
        </draw:line>
        <draw:line draw:style-name="gr1" draw:text-style-name="P1" draw:layer="layout" svg:x1="3.972cm" svg:y1="18.145cm" svg:x2="3.972cm" svg:y2="19.245cm">
          <text:p/>
        </draw:line>
        <draw:line draw:style-name="gr1" draw:text-style-name="P1" draw:layer="layout" svg:x1="4.483cm" svg:y1="18.019cm" svg:x2="4.424cm" svg:y2="18.188cm">
          <text:p/>
        </draw:line>
        <draw:line draw:style-name="gr1" draw:text-style-name="P1" draw:layer="layout" svg:x1="4.484cm" svg:y1="18.019cm" svg:x2="4.315cm" svg:y2="18.078cm">
          <text:p/>
        </draw:line>
        <draw:line draw:style-name="gr1" draw:text-style-name="P1" draw:layer="layout" svg:x1="4.693cm" svg:y1="18.233cm" svg:x2="4.634cm" svg:y2="18.402cm">
          <text:p/>
        </draw:line>
        <draw:line draw:style-name="gr1" draw:text-style-name="P1" draw:layer="layout" svg:x1="4.694cm" svg:y1="18.233cm" svg:x2="4.525cm" svg:y2="18.292cm">
          <text:p/>
        </draw:line>
        <draw:line draw:style-name="gr1" draw:text-style-name="P1" draw:layer="layout" svg:x1="4.17cm" svg:y1="18.333cm" svg:x2="4.484cm" svg:y2="18.019cm">
          <text:p/>
        </draw:line>
        <draw:line draw:style-name="gr1" draw:text-style-name="P1" draw:layer="layout" svg:x1="4.382cm" svg:y1="18.545cm" svg:x2="4.694cm" svg:y2="18.233cm">
          <text:p/>
        </draw:line>
        <draw:line draw:style-name="gr1" draw:text-style-name="P1" draw:layer="layout" svg:x1="5.294cm" svg:y1="18.294cm" svg:x2="5.12cm" svg:y2="18.23cm">
          <text:p/>
        </draw:line>
        <draw:line draw:style-name="gr1" draw:text-style-name="P1" draw:layer="layout" svg:x1="5.294cm" svg:y1="18.295cm" svg:x2="5.23cm" svg:y2="18.121cm">
          <text:p/>
        </draw:line>
        <draw:line draw:style-name="gr1" draw:text-style-name="P1" draw:layer="layout" svg:x1="5.08cm" svg:y1="18.504cm" svg:x2="4.906cm" svg:y2="18.44cm">
          <text:p/>
        </draw:line>
        <draw:line draw:style-name="gr1" draw:text-style-name="P1" draw:layer="layout" svg:x1="5.08cm" svg:y1="18.505cm" svg:x2="5.016cm" svg:y2="18.331cm">
          <text:p/>
        </draw:line>
        <draw:line draw:style-name="gr1" draw:text-style-name="P1" draw:layer="layout" svg:x1="4.967cm" svg:y1="17.968cm" svg:x2="5.294cm" svg:y2="18.295cm">
          <text:p/>
        </draw:line>
        <draw:line draw:style-name="gr1" draw:text-style-name="P1" draw:layer="layout" svg:x1="4.755cm" svg:y1="18.18cm" svg:x2="5.08cm" svg:y2="18.505cm">
          <text:p/>
        </draw:line>
        <draw:line draw:style-name="gr1" draw:text-style-name="P1" draw:layer="layout" svg:x1="5.423cm" svg:y1="18.902cm" svg:x2="5.423cm" svg:y2="19.242cm">
          <text:p/>
        </draw:line>
        <draw:line draw:style-name="gr1" draw:text-style-name="P1" draw:layer="layout" svg:x1="5.192cm" svg:y1="18.502cm" svg:x2="5.653cm" svg:y2="18.502cm">
          <text:p/>
        </draw:line>
        <draw:line draw:style-name="gr1" draw:text-style-name="P1" draw:layer="layout" svg:x1="5.192cm" svg:y1="18.502cm" svg:x2="5.424cm" svg:y2="18.903cm">
          <text:p/>
        </draw:line>
        <draw:line draw:style-name="gr1" draw:text-style-name="P1" draw:layer="layout" svg:x1="5.423cm" svg:y1="18.903cm" svg:x2="5.655cm" svg:y2="18.502cm">
          <text:p/>
        </draw:line>
        <draw:line draw:style-name="gr1" draw:text-style-name="P1" draw:layer="layout" svg:x1="5.673cm" svg:y1="18.902cm" svg:x2="5.173cm" svg:y2="18.902cm">
          <text:p/>
        </draw:line>
        <draw:polyline draw:style-name="gr1" draw:text-style-name="P1" draw:layer="layout" svg:width="0cm" svg:height="0.204cm" svg:x="5.423cm" svg:y="18.163cm" svg:viewBox="0 0 0 205" draw:points="0,205 0,161 0,0">
          <text:p/>
        </draw:polyline>
        <draw:line draw:style-name="gr1" draw:text-style-name="P1" draw:layer="layout" svg:x1="5.423cm" svg:y1="18.901cm" svg:x2="5.423cm" svg:y2="18.142cm">
          <text:p/>
        </draw:line>
        <draw:g>
          <draw:line draw:style-name="gr1" draw:text-style-name="P1" draw:layer="layout" svg:x1="3.973cm" svg:y1="19.173cm" svg:x2="3.973cm" svg:y2="19.673cm">
            <text:p/>
          </draw:line>
          <draw:frame draw:style-name="gr2" draw:text-style-name="P1" draw:layer="layout" svg:width="0.5cm" svg:height="1.219cm" draw:transform="rotate (-1.5707963267949) translate (4.582cm 19.173cm)">
            <draw:text-box>
              <text:p/>
            </draw:text-box>
          </draw:frame>
        </draw:g>
        <draw:line draw:style-name="gr1" draw:text-style-name="P1" draw:layer="layout" svg:x1="4.232cm" svg:y1="24.776cm" svg:x2="4.693cm" svg:y2="24.776cm">
          <text:p/>
        </draw:line>
        <draw:line draw:style-name="gr1" draw:text-style-name="P1" draw:layer="layout" svg:x1="4.232cm" svg:y1="24.776cm" svg:x2="4.464cm" svg:y2="25.177cm">
          <text:p/>
        </draw:line>
        <draw:line draw:style-name="gr1" draw:text-style-name="P1" draw:layer="layout" svg:x1="4.463cm" svg:y1="25.177cm" svg:x2="4.695cm" svg:y2="24.776cm">
          <text:p/>
        </draw:line>
        <draw:line draw:style-name="gr1" draw:text-style-name="P1" draw:layer="layout" svg:x1="4.713cm" svg:y1="25.176cm" svg:x2="4.213cm" svg:y2="25.176cm">
          <text:p/>
        </draw:line>
        <draw:line draw:style-name="gr1" draw:text-style-name="P1" draw:layer="layout" svg:x1="4.463cm" svg:y1="24.426cm" svg:x2="4.463cm" svg:y2="25.526cm">
          <text:p/>
        </draw:line>
        <draw:line draw:style-name="gr1" draw:text-style-name="P1" draw:layer="layout" svg:x1="4.974cm" svg:y1="24.3cm" svg:x2="4.915cm" svg:y2="24.469cm">
          <text:p/>
        </draw:line>
        <draw:line draw:style-name="gr1" draw:text-style-name="P1" draw:layer="layout" svg:x1="4.975cm" svg:y1="24.3cm" svg:x2="4.806cm" svg:y2="24.359cm">
          <text:p/>
        </draw:line>
        <draw:line draw:style-name="gr1" draw:text-style-name="P1" draw:layer="layout" svg:x1="5.184cm" svg:y1="24.514cm" svg:x2="5.125cm" svg:y2="24.683cm">
          <text:p/>
        </draw:line>
        <draw:line draw:style-name="gr1" draw:text-style-name="P1" draw:layer="layout" svg:x1="5.185cm" svg:y1="24.514cm" svg:x2="5.016cm" svg:y2="24.573cm">
          <text:p/>
        </draw:line>
        <draw:line draw:style-name="gr1" draw:text-style-name="P1" draw:layer="layout" svg:x1="4.661cm" svg:y1="24.614cm" svg:x2="4.975cm" svg:y2="24.3cm">
          <text:p/>
        </draw:line>
        <draw:line draw:style-name="gr1" draw:text-style-name="P1" draw:layer="layout" svg:x1="4.873cm" svg:y1="24.826cm" svg:x2="5.185cm" svg:y2="24.514cm">
          <text:p/>
        </draw:line>
        <draw:line draw:style-name="gr1" draw:text-style-name="P1" draw:layer="layout" svg:x1="5.784cm" svg:y1="24.577cm" svg:x2="5.61cm" svg:y2="24.513cm">
          <text:p/>
        </draw:line>
        <draw:line draw:style-name="gr1" draw:text-style-name="P1" draw:layer="layout" svg:x1="5.784cm" svg:y1="24.577cm" svg:x2="5.72cm" svg:y2="24.403cm">
          <text:p/>
        </draw:line>
        <draw:line draw:style-name="gr1" draw:text-style-name="P1" draw:layer="layout" svg:x1="5.57cm" svg:y1="24.787cm" svg:x2="5.396cm" svg:y2="24.723cm">
          <text:p/>
        </draw:line>
        <draw:line draw:style-name="gr1" draw:text-style-name="P1" draw:layer="layout" svg:x1="5.57cm" svg:y1="24.787cm" svg:x2="5.506cm" svg:y2="24.613cm">
          <text:p/>
        </draw:line>
        <draw:line draw:style-name="gr1" draw:text-style-name="P1" draw:layer="layout" svg:x1="5.457cm" svg:y1="24.25cm" svg:x2="5.784cm" svg:y2="24.577cm">
          <text:p/>
        </draw:line>
        <draw:line draw:style-name="gr1" draw:text-style-name="P1" draw:layer="layout" svg:x1="5.245cm" svg:y1="24.462cm" svg:x2="5.57cm" svg:y2="24.787cm">
          <text:p/>
        </draw:line>
        <draw:line draw:style-name="gr1" draw:text-style-name="P1" draw:layer="layout" svg:x1="5.913cm" svg:y1="25.185cm" svg:x2="5.913cm" svg:y2="25.524cm">
          <text:p/>
        </draw:line>
        <draw:line draw:style-name="gr1" draw:text-style-name="P1" draw:layer="layout" svg:x1="5.682cm" svg:y1="24.785cm" svg:x2="6.143cm" svg:y2="24.785cm">
          <text:p/>
        </draw:line>
        <draw:line draw:style-name="gr1" draw:text-style-name="P1" draw:layer="layout" svg:x1="5.682cm" svg:y1="24.785cm" svg:x2="5.914cm" svg:y2="25.186cm">
          <text:p/>
        </draw:line>
        <draw:line draw:style-name="gr1" draw:text-style-name="P1" draw:layer="layout" svg:x1="5.913cm" svg:y1="25.186cm" svg:x2="6.145cm" svg:y2="24.785cm">
          <text:p/>
        </draw:line>
        <draw:line draw:style-name="gr1" draw:text-style-name="P1" draw:layer="layout" svg:x1="6.163cm" svg:y1="25.185cm" svg:x2="5.663cm" svg:y2="25.185cm">
          <text:p/>
        </draw:line>
        <draw:polyline draw:style-name="gr1" draw:text-style-name="P1" draw:layer="layout" svg:width="0cm" svg:height="0.203cm" svg:x="5.913cm" svg:y="24.445cm" svg:viewBox="0 0 0 204" draw:points="0,204 0,161 0,0">
          <text:p/>
        </draw:polyline>
        <draw:line draw:style-name="gr1" draw:text-style-name="P1" draw:layer="layout" svg:x1="5.913cm" svg:y1="25.185cm" svg:x2="5.913cm" svg:y2="24.425cm">
          <text:p/>
        </draw:line>
        <draw:line draw:style-name="gr1" draw:text-style-name="P1" draw:layer="layout" svg:x1="12.706cm" svg:y1="20.57cm" svg:x2="13.167cm" svg:y2="20.57cm">
          <text:p/>
        </draw:line>
        <draw:line draw:style-name="gr1" draw:text-style-name="P1" draw:layer="layout" svg:x1="12.706cm" svg:y1="20.57cm" svg:x2="12.938cm" svg:y2="20.971cm">
          <text:p/>
        </draw:line>
        <draw:line draw:style-name="gr1" draw:text-style-name="P1" draw:layer="layout" svg:x1="12.937cm" svg:y1="20.971cm" svg:x2="13.169cm" svg:y2="20.57cm">
          <text:p/>
        </draw:line>
        <draw:line draw:style-name="gr1" draw:text-style-name="P1" draw:layer="layout" svg:x1="13.187cm" svg:y1="20.97cm" svg:x2="12.687cm" svg:y2="20.97cm">
          <text:p/>
        </draw:line>
        <draw:line draw:style-name="gr1" draw:text-style-name="P1" draw:layer="layout" svg:x1="12.937cm" svg:y1="20.22cm" svg:x2="12.937cm" svg:y2="21.319cm">
          <text:p/>
        </draw:line>
        <draw:line draw:style-name="gr1" draw:text-style-name="P1" draw:layer="layout" svg:x1="13.448cm" svg:y1="20.094cm" svg:x2="13.389cm" svg:y2="20.263cm">
          <text:p/>
        </draw:line>
        <draw:line draw:style-name="gr1" draw:text-style-name="P1" draw:layer="layout" svg:x1="13.448cm" svg:y1="20.094cm" svg:x2="13.279cm" svg:y2="20.153cm">
          <text:p/>
        </draw:line>
        <draw:line draw:style-name="gr1" draw:text-style-name="P1" draw:layer="layout" svg:x1="13.658cm" svg:y1="20.308cm" svg:x2="13.599cm" svg:y2="20.477cm">
          <text:p/>
        </draw:line>
        <draw:line draw:style-name="gr1" draw:text-style-name="P1" draw:layer="layout" svg:x1="13.658cm" svg:y1="20.308cm" svg:x2="13.489cm" svg:y2="20.367cm">
          <text:p/>
        </draw:line>
        <draw:line draw:style-name="gr1" draw:text-style-name="P1" draw:layer="layout" svg:x1="13.135cm" svg:y1="20.408cm" svg:x2="13.449cm" svg:y2="20.094cm">
          <text:p/>
        </draw:line>
        <draw:line draw:style-name="gr1" draw:text-style-name="P1" draw:layer="layout" svg:x1="13.347cm" svg:y1="20.62cm" svg:x2="13.659cm" svg:y2="20.308cm">
          <text:p/>
        </draw:line>
        <draw:g>
          <draw:line draw:style-name="gr1" draw:text-style-name="P1" draw:layer="layout" svg:x1="1.502cm" svg:y1="14.385cm" svg:x2="14.444cm" svg:y2="14.385cm">
            <text:p/>
          </draw:line>
          <draw:frame draw:style-name="gr2" draw:text-style-name="P1" draw:layer="layout" svg:width="12.943cm" svg:height="1.219cm" svg:x="1.502cm" svg:y="13.776cm">
            <draw:text-box>
              <text:p/>
            </draw:text-box>
          </draw:frame>
        </draw:g>
        <draw:g>
          <draw:line draw:style-name="gr1" draw:text-style-name="P1" draw:layer="layout" svg:x1="1.5cm" svg:y1="14.884cm" svg:x2="14.945cm" svg:y2="14.884cm">
            <text:p/>
          </draw:line>
          <draw:frame draw:style-name="gr2" draw:text-style-name="P1" draw:layer="layout" svg:width="13.445cm" svg:height="1.219cm" svg:x="1.5cm" svg:y="14.275cm">
            <draw:text-box>
              <text:p/>
            </draw:text-box>
          </draw:frame>
        </draw:g>
        <draw:frame draw:style-name="gr4" draw:text-style-name="P1" draw:layer="layout" svg:width="4cm" svg:height="0.8cm" svg:x="1.25cm" svg:y="13.7cm">
          <draw:text-box>
            <text:p text:style-name="P3"><text:span text:style-name="T1">RXD of FT232 converter</text:span></text:p>
          </draw:text-box>
        </draw:frame>
        <draw:frame draw:style-name="gr4" draw:text-style-name="P1" draw:layer="layout" svg:width="4cm" svg:height="0.8cm" svg:x="1.25cm" svg:y="14.3cm">
          <draw:text-box>
            <text:p text:style-name="P3"><text:span text:style-name="T1">TXD of FT232 conver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1" svg:font-family="Arial" style:font-pitch="variable"/>
    <style:font-face style:name="DejaVu Sans1" svg:font-family="'DejaVu Sans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-4 -12 28 45" svg:d="M10-12l-14 42 9 3 5-15 5 15 9-3z"/>
    <draw:marker draw:name="Marker_5f_1" draw:display-name="Marker_1" svg:viewBox="-4 -4 28 18" svg:d="M10-4l-14 14 4 4 10-10 10 10 4-4z"/>
    <draw:marker draw:name="Marker_5f_2" draw:display-name="Marker_2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3-31T11:57:30Z</dc:date>
    <meta:creation-date>2015-03-31T11:57:30Z</meta:creation-date>
    <meta:generator>LibreOffice/4.4.1.2$Linux_X86_64 LibreOffice_project/40m0$Build-2</meta:generator>
    <meta:document-statistic meta:object-count="942"/>
  </office:meta>
</office:document-meta>
</file>